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89.49pt"/>
    </style:style>
    <style:style style:name="co5" style:family="table-column">
      <style:table-column-properties fo:break-before="auto" style:column-width="76.3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91.05pt"/>
    </style:style>
    <style:style style:name="co8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2" number:language="de" number:country="DE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 style:data-style-name="N100">
      <style:table-cell-properties fo:border="0.74pt solid #000000"/>
    </style:style>
    <style:style style:name="ce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1" style:family="table-cell" style:parent-style-name="Default" style:data-style-name="N10002">
      <style:table-cell-properties fo:border="0.74pt solid #000000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5" style:family="table-cell" style:parent-style-name="Default" style:data-style-name="N1000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51.17pt" svg:height="345.71pt" svg:x="750.87pt" svg:y="30.1pt">
            <draw:object draw:notify-on-update-of-ranges="Sheet1.A3:Sheet1.A107 Sheet1.K34:Sheet1.K34 Sheet1.H3:Sheet1.H107 Sheet1.K33:Sheet1.K33 Sheet1.F3:Sheet1.F10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48pt" svg:height="344.15pt" svg:x="754.36pt" svg:y="400.54pt">
            <draw:object draw:notify-on-update-of-ranges="Sheet1.A3:Sheet1.A107 Sheet1.F3:Sheet1.F10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48pt" svg:height="344.15pt" svg:x="755.83pt" svg:y="768.84pt">
            <draw:object draw:notify-on-update-of-ranges="Sheet2.A2:Sheet2.A106 Sheet2.B2:Sheet2.B10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" table:default-cell-style-name="ce11"/>
        <table:table-column table:style-name="co7" table:default-cell-style-name="ce11"/>
        <table:table-column table:style-name="co8" table:default-cell-style-name="ce11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rogrammname</text:p>
          </table:table-cell>
          <table:table-cell table:style-name="ce1" office:value-type="string" calcext:value-type="string" table:number-columns-spanned="2" table:number-rows-spanned="1">
            <text:p>Speichergröße in KB (64-bit)</text:p>
          </table:table-cell>
          <table:covered-table-cell table:style-name="ce7"/>
          <table:table-cell table:style-name="ce1" office:value-type="string" calcext:value-type="string" table:number-columns-spanned="2" table:number-rows-spanned="1">
            <text:p>Speichergröße in KB (32-bit)</text:p>
          </table:table-cell>
          <table:covered-table-cell table:style-name="ce7"/>
          <table:table-cell table:style-name="ce1" office:value-type="string" calcext:value-type="string" table:number-columns-spanned="2" table:number-rows-spanned="1">
            <text:p>Zunahme in %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Zunahme der Programmgröße in %</text:p>
          </table:table-cell>
          <table:covered-table-cell table:style-name="ce7"/>
          <table:table-cell table:number-columns-repeated="2"/>
        </table:table-row>
        <table:table-row table:style-name="ro1">
          <table:covered-table-cell/>
          <table:table-cell table:style-name="ce10" office:value-type="string" calcext:value-type="string">
            <text:p>n. obfus</text:p>
          </table:table-cell>
          <table:table-cell table:style-name="ce10" office:value-type="string" calcext:value-type="string">
            <text:p>obfus.</text:p>
          </table:table-cell>
          <table:table-cell table:style-name="ce10" office:value-type="string" calcext:value-type="string">
            <text:p>n. obfus</text:p>
          </table:table-cell>
          <table:table-cell table:style-name="ce10" office:value-type="string" calcext:value-type="string">
            <text:p>obfus.</text:p>
          </table:table-cell>
          <table:table-cell table:style-name="ce10" office:value-type="string" calcext:value-type="string">
            <text:p>64-bit</text:p>
          </table:table-cell>
          <table:table-cell table:style-name="ce10" office:value-type="string" calcext:value-type="string">
            <text:p>32-bit</text:p>
          </table:table-cell>
          <table:table-cell table:style-name="ce10" office:value-type="string" calcext:value-type="string">
            <text:p>64-bit</text:p>
          </table:table-cell>
          <table:table-cell table:style-name="ce10" office:value-type="string" calcext:value-type="string">
            <text:p>32-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oami</text:p>
          </table:table-cell>
          <table:table-cell office:value-type="float" office:value="2714.22" calcext:value-type="float">
            <text:p>2714,22</text:p>
          </table:table-cell>
          <table:table-cell office:value-type="float" office:value="3272" calcext:value-type="float">
            <text:p>3272,00</text:p>
          </table:table-cell>
          <table:table-cell office:value-type="float" office:value="2393.78" calcext:value-type="float">
            <text:p>2393,78</text:p>
          </table:table-cell>
          <table:table-cell office:value-type="float" office:value="2742.67" calcext:value-type="float">
            <text:p>2742,67</text:p>
          </table:table-cell>
          <table:table-cell office:value-type="float" office:value="20.55" calcext:value-type="float">
            <text:p>20,55</text:p>
          </table:table-cell>
          <table:table-cell office:value-type="float" office:value="14.57" calcext:value-type="float">
            <text:p>14,57</text:p>
          </table:table-cell>
          <table:table-cell office:value-type="float" office:value="195.18" calcext:value-type="float">
            <text:p>195,18</text:p>
          </table:table-cell>
          <table:table-cell office:value-type="float" office:value="344.48" calcext:value-type="float">
            <text:p>344,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name</text:p>
          </table:table-cell>
          <table:table-cell office:value-type="float" office:value="2673.78" calcext:value-type="float">
            <text:p>2673,78</text:p>
          </table:table-cell>
          <table:table-cell office:value-type="float" office:value="3229.33" calcext:value-type="float">
            <text:p>3229,33</text:p>
          </table:table-cell>
          <table:table-cell office:value-type="float" office:value="2396.89" calcext:value-type="float">
            <text:p>2396,89</text:p>
          </table:table-cell>
          <table:table-cell office:value-type="float" office:value="2870.22" calcext:value-type="float">
            <text:p>2870,22</text:p>
          </table:table-cell>
          <table:table-cell office:value-type="float" office:value="20.78" calcext:value-type="float">
            <text:p>20,78</text:p>
          </table:table-cell>
          <table:table-cell office:value-type="float" office:value="19.75" calcext:value-type="float">
            <text:p>19,75</text:p>
          </table:table-cell>
          <table:table-cell office:value-type="float" office:value="195.24" calcext:value-type="float">
            <text:p>195,24</text:p>
          </table:table-cell>
          <table:table-cell office:value-type="float" office:value="344.48" calcext:value-type="float">
            <text:p>344,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id</text:p>
          </table:table-cell>
          <table:table-cell office:value-type="float" office:value="2549.78" calcext:value-type="float">
            <text:p>2549,78</text:p>
          </table:table-cell>
          <table:table-cell office:value-type="float" office:value="3109.33" calcext:value-type="float">
            <text:p>3109,33</text:p>
          </table:table-cell>
          <table:table-cell office:value-type="float" office:value="2245.33" calcext:value-type="float">
            <text:p>2245,33</text:p>
          </table:table-cell>
          <table:table-cell office:value-type="float" office:value="2701.78" calcext:value-type="float">
            <text:p>2701,78</text:p>
          </table:table-cell>
          <table:table-cell office:value-type="float" office:value="21.95" calcext:value-type="float">
            <text:p>21,95</text:p>
          </table:table-cell>
          <table:table-cell office:value-type="float" office:value="20.33" calcext:value-type="float">
            <text:p>20,33</text:p>
          </table:table-cell>
          <table:table-cell office:value-type="float" office:value="195.3" calcext:value-type="float">
            <text:p>195,30</text:p>
          </table:table-cell>
          <table:table-cell office:value-type="float" office:value="344.64" calcext:value-type="float">
            <text:p>344,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env</text:p>
          </table:table-cell>
          <table:table-cell office:value-type="float" office:value="2369.33" calcext:value-type="float">
            <text:p>2369,33</text:p>
          </table:table-cell>
          <table:table-cell office:value-type="float" office:value="2922.22" calcext:value-type="float">
            <text:p>2922,22</text:p>
          </table:table-cell>
          <table:table-cell office:value-type="float" office:value="1964" calcext:value-type="float">
            <text:p>1964,00</text:p>
          </table:table-cell>
          <table:table-cell office:value-type="float" office:value="2528" calcext:value-type="float">
            <text:p>2528,00</text:p>
          </table:table-cell>
          <table:table-cell office:value-type="float" office:value="23.34" calcext:value-type="float">
            <text:p>23,34</text:p>
          </table:table-cell>
          <table:table-cell office:value-type="float" office:value="28.72" calcext:value-type="float">
            <text:p>28,72</text:p>
          </table:table-cell>
          <table:table-cell office:value-type="float" office:value="211.56" calcext:value-type="float">
            <text:p>211,56</text:p>
          </table:table-cell>
          <table:table-cell office:value-type="float" office:value="369.25" calcext:value-type="float">
            <text:p>369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2220.44" calcext:value-type="float">
            <text:p>2220,44</text:p>
          </table:table-cell>
          <table:table-cell office:value-type="float" office:value="2851.11" calcext:value-type="float">
            <text:p>2851,11</text:p>
          </table:table-cell>
          <table:table-cell office:value-type="float" office:value="1849.33" calcext:value-type="float">
            <text:p>1849,33</text:p>
          </table:table-cell>
          <table:table-cell office:value-type="float" office:value="2459.56" calcext:value-type="float">
            <text:p>2459,56</text:p>
          </table:table-cell>
          <table:table-cell office:value-type="float" office:value="28.4" calcext:value-type="float">
            <text:p>28,40</text:p>
          </table:table-cell>
          <table:table-cell office:value-type="float" office:value="33" calcext:value-type="float">
            <text:p>33,00</text:p>
          </table:table-cell>
          <table:table-cell office:value-type="float" office:value="211.29" calcext:value-type="float">
            <text:p>211,29</text:p>
          </table:table-cell>
          <table:table-cell office:value-type="float" office:value="296.11" calcext:value-type="float">
            <text:p>296,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2263.56" calcext:value-type="float">
            <text:p>2263,56</text:p>
          </table:table-cell>
          <table:table-cell office:value-type="float" office:value="2962.22" calcext:value-type="float">
            <text:p>2962,22</text:p>
          </table:table-cell>
          <table:table-cell office:value-type="float" office:value="1940" calcext:value-type="float">
            <text:p>1940,00</text:p>
          </table:table-cell>
          <table:table-cell office:value-type="float" office:value="2539.56" calcext:value-type="float">
            <text:p>2539,56</text:p>
          </table:table-cell>
          <table:table-cell office:value-type="float" office:value="30.87" calcext:value-type="float">
            <text:p>30,87</text:p>
          </table:table-cell>
          <table:table-cell office:value-type="float" office:value="30.9" calcext:value-type="float">
            <text:p>30,90</text:p>
          </table:table-cell>
          <table:table-cell office:value-type="float" office:value="251.54" calcext:value-type="float">
            <text:p>251,54</text:p>
          </table:table-cell>
          <table:table-cell office:value-type="float" office:value="414.33" calcext:value-type="float">
            <text:p>414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y</text:p>
          </table:table-cell>
          <table:table-cell office:value-type="float" office:value="2192.44" calcext:value-type="float">
            <text:p>2192,44</text:p>
          </table:table-cell>
          <table:table-cell office:value-type="float" office:value="2876.44" calcext:value-type="float">
            <text:p>2876,44</text:p>
          </table:table-cell>
          <table:table-cell office:value-type="float" office:value="1853.33" calcext:value-type="float">
            <text:p>1853,33</text:p>
          </table:table-cell>
          <table:table-cell office:value-type="float" office:value="2421.33" calcext:value-type="float">
            <text:p>2421,33</text:p>
          </table:table-cell>
          <table:table-cell office:value-type="float" office:value="31.2" calcext:value-type="float">
            <text:p>31,20</text:p>
          </table:table-cell>
          <table:table-cell office:value-type="float" office:value="30.65" calcext:value-type="float">
            <text:p>30,65</text:p>
          </table:table-cell>
          <table:table-cell office:value-type="float" office:value="195.18" calcext:value-type="float">
            <text:p>195,18</text:p>
          </table:table-cell>
          <table:table-cell office:value-type="float" office:value="344.48" calcext:value-type="float">
            <text:p>344,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time</text:p>
          </table:table-cell>
          <table:table-cell office:value-type="float" office:value="2433.33" calcext:value-type="float">
            <text:p>2433,33</text:p>
          </table:table-cell>
          <table:table-cell office:value-type="float" office:value="3229.33" calcext:value-type="float">
            <text:p>3229,33</text:p>
          </table:table-cell>
          <table:table-cell office:value-type="float" office:value="2139.11" calcext:value-type="float">
            <text:p>2139,11</text:p>
          </table:table-cell>
          <table:table-cell office:value-type="float" office:value="2757.33" calcext:value-type="float">
            <text:p>2757,33</text:p>
          </table:table-cell>
          <table:table-cell office:value-type="float" office:value="32.71" calcext:value-type="float">
            <text:p>32,71</text:p>
          </table:table-cell>
          <table:table-cell office:value-type="float" office:value="28.9" calcext:value-type="float">
            <text:p>28,90</text:p>
          </table:table-cell>
          <table:table-cell office:value-type="float" office:value="217.55" calcext:value-type="float">
            <text:p>217,55</text:p>
          </table:table-cell>
          <table:table-cell office:value-type="float" office:value="324.52" calcext:value-type="float">
            <text:p>324,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ink</text:p>
          </table:table-cell>
          <table:table-cell office:value-type="float" office:value="2339.56" calcext:value-type="float">
            <text:p>2339,56</text:p>
          </table:table-cell>
          <table:table-cell office:value-type="float" office:value="3110.22" calcext:value-type="float">
            <text:p>3110,22</text:p>
          </table:table-cell>
          <table:table-cell office:value-type="float" office:value="1973.33" calcext:value-type="float">
            <text:p>1973,33</text:p>
          </table:table-cell>
          <table:table-cell office:value-type="float" office:value="2701.33" calcext:value-type="float">
            <text:p>2701,33</text:p>
          </table:table-cell>
          <table:table-cell office:value-type="float" office:value="32.94" calcext:value-type="float">
            <text:p>32,94</text:p>
          </table:table-cell>
          <table:table-cell office:value-type="float" office:value="36.89" calcext:value-type="float">
            <text:p>36,89</text:p>
          </table:table-cell>
          <table:table-cell office:value-type="float" office:value="195.33" calcext:value-type="float">
            <text:p>195,33</text:p>
          </table:table-cell>
          <table:table-cell office:value-type="float" office:value="369.29" calcext:value-type="float">
            <text:p>369,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</text:p>
          </table:table-cell>
          <table:table-cell office:value-type="float" office:value="2261.33" calcext:value-type="float">
            <text:p>2261,33</text:p>
          </table:table-cell>
          <table:table-cell office:value-type="float" office:value="3019.11" calcext:value-type="float">
            <text:p>3019,11</text:p>
          </table:table-cell>
          <table:table-cell office:value-type="float" office:value="1956" calcext:value-type="float">
            <text:p>1956,00</text:p>
          </table:table-cell>
          <table:table-cell office:value-type="float" office:value="2631.56" calcext:value-type="float">
            <text:p>2631,56</text:p>
          </table:table-cell>
          <table:table-cell office:value-type="float" office:value="33.51" calcext:value-type="float">
            <text:p>33,51</text:p>
          </table:table-cell>
          <table:table-cell office:value-type="float" office:value="34.54" calcext:value-type="float">
            <text:p>34,54</text:p>
          </table:table-cell>
          <table:table-cell office:value-type="float" office:value="227.52" calcext:value-type="float">
            <text:p>227,52</text:p>
          </table:table-cell>
          <table:table-cell office:value-type="float" office:value="315.84" calcext:value-type="float">
            <text:p>315,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2347.56" calcext:value-type="float">
            <text:p>2347,56</text:p>
          </table:table-cell>
          <table:table-cell office:value-type="float" office:value="3156.89" calcext:value-type="float">
            <text:p>3156,89</text:p>
          </table:table-cell>
          <table:table-cell office:value-type="float" office:value="1982.22" calcext:value-type="float">
            <text:p>1982,22</text:p>
          </table:table-cell>
          <table:table-cell office:value-type="float" office:value="2728" calcext:value-type="float">
            <text:p>2728,00</text:p>
          </table:table-cell>
          <table:table-cell office:value-type="float" office:value="34.48" calcext:value-type="float">
            <text:p>34,48</text:p>
          </table:table-cell>
          <table:table-cell office:value-type="float" office:value="37.62" calcext:value-type="float">
            <text:p>37,62</text:p>
          </table:table-cell>
          <table:table-cell office:value-type="float" office:value="195.3" calcext:value-type="float">
            <text:p>195,30</text:p>
          </table:table-cell>
          <table:table-cell office:value-type="float" office:value="369.25" calcext:value-type="float">
            <text:p>369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sum</text:p>
          </table:table-cell>
          <table:table-cell office:value-type="float" office:value="2177.33" calcext:value-type="float">
            <text:p>2177,33</text:p>
          </table:table-cell>
          <table:table-cell office:value-type="float" office:value="2946.67" calcext:value-type="float">
            <text:p>2946,67</text:p>
          </table:table-cell>
          <table:table-cell office:value-type="float" office:value="1829.33" calcext:value-type="float">
            <text:p>1829,33</text:p>
          </table:table-cell>
          <table:table-cell office:value-type="float" office:value="2404.89" calcext:value-type="float">
            <text:p>2404,89</text:p>
          </table:table-cell>
          <table:table-cell office:value-type="float" office:value="35.33" calcext:value-type="float">
            <text:p>35,33</text:p>
          </table:table-cell>
          <table:table-cell office:value-type="float" office:value="31.46" calcext:value-type="float">
            <text:p>31,46</text:p>
          </table:table-cell>
          <table:table-cell office:value-type="float" office:value="227.59" calcext:value-type="float">
            <text:p>227,59</text:p>
          </table:table-cell>
          <table:table-cell office:value-type="float" office:value="315.84" calcext:value-type="float">
            <text:p>315,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2146.22" calcext:value-type="float">
            <text:p>2146,22</text:p>
          </table:table-cell>
          <table:table-cell office:value-type="float" office:value="2912.44" calcext:value-type="float">
            <text:p>2912,44</text:p>
          </table:table-cell>
          <table:table-cell office:value-type="float" office:value="1821.78" calcext:value-type="float">
            <text:p>1821,78</text:p>
          </table:table-cell>
          <table:table-cell office:value-type="float" office:value="2591.11" calcext:value-type="float">
            <text:p>2591,11</text:p>
          </table:table-cell>
          <table:table-cell office:value-type="float" office:value="35.7" calcext:value-type="float">
            <text:p>35,70</text:p>
          </table:table-cell>
          <table:table-cell office:value-type="float" office:value="42.23" calcext:value-type="float">
            <text:p>42,23</text:p>
          </table:table-cell>
          <table:table-cell office:value-type="float" office:value="1151.7" calcext:value-type="float">
            <text:p>1151,70</text:p>
          </table:table-cell>
          <table:table-cell office:value-type="float" office:value="1564.68" calcext:value-type="float">
            <text:p>1564,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roc</text:p>
          </table:table-cell>
          <table:table-cell office:value-type="float" office:value="2271.56" calcext:value-type="float">
            <text:p>2271,56</text:p>
          </table:table-cell>
          <table:table-cell office:value-type="float" office:value="3084" calcext:value-type="float">
            <text:p>3084,00</text:p>
          </table:table-cell>
          <table:table-cell office:value-type="float" office:value="1970.22" calcext:value-type="float">
            <text:p>1970,22</text:p>
          </table:table-cell>
          <table:table-cell office:value-type="float" office:value="2620" calcext:value-type="float">
            <text:p>2620,00</text:p>
          </table:table-cell>
          <table:table-cell office:value-type="float" office:value="35.77" calcext:value-type="float">
            <text:p>35,77</text:p>
          </table:table-cell>
          <table:table-cell office:value-type="float" office:value="32.98" calcext:value-type="float">
            <text:p>32,98</text:p>
          </table:table-cell>
          <table:table-cell office:value-type="float" office:value="209.6" calcext:value-type="float">
            <text:p>209,60</text:p>
          </table:table-cell>
          <table:table-cell office:value-type="float" office:value="296.65" calcext:value-type="float">
            <text:p>296,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</text:p>
          </table:table-cell>
          <table:table-cell office:value-type="float" office:value="2312.44" calcext:value-type="float">
            <text:p>2312,44</text:p>
          </table:table-cell>
          <table:table-cell office:value-type="float" office:value="3150.67" calcext:value-type="float">
            <text:p>3150,67</text:p>
          </table:table-cell>
          <table:table-cell office:value-type="float" office:value="1870.22" calcext:value-type="float">
            <text:p>1870,22</text:p>
          </table:table-cell>
          <table:table-cell office:value-type="float" office:value="2547.11" calcext:value-type="float">
            <text:p>2547,11</text:p>
          </table:table-cell>
          <table:table-cell office:value-type="float" office:value="36.25" calcext:value-type="float">
            <text:p>36,25</text:p>
          </table:table-cell>
          <table:table-cell office:value-type="float" office:value="36.19" calcext:value-type="float">
            <text:p>36,19</text:p>
          </table:table-cell>
          <table:table-cell office:value-type="float" office:value="208.93" calcext:value-type="float">
            <text:p>208,93</text:p>
          </table:table-cell>
          <table:table-cell office:value-type="float" office:value="261.21" calcext:value-type="float">
            <text:p>261,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081.33" calcext:value-type="float">
            <text:p>2081,33</text:p>
          </table:table-cell>
          <table:table-cell office:value-type="float" office:value="2838.22" calcext:value-type="float">
            <text:p>2838,22</text:p>
          </table:table-cell>
          <table:table-cell office:value-type="float" office:value="1773.33" calcext:value-type="float">
            <text:p>1773,33</text:p>
          </table:table-cell>
          <table:table-cell office:value-type="float" office:value="2291.11" calcext:value-type="float">
            <text:p>2291,11</text:p>
          </table:table-cell>
          <table:table-cell office:value-type="float" office:value="36.37" calcext:value-type="float">
            <text:p>36,37</text:p>
          </table:table-cell>
          <table:table-cell office:value-type="float" office:value="29.2" calcext:value-type="float">
            <text:p>29,20</text:p>
          </table:table-cell>
          <table:table-cell office:value-type="float" office:value="211.56" calcext:value-type="float">
            <text:p>211,56</text:p>
          </table:table-cell>
          <table:table-cell office:value-type="float" office:value="393.85" calcext:value-type="float">
            <text:p>393,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name</text:p>
          </table:table-cell>
          <table:table-cell office:value-type="float" office:value="2353.78" calcext:value-type="float">
            <text:p>2353,78</text:p>
          </table:table-cell>
          <table:table-cell office:value-type="float" office:value="3214.67" calcext:value-type="float">
            <text:p>3214,67</text:p>
          </table:table-cell>
          <table:table-cell office:value-type="float" office:value="2012.89" calcext:value-type="float">
            <text:p>2012,89</text:p>
          </table:table-cell>
          <table:table-cell office:value-type="float" office:value="2741.33" calcext:value-type="float">
            <text:p>2741,33</text:p>
          </table:table-cell>
          <table:table-cell office:value-type="float" office:value="36.57" calcext:value-type="float">
            <text:p>36,57</text:p>
          </table:table-cell>
          <table:table-cell office:value-type="float" office:value="36.19" calcext:value-type="float">
            <text:p>36,19</text:p>
          </table:table-cell>
          <table:table-cell office:value-type="float" office:value="227.74" calcext:value-type="float">
            <text:p>227,74</text:p>
          </table:table-cell>
          <table:table-cell office:value-type="float" office:value="315.96" calcext:value-type="float">
            <text:p>315,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2453.78" calcext:value-type="float">
            <text:p>2453,78</text:p>
          </table:table-cell>
          <table:table-cell office:value-type="float" office:value="3368" calcext:value-type="float">
            <text:p>3368,00</text:p>
          </table:table-cell>
          <table:table-cell office:value-type="float" office:value="1959.11" calcext:value-type="float">
            <text:p>1959,11</text:p>
          </table:table-cell>
          <table:table-cell office:value-type="float" office:value="2800.44" calcext:value-type="float">
            <text:p>2800,44</text:p>
          </table:table-cell>
          <table:table-cell office:value-type="float" office:value="37.26" calcext:value-type="float">
            <text:p>37,26</text:p>
          </table:table-cell>
          <table:table-cell office:value-type="float" office:value="42.94" calcext:value-type="float">
            <text:p>42,94</text:p>
          </table:table-cell>
          <table:table-cell office:value-type="float" office:value="195.96" calcext:value-type="float">
            <text:p>195,96</text:p>
          </table:table-cell>
          <table:table-cell office:value-type="float" office:value="319.54" calcext:value-type="float">
            <text:p>319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</text:p>
          </table:table-cell>
          <table:table-cell office:value-type="float" office:value="2340" calcext:value-type="float">
            <text:p>2340,00</text:p>
          </table:table-cell>
          <table:table-cell office:value-type="float" office:value="3231.11" calcext:value-type="float">
            <text:p>3231,11</text:p>
          </table:table-cell>
          <table:table-cell office:value-type="float" office:value="1965.78" calcext:value-type="float">
            <text:p>1965,78</text:p>
          </table:table-cell>
          <table:table-cell office:value-type="float" office:value="2739.56" calcext:value-type="float">
            <text:p>2739,56</text:p>
          </table:table-cell>
          <table:table-cell office:value-type="float" office:value="38.08" calcext:value-type="float">
            <text:p>38,08</text:p>
          </table:table-cell>
          <table:table-cell office:value-type="float" office:value="39.36" calcext:value-type="float">
            <text:p>39,36</text:p>
          </table:table-cell>
          <table:table-cell office:value-type="float" office:value="227.66" calcext:value-type="float">
            <text:p>227,66</text:p>
          </table:table-cell>
          <table:table-cell office:value-type="float" office:value="296.22" calcext:value-type="float">
            <text:p>296,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s</text:p>
          </table:table-cell>
          <table:table-cell office:value-type="float" office:value="2157.33" calcext:value-type="float">
            <text:p>2157,33</text:p>
          </table:table-cell>
          <table:table-cell office:value-type="float" office:value="2981.78" calcext:value-type="float">
            <text:p>2981,78</text:p>
          </table:table-cell>
          <table:table-cell office:value-type="float" office:value="1864.44" calcext:value-type="float">
            <text:p>1864,44</text:p>
          </table:table-cell>
          <table:table-cell office:value-type="float" office:value="2586.22" calcext:value-type="float">
            <text:p>2586,22</text:p>
          </table:table-cell>
          <table:table-cell office:value-type="float" office:value="38.22" calcext:value-type="float">
            <text:p>38,22</text:p>
          </table:table-cell>
          <table:table-cell office:value-type="float" office:value="38.71" calcext:value-type="float">
            <text:p>38,71</text:p>
          </table:table-cell>
          <table:table-cell office:value-type="float" office:value="227.3" calcext:value-type="float">
            <text:p>227,30</text:p>
          </table:table-cell>
          <table:table-cell office:value-type="float" office:value="315.59" calcext:value-type="float">
            <text:p>315,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name</text:p>
          </table:table-cell>
          <table:table-cell office:value-type="float" office:value="2286.67" calcext:value-type="float">
            <text:p>2286,67</text:p>
          </table:table-cell>
          <table:table-cell office:value-type="float" office:value="3161.33" calcext:value-type="float">
            <text:p>3161,33</text:p>
          </table:table-cell>
          <table:table-cell office:value-type="float" office:value="2004.44" calcext:value-type="float">
            <text:p>2004,44</text:p>
          </table:table-cell>
          <table:table-cell office:value-type="float" office:value="2749.78" calcext:value-type="float">
            <text:p>2749,78</text:p>
          </table:table-cell>
          <table:table-cell office:value-type="float" office:value="38.25" calcext:value-type="float">
            <text:p>38,25</text:p>
          </table:table-cell>
          <table:table-cell office:value-type="float" office:value="37.18" calcext:value-type="float">
            <text:p>37,18</text:p>
          </table:table-cell>
          <table:table-cell office:value-type="float" office:value="211.49" calcext:value-type="float">
            <text:p>211,49</text:p>
          </table:table-cell>
          <table:table-cell office:value-type="float" office:value="393.66" calcext:value-type="float">
            <text:p>393,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out</text:p>
          </table:table-cell>
          <table:table-cell office:value-type="float" office:value="2480.89" calcext:value-type="float">
            <text:p>2480,89</text:p>
          </table:table-cell>
          <table:table-cell office:value-type="float" office:value="3433.78" calcext:value-type="float">
            <text:p>3433,78</text:p>
          </table:table-cell>
          <table:table-cell office:value-type="float" office:value="2138.67" calcext:value-type="float">
            <text:p>2138,67</text:p>
          </table:table-cell>
          <table:table-cell office:value-type="float" office:value="2932.44" calcext:value-type="float">
            <text:p>2932,44</text:p>
          </table:table-cell>
          <table:table-cell office:value-type="float" office:value="38.41" calcext:value-type="float">
            <text:p>38,41</text:p>
          </table:table-cell>
          <table:table-cell office:value-type="float" office:value="37.12" calcext:value-type="float">
            <text:p>37,12</text:p>
          </table:table-cell>
          <table:table-cell office:value-type="float" office:value="204.94" calcext:value-type="float">
            <text:p>204,94</text:p>
          </table:table-cell>
          <table:table-cell office:value-type="float" office:value="323.1" calcext:value-type="float">
            <text:p>323,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2140.44" calcext:value-type="float">
            <text:p>2140,44</text:p>
          </table:table-cell>
          <table:table-cell office:value-type="float" office:value="2963.11" calcext:value-type="float">
            <text:p>2963,11</text:p>
          </table:table-cell>
          <table:table-cell office:value-type="float" office:value="1839.11" calcext:value-type="float">
            <text:p>1839,11</text:p>
          </table:table-cell>
          <table:table-cell office:value-type="float" office:value="2375.56" calcext:value-type="float">
            <text:p>2375,56</text:p>
          </table:table-cell>
          <table:table-cell office:value-type="float" office:value="38.43" calcext:value-type="float">
            <text:p>38,43</text:p>
          </table:table-cell>
          <table:table-cell office:value-type="float" office:value="29.17" calcext:value-type="float">
            <text:p>29,17</text:p>
          </table:table-cell>
          <table:table-cell office:value-type="float" office:value="269.28" calcext:value-type="float">
            <text:p>269,28</text:p>
          </table:table-cell>
          <table:table-cell office:value-type="float" office:value="367.49" calcext:value-type="float">
            <text:p>367,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con</text:p>
          </table:table-cell>
          <table:table-cell office:value-type="float" office:value="2307.56" calcext:value-type="float">
            <text:p>2307,56</text:p>
          </table:table-cell>
          <table:table-cell office:value-type="float" office:value="3199.11" calcext:value-type="float">
            <text:p>3199,11</text:p>
          </table:table-cell>
          <table:table-cell office:value-type="float" office:value="1926.67" calcext:value-type="float">
            <text:p>1926,67</text:p>
          </table:table-cell>
          <table:table-cell office:value-type="float" office:value="2694.22" calcext:value-type="float">
            <text:p>2694,22</text:p>
          </table:table-cell>
          <table:table-cell office:value-type="float" office:value="38.64" calcext:value-type="float">
            <text:p>38,64</text:p>
          </table:table-cell>
          <table:table-cell office:value-type="float" office:value="39.84" calcext:value-type="float">
            <text:p>39,84</text:p>
          </table:table-cell>
          <table:table-cell office:value-type="float" office:value="211.62" calcext:value-type="float">
            <text:p>211,62</text:p>
          </table:table-cell>
          <table:table-cell office:value-type="float" office:value="296.34" calcext:value-type="float">
            <text:p>296,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ups</text:p>
          </table:table-cell>
          <table:table-cell office:value-type="float" office:value="2680" calcext:value-type="float">
            <text:p>2680,00</text:p>
          </table:table-cell>
          <table:table-cell office:value-type="float" office:value="3751.56" calcext:value-type="float">
            <text:p>3751,56</text:p>
          </table:table-cell>
          <table:table-cell office:value-type="float" office:value="2357.78" calcext:value-type="float">
            <text:p>2357,78</text:p>
          </table:table-cell>
          <table:table-cell office:value-type="float" office:value="2991.11" calcext:value-type="float">
            <text:p>2991,11</text:p>
          </table:table-cell>
          <table:table-cell office:value-type="float" office:value="39.98" calcext:value-type="float">
            <text:p>39,98</text:p>
          </table:table-cell>
          <table:table-cell office:value-type="float" office:value="26.86" calcext:value-type="float">
            <text:p>26,86</text:p>
          </table:table-cell>
          <table:table-cell office:value-type="float" office:value="275.87" calcext:value-type="float">
            <text:p>275,87</text:p>
          </table:table-cell>
          <table:table-cell office:value-type="float" office:value="374.74" calcext:value-type="float">
            <text:p>374,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</text:p>
          </table:table-cell>
          <table:table-cell office:value-type="float" office:value="2141.33" calcext:value-type="float">
            <text:p>2141,33</text:p>
          </table:table-cell>
          <table:table-cell office:value-type="float" office:value="3057.33" calcext:value-type="float">
            <text:p>3057,33</text:p>
          </table:table-cell>
          <table:table-cell office:value-type="float" office:value="1855.11" calcext:value-type="float">
            <text:p>1855,11</text:p>
          </table:table-cell>
          <table:table-cell office:value-type="float" office:value="2468.44" calcext:value-type="float">
            <text:p>2468,44</text:p>
          </table:table-cell>
          <table:table-cell office:value-type="float" office:value="42.78" calcext:value-type="float">
            <text:p>42,78</text:p>
          </table:table-cell>
          <table:table-cell office:value-type="float" office:value="33.06" calcext:value-type="float">
            <text:p>33,06</text:p>
          </table:table-cell>
          <table:table-cell office:value-type="float" office:value="223.37" calcext:value-type="float">
            <text:p>223,37</text:p>
          </table:table-cell>
          <table:table-cell office:value-type="float" office:value="374.6" calcext:value-type="float">
            <text:p>374,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fifo</text:p>
          </table:table-cell>
          <table:table-cell office:value-type="float" office:value="2292.89" calcext:value-type="float">
            <text:p>2292,89</text:p>
          </table:table-cell>
          <table:table-cell office:value-type="float" office:value="3282.22" calcext:value-type="float">
            <text:p>3282,22</text:p>
          </table:table-cell>
          <table:table-cell office:value-type="float" office:value="2002.22" calcext:value-type="float">
            <text:p>2002,22</text:p>
          </table:table-cell>
          <table:table-cell office:value-type="float" office:value="2802.22" calcext:value-type="float">
            <text:p>2802,22</text:p>
          </table:table-cell>
          <table:table-cell office:value-type="float" office:value="43.15" calcext:value-type="float">
            <text:p>43,15</text:p>
          </table:table-cell>
          <table:table-cell office:value-type="float" office:value="39.96" calcext:value-type="float">
            <text:p>39,96</text:p>
          </table:table-cell>
          <table:table-cell office:value-type="float" office:value="260.07" calcext:value-type="float">
            <text:p>260,07</text:p>
          </table:table-cell>
          <table:table-cell office:value-type="float" office:value="355.3" calcext:value-type="float">
            <text:p>355,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</text:p>
          </table:table-cell>
          <table:table-cell office:value-type="float" office:value="2321.78" calcext:value-type="float">
            <text:p>2321,78</text:p>
          </table:table-cell>
          <table:table-cell office:value-type="float" office:value="3332.89" calcext:value-type="float">
            <text:p>3332,89</text:p>
          </table:table-cell>
          <table:table-cell office:value-type="float" office:value="1994.22" calcext:value-type="float">
            <text:p>1994,22</text:p>
          </table:table-cell>
          <table:table-cell office:value-type="float" office:value="2749.78" calcext:value-type="float">
            <text:p>2749,78</text:p>
          </table:table-cell>
          <table:table-cell office:value-type="float" office:value="43.55" calcext:value-type="float">
            <text:p>43,55</text:p>
          </table:table-cell>
          <table:table-cell office:value-type="float" office:value="37.89" calcext:value-type="float">
            <text:p>37,89</text:p>
          </table:table-cell>
          <table:table-cell office:value-type="float" office:value="264.88" calcext:value-type="float">
            <text:p>264,88</text:p>
          </table:table-cell>
          <table:table-cell office:value-type="float" office:value="362.11" calcext:value-type="float">
            <text:p>362,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and</text:p>
          </table:table-cell>
          <table:table-cell office:value-type="float" office:value="2164" calcext:value-type="float">
            <text:p>2164,00</text:p>
          </table:table-cell>
          <table:table-cell office:value-type="float" office:value="3111.11" calcext:value-type="float">
            <text:p>3111,11</text:p>
          </table:table-cell>
          <table:table-cell office:value-type="float" office:value="1826.67" calcext:value-type="float">
            <text:p>1826,67</text:p>
          </table:table-cell>
          <table:table-cell office:value-type="float" office:value="2644.44" calcext:value-type="float">
            <text:p>2644,44</text:p>
          </table:table-cell>
          <table:table-cell office:value-type="float" office:value="43.77" calcext:value-type="float">
            <text:p>43,77</text:p>
          </table:table-cell>
          <table:table-cell office:value-type="float" office:value="44.77" calcext:value-type="float">
            <text:p>44,77</text:p>
          </table:table-cell>
          <table:table-cell office:value-type="float" office:value="251.27" calcext:value-type="float">
            <text:p>251,27</text:p>
          </table:table-cell>
          <table:table-cell office:value-type="float" office:value="345.96" calcext:value-type="float">
            <text:p>345,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ky</text:p>
          </table:table-cell>
          <table:table-cell office:value-type="float" office:value="2814.67" calcext:value-type="float">
            <text:p>2814,67</text:p>
          </table:table-cell>
          <table:table-cell office:value-type="float" office:value="4084.89" calcext:value-type="float">
            <text:p>4084,89</text:p>
          </table:table-cell>
          <table:table-cell office:value-type="float" office:value="2468.89" calcext:value-type="float">
            <text:p>2468,89</text:p>
          </table:table-cell>
          <table:table-cell office:value-type="float" office:value="3388" calcext:value-type="float">
            <text:p>3388,00</text:p>
          </table:table-cell>
          <table:table-cell office:value-type="float" office:value="45.13" calcext:value-type="float">
            <text:p>45,13</text:p>
          </table:table-cell>
          <table:table-cell office:value-type="float" office:value="37.23" calcext:value-type="float">
            <text:p>37,23</text:p>
          </table:table-cell>
          <table:table-cell office:value-type="float" office:value="278.18" calcext:value-type="float">
            <text:p>278,18</text:p>
          </table:table-cell>
          <table:table-cell office:value-type="float" office:value="378.05" calcext:value-type="float">
            <text:p>378,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hup</text:p>
          </table:table-cell>
          <table:table-cell office:value-type="float" office:value="2340.44" calcext:value-type="float">
            <text:p>2340,44</text:p>
          </table:table-cell>
          <table:table-cell office:value-type="float" office:value="3400.89" calcext:value-type="float">
            <text:p>3400,89</text:p>
          </table:table-cell>
          <table:table-cell office:value-type="float" office:value="1944.89" calcext:value-type="float">
            <text:p>1944,89</text:p>
          </table:table-cell>
          <table:table-cell office:value-type="float" office:value="2802.67" calcext:value-type="float">
            <text:p>2802,67</text:p>
          </table:table-cell>
          <table:table-cell office:value-type="float" office:value="45.31" calcext:value-type="float">
            <text:p>45,31</text:p>
          </table:table-cell>
          <table:table-cell office:value-type="float" office:value="44.1" calcext:value-type="float">
            <text:p>44,10</text:p>
          </table:table-cell>
          <table:table-cell office:value-type="float" office:value="243.6" calcext:value-type="float">
            <text:p>243,60</text:p>
          </table:table-cell>
          <table:table-cell office:value-type="float" office:value="335.44" calcext:value-type="float">
            <text:p>335,44</text:p>
          </table:table-cell>
          <table:table-cell/>
          <table:table-cell office:value-type="string" calcext:value-type="string">
            <text:p>Zunahme des dynamischen Speichers</text:p>
          </table:table-cell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2339.56" calcext:value-type="float">
            <text:p>2339,56</text:p>
          </table:table-cell>
          <table:table-cell office:value-type="float" office:value="3405.78" calcext:value-type="float">
            <text:p>3405,78</text:p>
          </table:table-cell>
          <table:table-cell office:value-type="float" office:value="1985.78" calcext:value-type="float">
            <text:p>1985,78</text:p>
          </table:table-cell>
          <table:table-cell office:value-type="float" office:value="2992" calcext:value-type="float">
            <text:p>2992,00</text:p>
          </table:table-cell>
          <table:table-cell office:value-type="float" office:value="45.57" calcext:value-type="float">
            <text:p>45,57</text:p>
          </table:table-cell>
          <table:table-cell office:value-type="float" office:value="50.67" calcext:value-type="float">
            <text:p>50,67</text:p>
          </table:table-cell>
          <table:table-cell office:value-type="float" office:value="1197.54" calcext:value-type="float">
            <text:p>1197,54</text:p>
          </table:table-cell>
          <table:table-cell office:value-type="float" office:value="1627.94" calcext:value-type="float">
            <text:p>1627,94</text:p>
          </table:table-cell>
          <table:table-cell/>
          <table:table-cell office:value-type="string" calcext:value-type="string">
            <text:p>Zunahme des statischen Speichers</text:p>
          </table:table-cell>
        </table:table-row>
        <table:table-row table:style-name="ro1">
          <table:table-cell office:value-type="string" calcext:value-type="string">
            <text:p>base32</text:p>
          </table:table-cell>
          <table:table-cell office:value-type="float" office:value="2210.67" calcext:value-type="float">
            <text:p>2210,67</text:p>
          </table:table-cell>
          <table:table-cell office:value-type="float" office:value="3254.22" calcext:value-type="float">
            <text:p>3254,22</text:p>
          </table:table-cell>
          <table:table-cell office:value-type="float" office:value="1835.11" calcext:value-type="float">
            <text:p>1835,11</text:p>
          </table:table-cell>
          <table:table-cell office:value-type="float" office:value="2557.78" calcext:value-type="float">
            <text:p>2557,78</text:p>
          </table:table-cell>
          <table:table-cell office:value-type="float" office:value="47.21" calcext:value-type="float">
            <text:p>47,21</text:p>
          </table:table-cell>
          <table:table-cell office:value-type="float" office:value="39.38" calcext:value-type="float">
            <text:p>39,38</text:p>
          </table:table-cell>
          <table:table-cell office:value-type="float" office:value="257.23" calcext:value-type="float">
            <text:p>257,23</text:p>
          </table:table-cell>
          <table:table-cell office:value-type="float" office:value="367.64" calcext:value-type="float">
            <text:p>367,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wn</text:p>
          </table:table-cell>
          <table:table-cell office:value-type="float" office:value="2394.22" calcext:value-type="float">
            <text:p>2394,22</text:p>
          </table:table-cell>
          <table:table-cell office:value-type="float" office:value="3542.22" calcext:value-type="float">
            <text:p>3542,22</text:p>
          </table:table-cell>
          <table:table-cell office:value-type="float" office:value="1980.89" calcext:value-type="float">
            <text:p>1980,89</text:p>
          </table:table-cell>
          <table:table-cell office:value-type="float" office:value="2962.22" calcext:value-type="float">
            <text:p>2962,22</text:p>
          </table:table-cell>
          <table:table-cell office:value-type="float" office:value="47.95" calcext:value-type="float">
            <text:p>47,95</text:p>
          </table:table-cell>
          <table:table-cell office:value-type="float" office:value="49.54" calcext:value-type="float">
            <text:p>49,54</text:p>
          </table:table-cell>
          <table:table-cell office:value-type="float" office:value="387.4" calcext:value-type="float">
            <text:p>387,40</text:p>
          </table:table-cell>
          <table:table-cell office:value-type="float" office:value="577.18" calcext:value-type="float">
            <text:p>577,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link</text:p>
          </table:table-cell>
          <table:table-cell office:value-type="float" office:value="2328.44" calcext:value-type="float">
            <text:p>2328,44</text:p>
          </table:table-cell>
          <table:table-cell office:value-type="float" office:value="3464" calcext:value-type="float">
            <text:p>3464,00</text:p>
          </table:table-cell>
          <table:table-cell office:value-type="float" office:value="2006.67" calcext:value-type="float">
            <text:p>2006,67</text:p>
          </table:table-cell>
          <table:table-cell office:value-type="float" office:value="2879.56" calcext:value-type="float">
            <text:p>2879,56</text:p>
          </table:table-cell>
          <table:table-cell office:value-type="float" office:value="48.77" calcext:value-type="float">
            <text:p>48,77</text:p>
          </table:table-cell>
          <table:table-cell office:value-type="float" office:value="43.5" calcext:value-type="float">
            <text:p>43,50</text:p>
          </table:table-cell>
          <table:table-cell office:value-type="float" office:value="371.31" calcext:value-type="float">
            <text:p>371,31</text:p>
          </table:table-cell>
          <table:table-cell office:value-type="float" office:value="551.8" calcext:value-type="float">
            <text:p>551,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2809.33" calcext:value-type="float">
            <text:p>2809,33</text:p>
          </table:table-cell>
          <table:table-cell office:value-type="float" office:value="4185.78" calcext:value-type="float">
            <text:p>4185,78</text:p>
          </table:table-cell>
          <table:table-cell office:value-type="float" office:value="2405.78" calcext:value-type="float">
            <text:p>2405,78</text:p>
          </table:table-cell>
          <table:table-cell office:value-type="float" office:value="3409.78" calcext:value-type="float">
            <text:p>3409,78</text:p>
          </table:table-cell>
          <table:table-cell office:value-type="float" office:value="49" calcext:value-type="float">
            <text:p>49,00</text:p>
          </table:table-cell>
          <table:table-cell office:value-type="float" office:value="41.73" calcext:value-type="float">
            <text:p>41,73</text:p>
          </table:table-cell>
          <table:table-cell office:value-type="float" office:value="281.31" calcext:value-type="float">
            <text:p>281,31</text:p>
          </table:table-cell>
          <table:table-cell office:value-type="float" office:value="353.21" calcext:value-type="float">
            <text:p>353,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2325.78" calcext:value-type="float">
            <text:p>2325,78</text:p>
          </table:table-cell>
          <table:table-cell office:value-type="float" office:value="3467.11" calcext:value-type="float">
            <text:p>3467,11</text:p>
          </table:table-cell>
          <table:table-cell office:value-type="float" office:value="1981.33" calcext:value-type="float">
            <text:p>1981,33</text:p>
          </table:table-cell>
          <table:table-cell office:value-type="float" office:value="2880" calcext:value-type="float">
            <text:p>2880,00</text:p>
          </table:table-cell>
          <table:table-cell office:value-type="float" office:value="49.07" calcext:value-type="float">
            <text:p>49,07</text:p>
          </table:table-cell>
          <table:table-cell office:value-type="float" office:value="45.36" calcext:value-type="float">
            <text:p>45,36</text:p>
          </table:table-cell>
          <table:table-cell office:value-type="float" office:value="318.13" calcext:value-type="float">
            <text:p>318,13</text:p>
          </table:table-cell>
          <table:table-cell office:value-type="float" office:value="423.95" calcext:value-type="float">
            <text:p>423,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64</text:p>
          </table:table-cell>
          <table:table-cell office:value-type="float" office:value="2171.11" calcext:value-type="float">
            <text:p>2171,11</text:p>
          </table:table-cell>
          <table:table-cell office:value-type="float" office:value="3245.33" calcext:value-type="float">
            <text:p>3245,33</text:p>
          </table:table-cell>
          <table:table-cell office:value-type="float" office:value="1853.78" calcext:value-type="float">
            <text:p>1853,78</text:p>
          </table:table-cell>
          <table:table-cell office:value-type="float" office:value="2575.11" calcext:value-type="float">
            <text:p>2575,11</text:p>
          </table:table-cell>
          <table:table-cell office:value-type="float" office:value="49.48" calcext:value-type="float">
            <text:p>49,48</text:p>
          </table:table-cell>
          <table:table-cell office:value-type="float" office:value="38.91" calcext:value-type="float">
            <text:p>38,91</text:p>
          </table:table-cell>
          <table:table-cell office:value-type="float" office:value="257.23" calcext:value-type="float">
            <text:p>257,23</text:p>
          </table:table-cell>
          <table:table-cell office:value-type="float" office:value="353.51" calcext:value-type="float">
            <text:p>353,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d</text:p>
          </table:table-cell>
          <table:table-cell office:value-type="float" office:value="2123.11" calcext:value-type="float">
            <text:p>2123,11</text:p>
          </table:table-cell>
          <table:table-cell office:value-type="float" office:value="3183.56" calcext:value-type="float">
            <text:p>3183,56</text:p>
          </table:table-cell>
          <table:table-cell office:value-type="float" office:value="1835.11" calcext:value-type="float">
            <text:p>1835,11</text:p>
          </table:table-cell>
          <table:table-cell office:value-type="float" office:value="2543.11" calcext:value-type="float">
            <text:p>2543,11</text:p>
          </table:table-cell>
          <table:table-cell office:value-type="float" office:value="49.95" calcext:value-type="float">
            <text:p>49,95</text:p>
          </table:table-cell>
          <table:table-cell office:value-type="float" office:value="38.58" calcext:value-type="float">
            <text:p>38,58</text:p>
          </table:table-cell>
          <table:table-cell office:value-type="float" office:value="237.45" calcext:value-type="float">
            <text:p>237,45</text:p>
          </table:table-cell>
          <table:table-cell office:value-type="float" office:value="329.5" calcext:value-type="float">
            <text:p>329,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</text:p>
          </table:table-cell>
          <table:table-cell office:value-type="float" office:value="2430.22" calcext:value-type="float">
            <text:p>2430,22</text:p>
          </table:table-cell>
          <table:table-cell office:value-type="float" office:value="3652.44" calcext:value-type="float">
            <text:p>3652,44</text:p>
          </table:table-cell>
          <table:table-cell office:value-type="float" office:value="1991.56" calcext:value-type="float">
            <text:p>1991,56</text:p>
          </table:table-cell>
          <table:table-cell office:value-type="float" office:value="3085.33" calcext:value-type="float">
            <text:p>3085,33</text:p>
          </table:table-cell>
          <table:table-cell office:value-type="float" office:value="50.29" calcext:value-type="float">
            <text:p>50,29</text:p>
          </table:table-cell>
          <table:table-cell office:value-type="float" office:value="54.92" calcext:value-type="float">
            <text:p>54,92</text:p>
          </table:table-cell>
          <table:table-cell office:value-type="float" office:value="387.51" calcext:value-type="float">
            <text:p>387,51</text:p>
          </table:table-cell>
          <table:table-cell office:value-type="float" office:value="577.28" calcext:value-type="float">
            <text:p>577,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dir</text:p>
          </table:table-cell>
          <table:table-cell office:value-type="float" office:value="2319.11" calcext:value-type="float">
            <text:p>2319,11</text:p>
          </table:table-cell>
          <table:table-cell office:value-type="float" office:value="3490.67" calcext:value-type="float">
            <text:p>3490,67</text:p>
          </table:table-cell>
          <table:table-cell office:value-type="float" office:value="1960.44" calcext:value-type="float">
            <text:p>1960,44</text:p>
          </table:table-cell>
          <table:table-cell office:value-type="float" office:value="2916" calcext:value-type="float">
            <text:p>2916,00</text:p>
          </table:table-cell>
          <table:table-cell office:value-type="float" office:value="50.52" calcext:value-type="float">
            <text:p>50,52</text:p>
          </table:table-cell>
          <table:table-cell office:value-type="float" office:value="48.74" calcext:value-type="float">
            <text:p>48,74</text:p>
          </table:table-cell>
          <table:table-cell office:value-type="float" office:value="1460.49" calcext:value-type="float">
            <text:p>1460,49</text:p>
          </table:table-cell>
          <table:table-cell office:value-type="float" office:value="1775.31" calcext:value-type="float">
            <text:p>1775,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nod</text:p>
          </table:table-cell>
          <table:table-cell office:value-type="float" office:value="2339.11" calcext:value-type="float">
            <text:p>2339,11</text:p>
          </table:table-cell>
          <table:table-cell office:value-type="float" office:value="3524" calcext:value-type="float">
            <text:p>3524,00</text:p>
          </table:table-cell>
          <table:table-cell office:value-type="float" office:value="1996.44" calcext:value-type="float">
            <text:p>1996,44</text:p>
          </table:table-cell>
          <table:table-cell office:value-type="float" office:value="2920" calcext:value-type="float">
            <text:p>2920,00</text:p>
          </table:table-cell>
          <table:table-cell office:value-type="float" office:value="50.66" calcext:value-type="float">
            <text:p>50,66</text:p>
          </table:table-cell>
          <table:table-cell office:value-type="float" office:value="46.26" calcext:value-type="float">
            <text:p>46,26</text:p>
          </table:table-cell>
          <table:table-cell office:value-type="float" office:value="251.4" calcext:value-type="float">
            <text:p>251,40</text:p>
          </table:table-cell>
          <table:table-cell office:value-type="float" office:value="297.05" calcext:value-type="float">
            <text:p>297,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chk</text:p>
          </table:table-cell>
          <table:table-cell office:value-type="float" office:value="2323.11" calcext:value-type="float">
            <text:p>2323,11</text:p>
          </table:table-cell>
          <table:table-cell office:value-type="float" office:value="3505.78" calcext:value-type="float">
            <text:p>3505,78</text:p>
          </table:table-cell>
          <table:table-cell office:value-type="float" office:value="2022.67" calcext:value-type="float">
            <text:p>2022,67</text:p>
          </table:table-cell>
          <table:table-cell office:value-type="float" office:value="2884.89" calcext:value-type="float">
            <text:p>2884,89</text:p>
          </table:table-cell>
          <table:table-cell office:value-type="float" office:value="50.91" calcext:value-type="float">
            <text:p>50,91</text:p>
          </table:table-cell>
          <table:table-cell office:value-type="float" office:value="42.63" calcext:value-type="float">
            <text:p>42,63</text:p>
          </table:table-cell>
          <table:table-cell office:value-type="float" office:value="227.59" calcext:value-type="float">
            <text:p>227,59</text:p>
          </table:table-cell>
          <table:table-cell office:value-type="float" office:value="335.57" calcext:value-type="float">
            <text:p>335,57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true</text:p>
          </table:table-cell>
          <table:table-cell office:value-type="float" office:value="1195.11" calcext:value-type="float">
            <text:p>1195,11</text:p>
          </table:table-cell>
          <table:table-cell office:value-type="float" office:value="1804.44" calcext:value-type="float">
            <text:p>1804,44</text:p>
          </table:table-cell>
          <table:table-cell office:value-type="float" office:value="916.44" calcext:value-type="float">
            <text:p>916,44</text:p>
          </table:table-cell>
          <table:table-cell office:value-type="float" office:value="1474.22" calcext:value-type="float">
            <text:p>1474,22</text:p>
          </table:table-cell>
          <table:table-cell office:value-type="float" office:value="50.99" calcext:value-type="float">
            <text:p>50,99</text:p>
          </table:table-cell>
          <table:table-cell office:value-type="float" office:value="60.86" calcext:value-type="float">
            <text:p>60,86</text:p>
          </table:table-cell>
          <table:table-cell office:value-type="float" office:value="233.38" calcext:value-type="float">
            <text:p>233,38</text:p>
          </table:table-cell>
          <table:table-cell office:value-type="float" office:value="344.81" calcext:value-type="float">
            <text:p>344,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expand</text:p>
          </table:table-cell>
          <table:table-cell office:value-type="float" office:value="2164.89" calcext:value-type="float">
            <text:p>2164,89</text:p>
          </table:table-cell>
          <table:table-cell office:value-type="float" office:value="3276" calcext:value-type="float">
            <text:p>3276,00</text:p>
          </table:table-cell>
          <table:table-cell office:value-type="float" office:value="1817.78" calcext:value-type="float">
            <text:p>1817,78</text:p>
          </table:table-cell>
          <table:table-cell office:value-type="float" office:value="2619.11" calcext:value-type="float">
            <text:p>2619,11</text:p>
          </table:table-cell>
          <table:table-cell office:value-type="float" office:value="51.32" calcext:value-type="float">
            <text:p>51,32</text:p>
          </table:table-cell>
          <table:table-cell office:value-type="float" office:value="44.08" calcext:value-type="float">
            <text:p>44,08</text:p>
          </table:table-cell>
          <table:table-cell office:value-type="float" office:value="265.21" calcext:value-type="float">
            <text:p>265,21</text:p>
          </table:table-cell>
          <table:table-cell office:value-type="float" office:value="362.32" calcext:value-type="float">
            <text:p>362,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me</text:p>
          </table:table-cell>
          <table:table-cell office:value-type="float" office:value="2146.67" calcext:value-type="float">
            <text:p>2146,67</text:p>
          </table:table-cell>
          <table:table-cell office:value-type="float" office:value="3275.11" calcext:value-type="float">
            <text:p>3275,11</text:p>
          </table:table-cell>
          <table:table-cell office:value-type="float" office:value="1862.67" calcext:value-type="float">
            <text:p>1862,67</text:p>
          </table:table-cell>
          <table:table-cell office:value-type="float" office:value="2703.56" calcext:value-type="float">
            <text:p>2703,56</text:p>
          </table:table-cell>
          <table:table-cell office:value-type="float" office:value="52.57" calcext:value-type="float">
            <text:p>52,57</text:p>
          </table:table-cell>
          <table:table-cell office:value-type="float" office:value="45.14" calcext:value-type="float">
            <text:p>45,14</text:p>
          </table:table-cell>
          <table:table-cell office:value-type="float" office:value="243.91" calcext:value-type="float">
            <text:p>243,91</text:p>
          </table:table-cell>
          <table:table-cell office:value-type="float" office:value="335.57" calcext:value-type="float">
            <text:p>335,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2121.33" calcext:value-type="float">
            <text:p>2121,33</text:p>
          </table:table-cell>
          <table:table-cell office:value-type="float" office:value="3248" calcext:value-type="float">
            <text:p>3248,00</text:p>
          </table:table-cell>
          <table:table-cell office:value-type="float" office:value="1775.11" calcext:value-type="float">
            <text:p>1775,11</text:p>
          </table:table-cell>
          <table:table-cell office:value-type="float" office:value="2657.33" calcext:value-type="float">
            <text:p>2657,33</text:p>
          </table:table-cell>
          <table:table-cell office:value-type="float" office:value="53.11" calcext:value-type="float">
            <text:p>53,11</text:p>
          </table:table-cell>
          <table:table-cell office:value-type="float" office:value="49.7" calcext:value-type="float">
            <text:p>49,70</text:p>
          </table:table-cell>
          <table:table-cell office:value-type="float" office:value="260.4" calcext:value-type="float">
            <text:p>260,40</text:p>
          </table:table-cell>
          <table:table-cell office:value-type="float" office:value="355.57" calcext:value-type="float">
            <text:p>355,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grp</text:p>
          </table:table-cell>
          <table:table-cell office:value-type="float" office:value="2315.56" calcext:value-type="float">
            <text:p>2315,56</text:p>
          </table:table-cell>
          <table:table-cell office:value-type="float" office:value="3602.67" calcext:value-type="float">
            <text:p>3602,67</text:p>
          </table:table-cell>
          <table:table-cell office:value-type="float" office:value="2006.22" calcext:value-type="float">
            <text:p>2006,22</text:p>
          </table:table-cell>
          <table:table-cell office:value-type="float" office:value="2937.33" calcext:value-type="float">
            <text:p>2937,33</text:p>
          </table:table-cell>
          <table:table-cell office:value-type="float" office:value="55.59" calcext:value-type="float">
            <text:p>55,59</text:p>
          </table:table-cell>
          <table:table-cell office:value-type="float" office:value="46.41" calcext:value-type="float">
            <text:p>46,41</text:p>
          </table:table-cell>
          <table:table-cell office:value-type="float" office:value="409.29" calcext:value-type="float">
            <text:p>409,29</text:p>
          </table:table-cell>
          <table:table-cell office:value-type="float" office:value="550.22" calcext:value-type="float">
            <text:p>550,22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false</text:p>
          </table:table-cell>
          <table:table-cell office:value-type="float" office:value="1192" calcext:value-type="float">
            <text:p>1192,00</text:p>
          </table:table-cell>
          <table:table-cell office:value-type="float" office:value="1856" calcext:value-type="float">
            <text:p>1856,00</text:p>
          </table:table-cell>
          <table:table-cell office:value-type="float" office:value="888.44" calcext:value-type="float">
            <text:p>888,44</text:p>
          </table:table-cell>
          <table:table-cell office:value-type="float" office:value="1492" calcext:value-type="float">
            <text:p>1492,00</text:p>
          </table:table-cell>
          <table:table-cell office:value-type="float" office:value="55.7" calcext:value-type="float">
            <text:p>55,70</text:p>
          </table:table-cell>
          <table:table-cell office:value-type="float" office:value="67.93" calcext:value-type="float">
            <text:p>67,93</text:p>
          </table:table-cell>
          <table:table-cell office:value-type="float" office:value="233.38" calcext:value-type="float">
            <text:p>233,38</text:p>
          </table:table-cell>
          <table:table-cell office:value-type="float" office:value="344.81" calcext:value-type="float">
            <text:p>344,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l</text:p>
          </table:table-cell>
          <table:table-cell office:value-type="float" office:value="2337.78" calcext:value-type="float">
            <text:p>2337,78</text:p>
          </table:table-cell>
          <table:table-cell office:value-type="float" office:value="3647.11" calcext:value-type="float">
            <text:p>3647,11</text:p>
          </table:table-cell>
          <table:table-cell office:value-type="float" office:value="1984" calcext:value-type="float">
            <text:p>1984,00</text:p>
          </table:table-cell>
          <table:table-cell office:value-type="float" office:value="2956" calcext:value-type="float">
            <text:p>2956,00</text:p>
          </table:table-cell>
          <table:table-cell office:value-type="float" office:value="56.01" calcext:value-type="float">
            <text:p>56,01</text:p>
          </table:table-cell>
          <table:table-cell office:value-type="float" office:value="48.99" calcext:value-type="float">
            <text:p>48,99</text:p>
          </table:table-cell>
          <table:table-cell office:value-type="float" office:value="193.53" calcext:value-type="float">
            <text:p>193,53</text:p>
          </table:table-cell>
          <table:table-cell office:value-type="float" office:value="307.83" calcext:value-type="float">
            <text:p>307,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2368" calcext:value-type="float">
            <text:p>2368,00</text:p>
          </table:table-cell>
          <table:table-cell office:value-type="float" office:value="3731.56" calcext:value-type="float">
            <text:p>3731,56</text:p>
          </table:table-cell>
          <table:table-cell office:value-type="float" office:value="2040" calcext:value-type="float">
            <text:p>2040,00</text:p>
          </table:table-cell>
          <table:table-cell office:value-type="float" office:value="3132.44" calcext:value-type="float">
            <text:p>3132,44</text:p>
          </table:table-cell>
          <table:table-cell office:value-type="float" office:value="57.58" calcext:value-type="float">
            <text:p>57,58</text:p>
          </table:table-cell>
          <table:table-cell office:value-type="float" office:value="53.55" calcext:value-type="float">
            <text:p>53,55</text:p>
          </table:table-cell>
          <table:table-cell office:value-type="float" office:value="613.12" calcext:value-type="float">
            <text:p>613,12</text:p>
          </table:table-cell>
          <table:table-cell office:value-type="float" office:value="779.34" calcext:value-type="float">
            <text:p>779,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oot</text:p>
          </table:table-cell>
          <table:table-cell office:value-type="float" office:value="2333.33" calcext:value-type="float">
            <text:p>2333,33</text:p>
          </table:table-cell>
          <table:table-cell office:value-type="float" office:value="3722.22" calcext:value-type="float">
            <text:p>3722,22</text:p>
          </table:table-cell>
          <table:table-cell office:value-type="float" office:value="1980.44" calcext:value-type="float">
            <text:p>1980,44</text:p>
          </table:table-cell>
          <table:table-cell office:value-type="float" office:value="2985.33" calcext:value-type="float">
            <text:p>2985,33</text:p>
          </table:table-cell>
          <table:table-cell office:value-type="float" office:value="59.52" calcext:value-type="float">
            <text:p>59,52</text:p>
          </table:table-cell>
          <table:table-cell office:value-type="float" office:value="50.74" calcext:value-type="float">
            <text:p>50,74</text:p>
          </table:table-cell>
          <table:table-cell office:value-type="float" office:value="256.68" calcext:value-type="float">
            <text:p>256,68</text:p>
          </table:table-cell>
          <table:table-cell office:value-type="float" office:value="394.73" calcext:value-type="float">
            <text:p>394,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2398.67" calcext:value-type="float">
            <text:p>2398,67</text:p>
          </table:table-cell>
          <table:table-cell office:value-type="float" office:value="3827.11" calcext:value-type="float">
            <text:p>3827,11</text:p>
          </table:table-cell>
          <table:table-cell office:value-type="float" office:value="2043.11" calcext:value-type="float">
            <text:p>2043,11</text:p>
          </table:table-cell>
          <table:table-cell office:value-type="float" office:value="3288.44" calcext:value-type="float">
            <text:p>3288,44</text:p>
          </table:table-cell>
          <table:table-cell office:value-type="float" office:value="59.55" calcext:value-type="float">
            <text:p>59,55</text:p>
          </table:table-cell>
          <table:table-cell office:value-type="float" office:value="60.95" calcext:value-type="float">
            <text:p>60,95</text:p>
          </table:table-cell>
          <table:table-cell office:value-type="float" office:value="790.43" calcext:value-type="float">
            <text:p>790,43</text:p>
          </table:table-cell>
          <table:table-cell office:value-type="float" office:value="1019.61" calcext:value-type="float">
            <text:p>1019,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temp</text:p>
          </table:table-cell>
          <table:table-cell office:value-type="float" office:value="2217.78" calcext:value-type="float">
            <text:p>2217,78</text:p>
          </table:table-cell>
          <table:table-cell office:value-type="float" office:value="3564.89" calcext:value-type="float">
            <text:p>3564,89</text:p>
          </table:table-cell>
          <table:table-cell office:value-type="float" office:value="1981.33" calcext:value-type="float">
            <text:p>1981,33</text:p>
          </table:table-cell>
          <table:table-cell office:value-type="float" office:value="2934.67" calcext:value-type="float">
            <text:p>2934,67</text:p>
          </table:table-cell>
          <table:table-cell office:value-type="float" office:value="60.74" calcext:value-type="float">
            <text:p>60,74</text:p>
          </table:table-cell>
          <table:table-cell office:value-type="float" office:value="48.12" calcext:value-type="float">
            <text:p>48,12</text:p>
          </table:table-cell>
          <table:table-cell office:value-type="float" office:value="256.76" calcext:value-type="float">
            <text:p>256,76</text:p>
          </table:table-cell>
          <table:table-cell office:value-type="float" office:value="339" calcext:value-type="float">
            <text:p>339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</text:p>
          </table:table-cell>
          <table:table-cell office:value-type="float" office:value="2318.67" calcext:value-type="float">
            <text:p>2318,67</text:p>
          </table:table-cell>
          <table:table-cell office:value-type="float" office:value="3736" calcext:value-type="float">
            <text:p>3736,00</text:p>
          </table:table-cell>
          <table:table-cell office:value-type="float" office:value="2021.78" calcext:value-type="float">
            <text:p>2021,78</text:p>
          </table:table-cell>
          <table:table-cell office:value-type="float" office:value="3068.89" calcext:value-type="float">
            <text:p>3068,89</text:p>
          </table:table-cell>
          <table:table-cell office:value-type="float" office:value="61.13" calcext:value-type="float">
            <text:p>61,13</text:p>
          </table:table-cell>
          <table:table-cell office:value-type="float" office:value="51.79" calcext:value-type="float">
            <text:p>51,79</text:p>
          </table:table-cell>
          <table:table-cell office:value-type="float" office:value="279.39" calcext:value-type="float">
            <text:p>279,39</text:p>
          </table:table-cell>
          <table:table-cell office:value-type="float" office:value="378.9" calcext:value-type="float">
            <text:p>378,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te</text:p>
          </table:table-cell>
          <table:table-cell office:value-type="float" office:value="2157.33" calcext:value-type="float">
            <text:p>2157,33</text:p>
          </table:table-cell>
          <table:table-cell office:value-type="float" office:value="3476.44" calcext:value-type="float">
            <text:p>3476,44</text:p>
          </table:table-cell>
          <table:table-cell office:value-type="float" office:value="1828.44" calcext:value-type="float">
            <text:p>1828,44</text:p>
          </table:table-cell>
          <table:table-cell office:value-type="float" office:value="2765.78" calcext:value-type="float">
            <text:p>2765,78</text:p>
          </table:table-cell>
          <table:table-cell office:value-type="float" office:value="61.15" calcext:value-type="float">
            <text:p>61,15</text:p>
          </table:table-cell>
          <table:table-cell office:value-type="float" office:value="51.26" calcext:value-type="float">
            <text:p>51,26</text:p>
          </table:table-cell>
          <table:table-cell office:value-type="float" office:value="251.61" calcext:value-type="float">
            <text:p>251,61</text:p>
          </table:table-cell>
          <table:table-cell office:value-type="float" office:value="434.22" calcext:value-type="float">
            <text:p>434,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colors</text:p>
          </table:table-cell>
          <table:table-cell office:value-type="float" office:value="2280.44" calcext:value-type="float">
            <text:p>2280,44</text:p>
          </table:table-cell>
          <table:table-cell office:value-type="float" office:value="3678.22" calcext:value-type="float">
            <text:p>3678,22</text:p>
          </table:table-cell>
          <table:table-cell office:value-type="float" office:value="1936.89" calcext:value-type="float">
            <text:p>1936,89</text:p>
          </table:table-cell>
          <table:table-cell office:value-type="float" office:value="3045.78" calcext:value-type="float">
            <text:p>3045,78</text:p>
          </table:table-cell>
          <table:table-cell office:value-type="float" office:value="61.29" calcext:value-type="float">
            <text:p>61,29</text:p>
          </table:table-cell>
          <table:table-cell office:value-type="float" office:value="57.25" calcext:value-type="float">
            <text:p>57,25</text:p>
          </table:table-cell>
          <table:table-cell office:value-type="float" office:value="218.39" calcext:value-type="float">
            <text:p>218,39</text:p>
          </table:table-cell>
          <table:table-cell office:value-type="float" office:value="339.54" calcext:value-type="float">
            <text:p>339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ed</text:p>
          </table:table-cell>
          <table:table-cell office:value-type="float" office:value="2304.44" calcext:value-type="float">
            <text:p>2304,44</text:p>
          </table:table-cell>
          <table:table-cell office:value-type="float" office:value="3770.22" calcext:value-type="float">
            <text:p>3770,22</text:p>
          </table:table-cell>
          <table:table-cell office:value-type="float" office:value="1984" calcext:value-type="float">
            <text:p>1984,00</text:p>
          </table:table-cell>
          <table:table-cell office:value-type="float" office:value="3085.78" calcext:value-type="float">
            <text:p>3085,78</text:p>
          </table:table-cell>
          <table:table-cell office:value-type="float" office:value="63.61" calcext:value-type="float">
            <text:p>63,61</text:p>
          </table:table-cell>
          <table:table-cell office:value-type="float" office:value="55.53" calcext:value-type="float">
            <text:p>55,53</text:p>
          </table:table-cell>
          <table:table-cell office:value-type="float" office:value="294.68" calcext:value-type="float">
            <text:p>294,68</text:p>
          </table:table-cell>
          <table:table-cell office:value-type="float" office:value="387.4" calcext:value-type="float">
            <text:p>387,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2388" calcext:value-type="float">
            <text:p>2388,00</text:p>
          </table:table-cell>
          <table:table-cell office:value-type="float" office:value="3913.33" calcext:value-type="float">
            <text:p>3913,33</text:p>
          </table:table-cell>
          <table:table-cell office:value-type="float" office:value="2028.89" calcext:value-type="float">
            <text:p>2028,89</text:p>
          </table:table-cell>
          <table:table-cell office:value-type="float" office:value="3428" calcext:value-type="float">
            <text:p>3428,00</text:p>
          </table:table-cell>
          <table:table-cell office:value-type="float" office:value="63.87" calcext:value-type="float">
            <text:p>63,87</text:p>
          </table:table-cell>
          <table:table-cell office:value-type="float" office:value="68.96" calcext:value-type="float">
            <text:p>68,96</text:p>
          </table:table-cell>
          <table:table-cell office:value-type="float" office:value="391.22" calcext:value-type="float">
            <text:p>391,22</text:p>
          </table:table-cell>
          <table:table-cell office:value-type="float" office:value="551.35" calcext:value-type="float">
            <text:p>551,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ncate</text:p>
          </table:table-cell>
          <table:table-cell office:value-type="float" office:value="2304.89" calcext:value-type="float">
            <text:p>2304,89</text:p>
          </table:table-cell>
          <table:table-cell office:value-type="float" office:value="3806.22" calcext:value-type="float">
            <text:p>3806,22</text:p>
          </table:table-cell>
          <table:table-cell office:value-type="float" office:value="2043.11" calcext:value-type="float">
            <text:p>2043,11</text:p>
          </table:table-cell>
          <table:table-cell office:value-type="float" office:value="3163.11" calcext:value-type="float">
            <text:p>3163,11</text:p>
          </table:table-cell>
          <table:table-cell office:value-type="float" office:value="65.14" calcext:value-type="float">
            <text:p>65,14</text:p>
          </table:table-cell>
          <table:table-cell office:value-type="float" office:value="54.82" calcext:value-type="float">
            <text:p>54,82</text:p>
          </table:table-cell>
          <table:table-cell office:value-type="float" office:value="307.39" calcext:value-type="float">
            <text:p>307,39</text:p>
          </table:table-cell>
          <table:table-cell office:value-type="float" office:value="367.85" calcext:value-type="float">
            <text:p>367,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mod</text:p>
          </table:table-cell>
          <table:table-cell office:value-type="float" office:value="2401.33" calcext:value-type="float">
            <text:p>2401,33</text:p>
          </table:table-cell>
          <table:table-cell office:value-type="float" office:value="3975.11" calcext:value-type="float">
            <text:p>3975,11</text:p>
          </table:table-cell>
          <table:table-cell office:value-type="float" office:value="2016.44" calcext:value-type="float">
            <text:p>2016,44</text:p>
          </table:table-cell>
          <table:table-cell office:value-type="float" office:value="3234.67" calcext:value-type="float">
            <text:p>3234,67</text:p>
          </table:table-cell>
          <table:table-cell office:value-type="float" office:value="65.54" calcext:value-type="float">
            <text:p>65,54</text:p>
          </table:table-cell>
          <table:table-cell office:value-type="float" office:value="60.41" calcext:value-type="float">
            <text:p>60,41</text:p>
          </table:table-cell>
          <table:table-cell office:value-type="float" office:value="386.91" calcext:value-type="float">
            <text:p>386,91</text:p>
          </table:table-cell>
          <table:table-cell office:value-type="float" office:value="585.28" calcext:value-type="float">
            <text:p>585,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d</text:p>
          </table:table-cell>
          <table:table-cell office:value-type="float" office:value="2118.67" calcext:value-type="float">
            <text:p>2118,67</text:p>
          </table:table-cell>
          <table:table-cell office:value-type="float" office:value="3509.78" calcext:value-type="float">
            <text:p>3509,78</text:p>
          </table:table-cell>
          <table:table-cell office:value-type="float" office:value="1841.78" calcext:value-type="float">
            <text:p>1841,78</text:p>
          </table:table-cell>
          <table:table-cell office:value-type="float" office:value="2872.89" calcext:value-type="float">
            <text:p>2872,89</text:p>
          </table:table-cell>
          <table:table-cell office:value-type="float" office:value="65.66" calcext:value-type="float">
            <text:p>65,66</text:p>
          </table:table-cell>
          <table:table-cell office:value-type="float" office:value="55.98" calcext:value-type="float">
            <text:p>55,98</text:p>
          </table:table-cell>
          <table:table-cell office:value-type="float" office:value="291.93" calcext:value-type="float">
            <text:p>291,93</text:p>
          </table:table-cell>
          <table:table-cell office:value-type="float" office:value="413.93" calcext:value-type="float">
            <text:p>413,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ch</text:p>
          </table:table-cell>
          <table:table-cell office:value-type="float" office:value="2408.44" calcext:value-type="float">
            <text:p>2408,44</text:p>
          </table:table-cell>
          <table:table-cell office:value-type="float" office:value="4000.89" calcext:value-type="float">
            <text:p>4000,89</text:p>
          </table:table-cell>
          <table:table-cell office:value-type="float" office:value="2021.78" calcext:value-type="float">
            <text:p>2021,78</text:p>
          </table:table-cell>
          <table:table-cell office:value-type="float" office:value="3264.89" calcext:value-type="float">
            <text:p>3264,89</text:p>
          </table:table-cell>
          <table:table-cell office:value-type="float" office:value="66.12" calcext:value-type="float">
            <text:p>66,12</text:p>
          </table:table-cell>
          <table:table-cell office:value-type="float" office:value="61.49" calcext:value-type="float">
            <text:p>61,49</text:p>
          </table:table-cell>
          <table:table-cell office:value-type="float" office:value="719.58" calcext:value-type="float">
            <text:p>719,58</text:p>
          </table:table-cell>
          <table:table-cell office:value-type="float" office:value="876.2" calcext:value-type="float">
            <text:p>876,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ort</text:p>
          </table:table-cell>
          <table:table-cell office:value-type="float" office:value="2129.33" calcext:value-type="float">
            <text:p>2129,33</text:p>
          </table:table-cell>
          <table:table-cell office:value-type="float" office:value="3537.33" calcext:value-type="float">
            <text:p>3537,33</text:p>
          </table:table-cell>
          <table:table-cell office:value-type="float" office:value="1802.22" calcext:value-type="float">
            <text:p>1802,22</text:p>
          </table:table-cell>
          <table:table-cell office:value-type="float" office:value="2673.78" calcext:value-type="float">
            <text:p>2673,78</text:p>
          </table:table-cell>
          <table:table-cell office:value-type="float" office:value="66.12" calcext:value-type="float">
            <text:p>66,12</text:p>
          </table:table-cell>
          <table:table-cell office:value-type="float" office:value="48.36" calcext:value-type="float">
            <text:p>48,36</text:p>
          </table:table-cell>
          <table:table-cell office:value-type="float" office:value="279.57" calcext:value-type="float">
            <text:p>279,57</text:p>
          </table:table-cell>
          <table:table-cell office:value-type="float" office:value="473.72" calcext:value-type="float">
            <text:p>473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2117.33" calcext:value-type="float">
            <text:p>2117,33</text:p>
          </table:table-cell>
          <table:table-cell office:value-type="float" office:value="3520" calcext:value-type="float">
            <text:p>3520,00</text:p>
          </table:table-cell>
          <table:table-cell office:value-type="float" office:value="1891.56" calcext:value-type="float">
            <text:p>1891,56</text:p>
          </table:table-cell>
          <table:table-cell office:value-type="float" office:value="2835.56" calcext:value-type="float">
            <text:p>2835,56</text:p>
          </table:table-cell>
          <table:table-cell office:value-type="float" office:value="66.25" calcext:value-type="float">
            <text:p>66,25</text:p>
          </table:table-cell>
          <table:table-cell office:value-type="float" office:value="49.91" calcext:value-type="float">
            <text:p>49,91</text:p>
          </table:table-cell>
          <table:table-cell office:value-type="float" office:value="293.18" calcext:value-type="float">
            <text:p>293,18</text:p>
          </table:table-cell>
          <table:table-cell office:value-type="float" office:value="409.26" calcext:value-type="float">
            <text:p>409,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buf</text:p>
          </table:table-cell>
          <table:table-cell office:value-type="float" office:value="2367.11" calcext:value-type="float">
            <text:p>2367,11</text:p>
          </table:table-cell>
          <table:table-cell office:value-type="float" office:value="3936.44" calcext:value-type="float">
            <text:p>3936,44</text:p>
          </table:table-cell>
          <table:table-cell office:value-type="float" office:value="1970.67" calcext:value-type="float">
            <text:p>1970,67</text:p>
          </table:table-cell>
          <table:table-cell office:value-type="float" office:value="3199.56" calcext:value-type="float">
            <text:p>3199,56</text:p>
          </table:table-cell>
          <table:table-cell office:value-type="float" office:value="66.3" calcext:value-type="float">
            <text:p>66,30</text:p>
          </table:table-cell>
          <table:table-cell office:value-type="float" office:value="62.36" calcext:value-type="float">
            <text:p>62,36</text:p>
          </table:table-cell>
          <table:table-cell office:value-type="float" office:value="1150.32" calcext:value-type="float">
            <text:p>1150,32</text:p>
          </table:table-cell>
          <table:table-cell office:value-type="float" office:value="1342.7" calcext:value-type="float">
            <text:p>1342,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path</text:p>
          </table:table-cell>
          <table:table-cell office:value-type="float" office:value="2304" calcext:value-type="float">
            <text:p>2304,00</text:p>
          </table:table-cell>
          <table:table-cell office:value-type="float" office:value="3838.22" calcext:value-type="float">
            <text:p>3838,22</text:p>
          </table:table-cell>
          <table:table-cell office:value-type="float" office:value="1999.11" calcext:value-type="float">
            <text:p>1999,11</text:p>
          </table:table-cell>
          <table:table-cell office:value-type="float" office:value="3144.89" calcext:value-type="float">
            <text:p>3144,89</text:p>
          </table:table-cell>
          <table:table-cell office:value-type="float" office:value="66.59" calcext:value-type="float">
            <text:p>66,59</text:p>
          </table:table-cell>
          <table:table-cell office:value-type="float" office:value="57.31" calcext:value-type="float">
            <text:p>57,31</text:p>
          </table:table-cell>
          <table:table-cell office:value-type="float" office:value="414.96" calcext:value-type="float">
            <text:p>414,96</text:p>
          </table:table-cell>
          <table:table-cell office:value-type="float" office:value="608.37" calcext:value-type="float">
            <text:p>608,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fmt</text:p>
          </table:table-cell>
          <table:table-cell office:value-type="float" office:value="2221.78" calcext:value-type="float">
            <text:p>2221,78</text:p>
          </table:table-cell>
          <table:table-cell office:value-type="float" office:value="3706.67" calcext:value-type="float">
            <text:p>3706,67</text:p>
          </table:table-cell>
          <table:table-cell office:value-type="float" office:value="1838.67" calcext:value-type="float">
            <text:p>1838,67</text:p>
          </table:table-cell>
          <table:table-cell office:value-type="float" office:value="2805.78" calcext:value-type="float">
            <text:p>2805,78</text:p>
          </table:table-cell>
          <table:table-cell office:value-type="float" office:value="66.83" calcext:value-type="float">
            <text:p>66,83</text:p>
          </table:table-cell>
          <table:table-cell office:value-type="float" office:value="52.6" calcext:value-type="float">
            <text:p>52,60</text:p>
          </table:table-cell>
          <table:table-cell office:value-type="float" office:value="310.83" calcext:value-type="float">
            <text:p>310,83</text:p>
          </table:table-cell>
          <table:table-cell office:value-type="float" office:value="432.9" calcext:value-type="float">
            <text:p>432,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</text:p>
          </table:table-cell>
          <table:table-cell office:value-type="float" office:value="2331.56" calcext:value-type="float">
            <text:p>2331,56</text:p>
          </table:table-cell>
          <table:table-cell office:value-type="float" office:value="3898.67" calcext:value-type="float">
            <text:p>3898,67</text:p>
          </table:table-cell>
          <table:table-cell office:value-type="float" office:value="2000" calcext:value-type="float">
            <text:p>2000,00</text:p>
          </table:table-cell>
          <table:table-cell office:value-type="float" office:value="3205.78" calcext:value-type="float">
            <text:p>3205,78</text:p>
          </table:table-cell>
          <table:table-cell office:value-type="float" office:value="67.21" calcext:value-type="float">
            <text:p>67,21</text:p>
          </table:table-cell>
          <table:table-cell office:value-type="float" office:value="60.29" calcext:value-type="float">
            <text:p>60,29</text:p>
          </table:table-cell>
          <table:table-cell office:value-type="float" office:value="379.7" calcext:value-type="float">
            <text:p>379,70</text:p>
          </table:table-cell>
          <table:table-cell office:value-type="float" office:value="567.51" calcext:value-type="float">
            <text:p>567,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con</text:p>
          </table:table-cell>
          <table:table-cell office:value-type="float" office:value="2359.11" calcext:value-type="float">
            <text:p>2359,11</text:p>
          </table:table-cell>
          <table:table-cell office:value-type="float" office:value="4005.78" calcext:value-type="float">
            <text:p>4005,78</text:p>
          </table:table-cell>
          <table:table-cell office:value-type="float" office:value="2007.11" calcext:value-type="float">
            <text:p>2007,11</text:p>
          </table:table-cell>
          <table:table-cell office:value-type="float" office:value="3215.56" calcext:value-type="float">
            <text:p>3215,56</text:p>
          </table:table-cell>
          <table:table-cell office:value-type="float" office:value="69.8" calcext:value-type="float">
            <text:p>69,80</text:p>
          </table:table-cell>
          <table:table-cell office:value-type="float" office:value="60.21" calcext:value-type="float">
            <text:p>60,21</text:p>
          </table:table-cell>
          <table:table-cell office:value-type="float" office:value="424.57" calcext:value-type="float">
            <text:p>424,57</text:p>
          </table:table-cell>
          <table:table-cell office:value-type="float" office:value="644.54" calcext:value-type="float">
            <text:p>644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2087.11" calcext:value-type="float">
            <text:p>2087,11</text:p>
          </table:table-cell>
          <table:table-cell office:value-type="float" office:value="3557.78" calcext:value-type="float">
            <text:p>3557,78</text:p>
          </table:table-cell>
          <table:table-cell office:value-type="float" office:value="1760.44" calcext:value-type="float">
            <text:p>1760,44</text:p>
          </table:table-cell>
          <table:table-cell office:value-type="float" office:value="2763.56" calcext:value-type="float">
            <text:p>2763,56</text:p>
          </table:table-cell>
          <table:table-cell office:value-type="float" office:value="70.46" calcext:value-type="float">
            <text:p>70,46</text:p>
          </table:table-cell>
          <table:table-cell office:value-type="float" office:value="56.98" calcext:value-type="float">
            <text:p>56,98</text:p>
          </table:table-cell>
          <table:table-cell office:value-type="float" office:value="251.06" calcext:value-type="float">
            <text:p>251,06</text:p>
          </table:table-cell>
          <table:table-cell office:value-type="float" office:value="433.22" calcext:value-type="float">
            <text:p>433,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q</text:p>
          </table:table-cell>
          <table:table-cell office:value-type="float" office:value="2168.89" calcext:value-type="float">
            <text:p>2168,89</text:p>
          </table:table-cell>
          <table:table-cell office:value-type="float" office:value="3702.22" calcext:value-type="float">
            <text:p>3702,22</text:p>
          </table:table-cell>
          <table:table-cell office:value-type="float" office:value="1814.22" calcext:value-type="float">
            <text:p>1814,22</text:p>
          </table:table-cell>
          <table:table-cell office:value-type="float" office:value="2765.78" calcext:value-type="float">
            <text:p>2765,78</text:p>
          </table:table-cell>
          <table:table-cell office:value-type="float" office:value="70.7" calcext:value-type="float">
            <text:p>70,70</text:p>
          </table:table-cell>
          <table:table-cell office:value-type="float" office:value="52.45" calcext:value-type="float">
            <text:p>52,45</text:p>
          </table:table-cell>
          <table:table-cell office:value-type="float" office:value="283.61" calcext:value-type="float">
            <text:p>283,61</text:p>
          </table:table-cell>
          <table:table-cell office:value-type="float" office:value="424.1" calcext:value-type="float">
            <text:p>424,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2282.67" calcext:value-type="float">
            <text:p>2282,67</text:p>
          </table:table-cell>
          <table:table-cell office:value-type="float" office:value="3976.44" calcext:value-type="float">
            <text:p>3976,44</text:p>
          </table:table-cell>
          <table:table-cell office:value-type="float" office:value="1937.33" calcext:value-type="float">
            <text:p>1937,33</text:p>
          </table:table-cell>
          <table:table-cell office:value-type="float" office:value="3222.67" calcext:value-type="float">
            <text:p>3222,67</text:p>
          </table:table-cell>
          <table:table-cell office:value-type="float" office:value="74.2" calcext:value-type="float">
            <text:p>74,20</text:p>
          </table:table-cell>
          <table:table-cell office:value-type="float" office:value="66.35" calcext:value-type="float">
            <text:p>66,35</text:p>
          </table:table-cell>
          <table:table-cell office:value-type="float" office:value="1324.25" calcext:value-type="float">
            <text:p>1324,25</text:p>
          </table:table-cell>
          <table:table-cell office:value-type="float" office:value="1563.71" calcext:value-type="float">
            <text:p>1563,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uf</text:p>
          </table:table-cell>
          <table:table-cell office:value-type="float" office:value="2202.67" calcext:value-type="float">
            <text:p>2202,67</text:p>
          </table:table-cell>
          <table:table-cell office:value-type="float" office:value="3849.78" calcext:value-type="float">
            <text:p>3849,78</text:p>
          </table:table-cell>
          <table:table-cell office:value-type="float" office:value="1870.67" calcext:value-type="float">
            <text:p>1870,67</text:p>
          </table:table-cell>
          <table:table-cell office:value-type="float" office:value="2940.44" calcext:value-type="float">
            <text:p>2940,44</text:p>
          </table:table-cell>
          <table:table-cell office:value-type="float" office:value="74.78" calcext:value-type="float">
            <text:p>74,78</text:p>
          </table:table-cell>
          <table:table-cell office:value-type="float" office:value="57.19" calcext:value-type="float">
            <text:p>57,19</text:p>
          </table:table-cell>
          <table:table-cell office:value-type="float" office:value="344.41" calcext:value-type="float">
            <text:p>344,41</text:p>
          </table:table-cell>
          <table:table-cell office:value-type="float" office:value="475.9" calcext:value-type="float">
            <text:p>475,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f</text:p>
          </table:table-cell>
          <table:table-cell office:value-type="float" office:value="2322.67" calcext:value-type="float">
            <text:p>2322,67</text:p>
          </table:table-cell>
          <table:table-cell office:value-type="float" office:value="4171.56" calcext:value-type="float">
            <text:p>4171,56</text:p>
          </table:table-cell>
          <table:table-cell office:value-type="float" office:value="1918.22" calcext:value-type="float">
            <text:p>1918,22</text:p>
          </table:table-cell>
          <table:table-cell office:value-type="float" office:value="3253.78" calcext:value-type="float">
            <text:p>3253,78</text:p>
          </table:table-cell>
          <table:table-cell office:value-type="float" office:value="79.6" calcext:value-type="float">
            <text:p>79,60</text:p>
          </table:table-cell>
          <table:table-cell office:value-type="float" office:value="69.62" calcext:value-type="float">
            <text:p>69,62</text:p>
          </table:table-cell>
          <table:table-cell office:value-type="float" office:value="1199.83" calcext:value-type="float">
            <text:p>1199,83</text:p>
          </table:table-cell>
          <table:table-cell office:value-type="float" office:value="1646.5" calcext:value-type="float">
            <text:p>1646,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l</text:p>
          </table:table-cell>
          <table:table-cell office:value-type="float" office:value="2409.78" calcext:value-type="float">
            <text:p>2409,78</text:p>
          </table:table-cell>
          <table:table-cell office:value-type="float" office:value="4412" calcext:value-type="float">
            <text:p>4412,00</text:p>
          </table:table-cell>
          <table:table-cell office:value-type="float" office:value="2035.11" calcext:value-type="float">
            <text:p>2035,11</text:p>
          </table:table-cell>
          <table:table-cell office:value-type="float" office:value="3551.11" calcext:value-type="float">
            <text:p>3551,11</text:p>
          </table:table-cell>
          <table:table-cell office:value-type="float" office:value="83.09" calcext:value-type="float">
            <text:p>83,09</text:p>
          </table:table-cell>
          <table:table-cell office:value-type="float" office:value="74.49" calcext:value-type="float">
            <text:p>74,49</text:p>
          </table:table-cell>
          <table:table-cell office:value-type="float" office:value="654.19" calcext:value-type="float">
            <text:p>654,19</text:p>
          </table:table-cell>
          <table:table-cell office:value-type="float" office:value="848.89" calcext:value-type="float">
            <text:p>848,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2425.78" calcext:value-type="float">
            <text:p>2425,78</text:p>
          </table:table-cell>
          <table:table-cell office:value-type="float" office:value="4458.22" calcext:value-type="float">
            <text:p>4458,22</text:p>
          </table:table-cell>
          <table:table-cell office:value-type="float" office:value="2035.56" calcext:value-type="float">
            <text:p>2035,56</text:p>
          </table:table-cell>
          <table:table-cell office:value-type="float" office:value="3590.22" calcext:value-type="float">
            <text:p>3590,22</text:p>
          </table:table-cell>
          <table:table-cell office:value-type="float" office:value="83.79" calcext:value-type="float">
            <text:p>83,79</text:p>
          </table:table-cell>
          <table:table-cell office:value-type="float" office:value="76.38" calcext:value-type="float">
            <text:p>76,38</text:p>
          </table:table-cell>
          <table:table-cell office:value-type="float" office:value="336.74" calcext:value-type="float">
            <text:p>336,74</text:p>
          </table:table-cell>
          <table:table-cell office:value-type="float" office:value="460.12" calcext:value-type="float">
            <text:p>460,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t</text:p>
          </table:table-cell>
          <table:table-cell office:value-type="float" office:value="2152" calcext:value-type="float">
            <text:p>2152,00</text:p>
          </table:table-cell>
          <table:table-cell office:value-type="float" office:value="4050.22" calcext:value-type="float">
            <text:p>4050,22</text:p>
          </table:table-cell>
          <table:table-cell office:value-type="float" office:value="1828" calcext:value-type="float">
            <text:p>1828,00</text:p>
          </table:table-cell>
          <table:table-cell office:value-type="float" office:value="3038.67" calcext:value-type="float">
            <text:p>3038,67</text:p>
          </table:table-cell>
          <table:table-cell office:value-type="float" office:value="88.21" calcext:value-type="float">
            <text:p>88,21</text:p>
          </table:table-cell>
          <table:table-cell office:value-type="float" office:value="66.23" calcext:value-type="float">
            <text:p>66,23</text:p>
          </table:table-cell>
          <table:table-cell office:value-type="float" office:value="330.75" calcext:value-type="float">
            <text:p>330,75</text:p>
          </table:table-cell>
          <table:table-cell office:value-type="float" office:value="466.72" calcext:value-type="float">
            <text:p>466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</text:p>
          </table:table-cell>
          <table:table-cell office:value-type="float" office:value="2208" calcext:value-type="float">
            <text:p>2208,00</text:p>
          </table:table-cell>
          <table:table-cell office:value-type="float" office:value="4172.44" calcext:value-type="float">
            <text:p>4172,44</text:p>
          </table:table-cell>
          <table:table-cell office:value-type="float" office:value="1833.78" calcext:value-type="float">
            <text:p>1833,78</text:p>
          </table:table-cell>
          <table:table-cell office:value-type="float" office:value="3041.33" calcext:value-type="float">
            <text:p>3041,33</text:p>
          </table:table-cell>
          <table:table-cell office:value-type="float" office:value="88.97" calcext:value-type="float">
            <text:p>88,97</text:p>
          </table:table-cell>
          <table:table-cell office:value-type="float" office:value="65.85" calcext:value-type="float">
            <text:p>65,85</text:p>
          </table:table-cell>
          <table:table-cell office:value-type="float" office:value="282.98" calcext:value-type="float">
            <text:p>282,98</text:p>
          </table:table-cell>
          <table:table-cell office:value-type="float" office:value="437.66" calcext:value-type="float">
            <text:p>437,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2318.67" calcext:value-type="float">
            <text:p>2318,67</text:p>
          </table:table-cell>
          <table:table-cell office:value-type="float" office:value="4406.67" calcext:value-type="float">
            <text:p>4406,67</text:p>
          </table:table-cell>
          <table:table-cell office:value-type="float" office:value="2016" calcext:value-type="float">
            <text:p>2016,00</text:p>
          </table:table-cell>
          <table:table-cell office:value-type="float" office:value="3376" calcext:value-type="float">
            <text:p>3376,00</text:p>
          </table:table-cell>
          <table:table-cell office:value-type="float" office:value="90.05" calcext:value-type="float">
            <text:p>90,05</text:p>
          </table:table-cell>
          <table:table-cell office:value-type="float" office:value="67.46" calcext:value-type="float">
            <text:p>67,46</text:p>
          </table:table-cell>
          <table:table-cell office:value-type="float" office:value="268.72" calcext:value-type="float">
            <text:p>268,72</text:p>
          </table:table-cell>
          <table:table-cell office:value-type="float" office:value="347.5" calcext:value-type="float">
            <text:p>347,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</text:p>
          </table:table-cell>
          <table:table-cell office:value-type="float" office:value="2409.78" calcext:value-type="float">
            <text:p>2409,78</text:p>
          </table:table-cell>
          <table:table-cell office:value-type="float" office:value="4745.33" calcext:value-type="float">
            <text:p>4745,33</text:p>
          </table:table-cell>
          <table:table-cell office:value-type="float" office:value="1977.33" calcext:value-type="float">
            <text:p>1977,33</text:p>
          </table:table-cell>
          <table:table-cell office:value-type="float" office:value="3537.78" calcext:value-type="float">
            <text:p>3537,78</text:p>
          </table:table-cell>
          <table:table-cell office:value-type="float" office:value="96.92" calcext:value-type="float">
            <text:p>96,92</text:p>
          </table:table-cell>
          <table:table-cell office:value-type="float" office:value="78.92" calcext:value-type="float">
            <text:p>78,92</text:p>
          </table:table-cell>
          <table:table-cell office:value-type="float" office:value="304.51" calcext:value-type="float">
            <text:p>304,51</text:p>
          </table:table-cell>
          <table:table-cell office:value-type="float" office:value="457.9" calcext:value-type="float">
            <text:p>457,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ty</text:p>
          </table:table-cell>
          <table:table-cell office:value-type="float" office:value="2290.22" calcext:value-type="float">
            <text:p>2290,22</text:p>
          </table:table-cell>
          <table:table-cell office:value-type="float" office:value="4517.78" calcext:value-type="float">
            <text:p>4517,78</text:p>
          </table:table-cell>
          <table:table-cell office:value-type="float" office:value="1943.56" calcext:value-type="float">
            <text:p>1943,56</text:p>
          </table:table-cell>
          <table:table-cell office:value-type="float" office:value="3442.22" calcext:value-type="float">
            <text:p>3442,22</text:p>
          </table:table-cell>
          <table:table-cell office:value-type="float" office:value="97.26" calcext:value-type="float">
            <text:p>97,26</text:p>
          </table:table-cell>
          <table:table-cell office:value-type="float" office:value="77.11" calcext:value-type="float">
            <text:p>77,11</text:p>
          </table:table-cell>
          <table:table-cell office:value-type="float" office:value="857.32" calcext:value-type="float">
            <text:p>857,32</text:p>
          </table:table-cell>
          <table:table-cell office:value-type="float" office:value="968.48" calcext:value-type="float">
            <text:p>968,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2207.56" calcext:value-type="float">
            <text:p>2207,56</text:p>
          </table:table-cell>
          <table:table-cell office:value-type="float" office:value="4391.11" calcext:value-type="float">
            <text:p>4391,11</text:p>
          </table:table-cell>
          <table:table-cell office:value-type="float" office:value="1863.11" calcext:value-type="float">
            <text:p>1863,11</text:p>
          </table:table-cell>
          <table:table-cell office:value-type="float" office:value="3167.56" calcext:value-type="float">
            <text:p>3167,56</text:p>
          </table:table-cell>
          <table:table-cell office:value-type="float" office:value="98.91" calcext:value-type="float">
            <text:p>98,91</text:p>
          </table:table-cell>
          <table:table-cell office:value-type="float" office:value="70.01" calcext:value-type="float">
            <text:p>70,01</text:p>
          </table:table-cell>
          <table:table-cell office:value-type="float" office:value="261.95" calcext:value-type="float">
            <text:p>261,95</text:p>
          </table:table-cell>
          <table:table-cell office:value-type="float" office:value="371.74" calcext:value-type="float">
            <text:p>371,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5sum</text:p>
          </table:table-cell>
          <table:table-cell office:value-type="float" office:value="2191.56" calcext:value-type="float">
            <text:p>2191,56</text:p>
          </table:table-cell>
          <table:table-cell office:value-type="float" office:value="4442.67" calcext:value-type="float">
            <text:p>4442,67</text:p>
          </table:table-cell>
          <table:table-cell office:value-type="float" office:value="1839.56" calcext:value-type="float">
            <text:p>1839,56</text:p>
          </table:table-cell>
          <table:table-cell office:value-type="float" office:value="3296.44" calcext:value-type="float">
            <text:p>3296,44</text:p>
          </table:table-cell>
          <table:table-cell office:value-type="float" office:value="102.72" calcext:value-type="float">
            <text:p>102,72</text:p>
          </table:table-cell>
          <table:table-cell office:value-type="float" office:value="79.2" calcext:value-type="float">
            <text:p>79,20</text:p>
          </table:table-cell>
          <table:table-cell office:value-type="float" office:value="250.94" calcext:value-type="float">
            <text:p>250,94</text:p>
          </table:table-cell>
          <table:table-cell office:value-type="float" office:value="409.94" calcext:value-type="float">
            <text:p>409,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256sum</text:p>
          </table:table-cell>
          <table:table-cell office:value-type="float" office:value="2185.33" calcext:value-type="float">
            <text:p>2185,33</text:p>
          </table:table-cell>
          <table:table-cell office:value-type="float" office:value="4435.56" calcext:value-type="float">
            <text:p>4435,56</text:p>
          </table:table-cell>
          <table:table-cell office:value-type="float" office:value="1799.56" calcext:value-type="float">
            <text:p>1799,56</text:p>
          </table:table-cell>
          <table:table-cell office:value-type="float" office:value="3297.78" calcext:value-type="float">
            <text:p>3297,78</text:p>
          </table:table-cell>
          <table:table-cell office:value-type="float" office:value="102.97" calcext:value-type="float">
            <text:p>102,97</text:p>
          </table:table-cell>
          <table:table-cell office:value-type="float" office:value="83.26" calcext:value-type="float">
            <text:p>83,26</text:p>
          </table:table-cell>
          <table:table-cell office:value-type="float" office:value="214.97" calcext:value-type="float">
            <text:p>214,97</text:p>
          </table:table-cell>
          <table:table-cell office:value-type="float" office:value="330.62" calcext:value-type="float">
            <text:p>330,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1sum</text:p>
          </table:table-cell>
          <table:table-cell office:value-type="float" office:value="2179.11" calcext:value-type="float">
            <text:p>2179,11</text:p>
          </table:table-cell>
          <table:table-cell office:value-type="float" office:value="4430.67" calcext:value-type="float">
            <text:p>4430,67</text:p>
          </table:table-cell>
          <table:table-cell office:value-type="float" office:value="1867.56" calcext:value-type="float">
            <text:p>1867,56</text:p>
          </table:table-cell>
          <table:table-cell office:value-type="float" office:value="3300" calcext:value-type="float">
            <text:p>3300,00</text:p>
          </table:table-cell>
          <table:table-cell office:value-type="float" office:value="103.32" calcext:value-type="float">
            <text:p>103,32</text:p>
          </table:table-cell>
          <table:table-cell office:value-type="float" office:value="76.7" calcext:value-type="float">
            <text:p>76,70</text:p>
          </table:table-cell>
          <table:table-cell office:value-type="float" office:value="261.84" calcext:value-type="float">
            <text:p>261,84</text:p>
          </table:table-cell>
          <table:table-cell office:value-type="float" office:value="346.8" calcext:value-type="float">
            <text:p>346,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512sum</text:p>
          </table:table-cell>
          <table:table-cell office:value-type="float" office:value="2190.67" calcext:value-type="float">
            <text:p>2190,67</text:p>
          </table:table-cell>
          <table:table-cell office:value-type="float" office:value="4480" calcext:value-type="float">
            <text:p>4480,00</text:p>
          </table:table-cell>
          <table:table-cell office:value-type="float" office:value="1881.33" calcext:value-type="float">
            <text:p>1881,33</text:p>
          </table:table-cell>
          <table:table-cell office:value-type="float" office:value="3296.44" calcext:value-type="float">
            <text:p>3296,44</text:p>
          </table:table-cell>
          <table:table-cell office:value-type="float" office:value="104.5" calcext:value-type="float">
            <text:p>104,50</text:p>
          </table:table-cell>
          <table:table-cell office:value-type="float" office:value="75.22" calcext:value-type="float">
            <text:p>75,22</text:p>
          </table:table-cell>
          <table:table-cell office:value-type="float" office:value="205.52" calcext:value-type="float">
            <text:p>205,52</text:p>
          </table:table-cell>
          <table:table-cell office:value-type="float" office:value="175.73" calcext:value-type="float">
            <text:p>175,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224sum</text:p>
          </table:table-cell>
          <table:table-cell office:value-type="float" office:value="2166.67" calcext:value-type="float">
            <text:p>2166,67</text:p>
          </table:table-cell>
          <table:table-cell office:value-type="float" office:value="4456" calcext:value-type="float">
            <text:p>4456,00</text:p>
          </table:table-cell>
          <table:table-cell office:value-type="float" office:value="1858.67" calcext:value-type="float">
            <text:p>1858,67</text:p>
          </table:table-cell>
          <table:table-cell office:value-type="float" office:value="3304.89" calcext:value-type="float">
            <text:p>3304,89</text:p>
          </table:table-cell>
          <table:table-cell office:value-type="float" office:value="105.66" calcext:value-type="float">
            <text:p>105,66</text:p>
          </table:table-cell>
          <table:table-cell office:value-type="float" office:value="77.81" calcext:value-type="float">
            <text:p>77,81</text:p>
          </table:table-cell>
          <table:table-cell office:value-type="float" office:value="214.97" calcext:value-type="float">
            <text:p>214,97</text:p>
          </table:table-cell>
          <table:table-cell office:value-type="float" office:value="330.62" calcext:value-type="float">
            <text:p>330,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384sum</text:p>
          </table:table-cell>
          <table:table-cell office:value-type="float" office:value="2184.89" calcext:value-type="float">
            <text:p>2184,89</text:p>
          </table:table-cell>
          <table:table-cell office:value-type="float" office:value="4505.78" calcext:value-type="float">
            <text:p>4505,78</text:p>
          </table:table-cell>
          <table:table-cell office:value-type="float" office:value="1872" calcext:value-type="float">
            <text:p>1872,00</text:p>
          </table:table-cell>
          <table:table-cell office:value-type="float" office:value="3341.78" calcext:value-type="float">
            <text:p>3341,78</text:p>
          </table:table-cell>
          <table:table-cell office:value-type="float" office:value="106.22" calcext:value-type="float">
            <text:p>106,22</text:p>
          </table:table-cell>
          <table:table-cell office:value-type="float" office:value="78.51" calcext:value-type="float">
            <text:p>78,51</text:p>
          </table:table-cell>
          <table:table-cell office:value-type="float" office:value="205.52" calcext:value-type="float">
            <text:p>205,52</text:p>
          </table:table-cell>
          <table:table-cell office:value-type="float" office:value="175.73" calcext:value-type="float">
            <text:p>175,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it</text:p>
          </table:table-cell>
          <table:table-cell office:value-type="float" office:value="2408.44" calcext:value-type="float">
            <text:p>2408,44</text:p>
          </table:table-cell>
          <table:table-cell office:value-type="float" office:value="5015.11" calcext:value-type="float">
            <text:p>5015,11</text:p>
          </table:table-cell>
          <table:table-cell office:value-type="float" office:value="2008.44" calcext:value-type="float">
            <text:p>2008,44</text:p>
          </table:table-cell>
          <table:table-cell office:value-type="float" office:value="3776" calcext:value-type="float">
            <text:p>3776,00</text:p>
          </table:table-cell>
          <table:table-cell office:value-type="float" office:value="108.23" calcext:value-type="float">
            <text:p>108,23</text:p>
          </table:table-cell>
          <table:table-cell office:value-type="float" office:value="88.01" calcext:value-type="float">
            <text:p>88,01</text:p>
          </table:table-cell>
          <table:table-cell office:value-type="float" office:value="303.86" calcext:value-type="float">
            <text:p>303,86</text:p>
          </table:table-cell>
          <table:table-cell office:value-type="float" office:value="416.42" calcext:value-type="float">
            <text:p>416,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sum</text:p>
          </table:table-cell>
          <table:table-cell office:value-type="float" office:value="2179.11" calcext:value-type="float">
            <text:p>2179,11</text:p>
          </table:table-cell>
          <table:table-cell office:value-type="float" office:value="4705.33" calcext:value-type="float">
            <text:p>4705,33</text:p>
          </table:table-cell>
          <table:table-cell office:value-type="float" office:value="1898.67" calcext:value-type="float">
            <text:p>1898,67</text:p>
          </table:table-cell>
          <table:table-cell office:value-type="float" office:value="3468" calcext:value-type="float">
            <text:p>3468,00</text:p>
          </table:table-cell>
          <table:table-cell office:value-type="float" office:value="115.93" calcext:value-type="float">
            <text:p>115,93</text:p>
          </table:table-cell>
          <table:table-cell office:value-type="float" office:value="82.65" calcext:value-type="float">
            <text:p>82,65</text:p>
          </table:table-cell>
          <table:table-cell office:value-type="float" office:value="246.32" calcext:value-type="float">
            <text:p>246,32</text:p>
          </table:table-cell>
          <table:table-cell office:value-type="float" office:value="245.38" calcext:value-type="float">
            <text:p>245,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</text:p>
          </table:table-cell>
          <table:table-cell office:value-type="float" office:value="2133.78" calcext:value-type="float">
            <text:p>2133,78</text:p>
          </table:table-cell>
          <table:table-cell office:value-type="float" office:value="4705.78" calcext:value-type="float">
            <text:p>4705,78</text:p>
          </table:table-cell>
          <table:table-cell office:value-type="float" office:value="1777.78" calcext:value-type="float">
            <text:p>1777,78</text:p>
          </table:table-cell>
          <table:table-cell office:value-type="float" office:value="3370.67" calcext:value-type="float">
            <text:p>3370,67</text:p>
          </table:table-cell>
          <table:table-cell office:value-type="float" office:value="120.54" calcext:value-type="float">
            <text:p>120,54</text:p>
          </table:table-cell>
          <table:table-cell office:value-type="float" office:value="89.6" calcext:value-type="float">
            <text:p>89,60</text:p>
          </table:table-cell>
          <table:table-cell office:value-type="float" office:value="309.37" calcext:value-type="float">
            <text:p>309,37</text:p>
          </table:table-cell>
          <table:table-cell office:value-type="float" office:value="421.72" calcext:value-type="float">
            <text:p>421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</text:p>
          </table:table-cell>
          <table:table-cell office:value-type="float" office:value="2364.44" calcext:value-type="float">
            <text:p>2364,44</text:p>
          </table:table-cell>
          <table:table-cell office:value-type="float" office:value="5226.67" calcext:value-type="float">
            <text:p>5226,67</text:p>
          </table:table-cell>
          <table:table-cell office:value-type="float" office:value="2014.22" calcext:value-type="float">
            <text:p>2014,22</text:p>
          </table:table-cell>
          <table:table-cell office:value-type="float" office:value="3980.89" calcext:value-type="float">
            <text:p>3980,89</text:p>
          </table:table-cell>
          <table:table-cell office:value-type="float" office:value="121.05" calcext:value-type="float">
            <text:p>121,05</text:p>
          </table:table-cell>
          <table:table-cell office:value-type="float" office:value="97.64" calcext:value-type="float">
            <text:p>97,64</text:p>
          </table:table-cell>
          <table:table-cell office:value-type="float" office:value="857.19" calcext:value-type="float">
            <text:p>857,19</text:p>
          </table:table-cell>
          <table:table-cell office:value-type="float" office:value="1073.93" calcext:value-type="float">
            <text:p>1073,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2316.89" calcext:value-type="float">
            <text:p>2316,89</text:p>
          </table:table-cell>
          <table:table-cell office:value-type="float" office:value="5954.67" calcext:value-type="float">
            <text:p>5954,67</text:p>
          </table:table-cell>
          <table:table-cell office:value-type="float" office:value="1934.67" calcext:value-type="float">
            <text:p>1934,67</text:p>
          </table:table-cell>
          <table:table-cell office:value-type="float" office:value="4022.22" calcext:value-type="float">
            <text:p>4022,22</text:p>
          </table:table-cell>
          <table:table-cell office:value-type="float" office:value="157.01" calcext:value-type="float">
            <text:p>157,01</text:p>
          </table:table-cell>
          <table:table-cell office:value-type="float" office:value="107.9" calcext:value-type="float">
            <text:p>107,90</text:p>
          </table:table-cell>
          <table:table-cell office:value-type="float" office:value="843.9" calcext:value-type="float">
            <text:p>843,90</text:p>
          </table:table-cell>
          <table:table-cell office:value-type="float" office:value="961.75" calcext:value-type="float">
            <text:p>96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2505.33" calcext:value-type="float">
            <text:p>2505,33</text:p>
          </table:table-cell>
          <table:table-cell office:value-type="float" office:value="6603.11" calcext:value-type="float">
            <text:p>6603,11</text:p>
          </table:table-cell>
          <table:table-cell office:value-type="float" office:value="2089.33" calcext:value-type="float">
            <text:p>2089,33</text:p>
          </table:table-cell>
          <table:table-cell office:value-type="float" office:value="4759.11" calcext:value-type="float">
            <text:p>4759,11</text:p>
          </table:table-cell>
          <table:table-cell office:value-type="float" office:value="163.56" calcext:value-type="float">
            <text:p>163,56</text:p>
          </table:table-cell>
          <table:table-cell office:value-type="float" office:value="127.78" calcext:value-type="float">
            <text:p>127,78</text:p>
          </table:table-cell>
          <table:table-cell office:value-type="float" office:value="386.94" calcext:value-type="float">
            <text:p>386,94</text:p>
          </table:table-cell>
          <table:table-cell office:value-type="float" office:value="497.17" calcext:value-type="float">
            <text:p>497,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l</text:p>
          </table:table-cell>
          <table:table-cell office:value-type="float" office:value="2230.67" calcext:value-type="float">
            <text:p>2230,67</text:p>
          </table:table-cell>
          <table:table-cell office:value-type="float" office:value="6542.67" calcext:value-type="float">
            <text:p>6542,67</text:p>
          </table:table-cell>
          <table:table-cell office:value-type="float" office:value="1905.33" calcext:value-type="float">
            <text:p>1905,33</text:p>
          </table:table-cell>
          <table:table-cell office:value-type="float" office:value="4366.67" calcext:value-type="float">
            <text:p>4366,67</text:p>
          </table:table-cell>
          <table:table-cell office:value-type="float" office:value="193.31" calcext:value-type="float">
            <text:p>193,31</text:p>
          </table:table-cell>
          <table:table-cell office:value-type="float" office:value="129.18" calcext:value-type="float">
            <text:p>129,18</text:p>
          </table:table-cell>
          <table:table-cell office:value-type="float" office:value="368.32" calcext:value-type="float">
            <text:p>368,32</text:p>
          </table:table-cell>
          <table:table-cell office:value-type="float" office:value="511.69" calcext:value-type="float">
            <text:p>511,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x</text:p>
          </table:table-cell>
          <table:table-cell office:value-type="float" office:value="2293.78" calcext:value-type="float">
            <text:p>2293,78</text:p>
          </table:table-cell>
          <table:table-cell office:value-type="float" office:value="7114.67" calcext:value-type="float">
            <text:p>7114,67</text:p>
          </table:table-cell>
          <table:table-cell office:value-type="float" office:value="2014.67" calcext:value-type="float">
            <text:p>2014,67</text:p>
          </table:table-cell>
          <table:table-cell office:value-type="float" office:value="4684.89" calcext:value-type="float">
            <text:p>4684,89</text:p>
          </table:table-cell>
          <table:table-cell office:value-type="float" office:value="210.17" calcext:value-type="float">
            <text:p>210,17</text:p>
          </table:table-cell>
          <table:table-cell office:value-type="float" office:value="132.54" calcext:value-type="float">
            <text:p>132,54</text:p>
          </table:table-cell>
          <table:table-cell office:value-type="float" office:value="427.22" calcext:value-type="float">
            <text:p>427,22</text:p>
          </table:table-cell>
          <table:table-cell office:value-type="float" office:value="595.5" calcext:value-type="float">
            <text:p>595,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2419.11" calcext:value-type="float">
            <text:p>2419,11</text:p>
          </table:table-cell>
          <table:table-cell office:value-type="float" office:value="7594.22" calcext:value-type="float">
            <text:p>7594,22</text:p>
          </table:table-cell>
          <table:table-cell office:value-type="float" office:value="2087.11" calcext:value-type="float">
            <text:p>2087,11</text:p>
          </table:table-cell>
          <table:table-cell office:value-type="float" office:value="5106.22" calcext:value-type="float">
            <text:p>5106,22</text:p>
          </table:table-cell>
          <table:table-cell office:value-type="float" office:value="213.93" calcext:value-type="float">
            <text:p>213,93</text:p>
          </table:table-cell>
          <table:table-cell office:value-type="float" office:value="144.66" calcext:value-type="float">
            <text:p>144,66</text:p>
          </table:table-cell>
          <table:table-cell office:value-type="float" office:value="391.23" calcext:value-type="float">
            <text:p>391,23</text:p>
          </table:table-cell>
          <table:table-cell office:value-type="float" office:value="563.88" calcext:value-type="float">
            <text:p>563,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ir</text:p>
          </table:table-cell>
          <table:table-cell office:value-type="float" office:value="2909.33" calcext:value-type="float">
            <text:p>2909,33</text:p>
          </table:table-cell>
          <table:table-cell office:value-type="float" office:value="9188.44" calcext:value-type="float">
            <text:p>9188,44</text:p>
          </table:table-cell>
          <table:table-cell office:value-type="float" office:value="2619.11" calcext:value-type="float">
            <text:p>2619,11</text:p>
          </table:table-cell>
          <table:table-cell office:value-type="float" office:value="6421.33" calcext:value-type="float">
            <text:p>6421,33</text:p>
          </table:table-cell>
          <table:table-cell office:value-type="float" office:value="215.83" calcext:value-type="float">
            <text:p>215,83</text:p>
          </table:table-cell>
          <table:table-cell office:value-type="float" office:value="145.17" calcext:value-type="float">
            <text:p>145,17</text:p>
          </table:table-cell>
          <table:table-cell office:value-type="float" office:value="366.59" calcext:value-type="float">
            <text:p>366,59</text:p>
          </table:table-cell>
          <table:table-cell office:value-type="float" office:value="511.9" calcext:value-type="float">
            <text:p>511,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2303.11" calcext:value-type="float">
            <text:p>2303,11</text:p>
          </table:table-cell>
          <table:table-cell office:value-type="float" office:value="7969.78" calcext:value-type="float">
            <text:p>7969,78</text:p>
          </table:table-cell>
          <table:table-cell office:value-type="float" office:value="2079.11" calcext:value-type="float">
            <text:p>2079,11</text:p>
          </table:table-cell>
          <table:table-cell office:value-type="float" office:value="4825.78" calcext:value-type="float">
            <text:p>4825,78</text:p>
          </table:table-cell>
          <table:table-cell office:value-type="float" office:value="246.04" calcext:value-type="float">
            <text:p>246,04</text:p>
          </table:table-cell>
          <table:table-cell office:value-type="float" office:value="132.11" calcext:value-type="float">
            <text:p>132,11</text:p>
          </table:table-cell>
          <table:table-cell office:value-type="float" office:value="400.86" calcext:value-type="float">
            <text:p>400,86</text:p>
          </table:table-cell>
          <table:table-cell office:value-type="float" office:value="496.62" calcext:value-type="float">
            <text:p>496,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2534.67" calcext:value-type="float">
            <text:p>2534,67</text:p>
          </table:table-cell>
          <table:table-cell office:value-type="float" office:value="9423.11" calcext:value-type="float">
            <text:p>9423,11</text:p>
          </table:table-cell>
          <table:table-cell office:value-type="float" office:value="2227.56" calcext:value-type="float">
            <text:p>2227,56</text:p>
          </table:table-cell>
          <table:table-cell office:value-type="float" office:value="6712" calcext:value-type="float">
            <text:p>6712,00</text:p>
          </table:table-cell>
          <table:table-cell office:value-type="float" office:value="271.77" calcext:value-type="float">
            <text:p>271,77</text:p>
          </table:table-cell>
          <table:table-cell office:value-type="float" office:value="201.32" calcext:value-type="float">
            <text:p>201,32</text:p>
          </table:table-cell>
          <table:table-cell office:value-type="float" office:value="857.66" calcext:value-type="float">
            <text:p>857,66</text:p>
          </table:table-cell>
          <table:table-cell office:value-type="float" office:value="1046.88" calcext:value-type="float">
            <text:p>1046,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</text:p>
          </table:table-cell>
          <table:table-cell office:value-type="float" office:value="2315.11" calcext:value-type="float">
            <text:p>2315,11</text:p>
          </table:table-cell>
          <table:table-cell office:value-type="float" office:value="8931.11" calcext:value-type="float">
            <text:p>8931,11</text:p>
          </table:table-cell>
          <table:table-cell office:value-type="float" office:value="1965.78" calcext:value-type="float">
            <text:p>1965,78</text:p>
          </table:table-cell>
          <table:table-cell office:value-type="float" office:value="6041.78" calcext:value-type="float">
            <text:p>6041,78</text:p>
          </table:table-cell>
          <table:table-cell office:value-type="float" office:value="285.77" calcext:value-type="float">
            <text:p>285,77</text:p>
          </table:table-cell>
          <table:table-cell office:value-type="float" office:value="207.35" calcext:value-type="float">
            <text:p>207,35</text:p>
          </table:table-cell>
          <table:table-cell office:value-type="float" office:value="366.59" calcext:value-type="float">
            <text:p>366,59</text:p>
          </table:table-cell>
          <table:table-cell office:value-type="float" office:value="511.9" calcext:value-type="float">
            <text:p>511,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2300.44" calcext:value-type="float">
            <text:p>2300,44</text:p>
          </table:table-cell>
          <table:table-cell office:value-type="float" office:value="8885.78" calcext:value-type="float">
            <text:p>8885,78</text:p>
          </table:table-cell>
          <table:table-cell office:value-type="float" office:value="1924.44" calcext:value-type="float">
            <text:p>1924,44</text:p>
          </table:table-cell>
          <table:table-cell office:value-type="float" office:value="6025.78" calcext:value-type="float">
            <text:p>6025,78</text:p>
          </table:table-cell>
          <table:table-cell office:value-type="float" office:value="286.26" calcext:value-type="float">
            <text:p>286,26</text:p>
          </table:table-cell>
          <table:table-cell office:value-type="float" office:value="213.12" calcext:value-type="float">
            <text:p>213,12</text:p>
          </table:table-cell>
          <table:table-cell office:value-type="float" office:value="366.59" calcext:value-type="float">
            <text:p>366,59</text:p>
          </table:table-cell>
          <table:table-cell office:value-type="float" office:value="511.9" calcext:value-type="float">
            <text:p>511,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</text:p>
          </table:table-cell>
          <table:table-cell office:value-type="float" office:value="2340" calcext:value-type="float">
            <text:p>2340,00</text:p>
          </table:table-cell>
          <table:table-cell office:value-type="float" office:value="10491.11" calcext:value-type="float">
            <text:p>10491,11</text:p>
          </table:table-cell>
          <table:table-cell office:value-type="float" office:value="2028.89" calcext:value-type="float">
            <text:p>2028,89</text:p>
          </table:table-cell>
          <table:table-cell office:value-type="float" office:value="5846.67" calcext:value-type="float">
            <text:p>5846,67</text:p>
          </table:table-cell>
          <table:table-cell office:value-type="float" office:value="348.34" calcext:value-type="float">
            <text:p>348,34</text:p>
          </table:table-cell>
          <table:table-cell office:value-type="float" office:value="188.17" calcext:value-type="float">
            <text:p>188,17</text:p>
          </table:table-cell>
          <table:table-cell office:value-type="float" office:value="1188.16" calcext:value-type="float">
            <text:p>1188,16</text:p>
          </table:table-cell>
          <table:table-cell office:value-type="float" office:value="1357.58" calcext:value-type="float">
            <text:p>1357,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2374.22" calcext:value-type="float">
            <text:p>2374,22</text:p>
          </table:table-cell>
          <table:table-cell office:value-type="float" office:value="12129.33" calcext:value-type="float">
            <text:p>12129,33</text:p>
          </table:table-cell>
          <table:table-cell office:value-type="float" office:value="2119.11" calcext:value-type="float">
            <text:p>2119,11</text:p>
          </table:table-cell>
          <table:table-cell office:value-type="float" office:value="7013.78" calcext:value-type="float">
            <text:p>7013,78</text:p>
          </table:table-cell>
          <table:table-cell office:value-type="float" office:value="410.88" calcext:value-type="float">
            <text:p>410,88</text:p>
          </table:table-cell>
          <table:table-cell office:value-type="float" office:value="230.98" calcext:value-type="float">
            <text:p>230,98</text:p>
          </table:table-cell>
          <table:table-cell office:value-type="float" office:value="1171.71" calcext:value-type="float">
            <text:p>1171,71</text:p>
          </table:table-cell>
          <table:table-cell office:value-type="float" office:value="1369.1" calcext:value-type="float">
            <text:p>1369,1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Mittelwert</text:p>
          </table:table-cell>
          <table:table-cell table:formula="of:=AVERAGE([.B3:.B107])" office:value-type="float" office:value="2291.04333333333" calcext:value-type="float">
            <text:p>2291,04</text:p>
          </table:table-cell>
          <table:table-cell table:formula="of:=AVERAGE([.C3:.C107])" office:value-type="float" office:value="4168.30876190476" calcext:value-type="float">
            <text:p>4168,31</text:p>
          </table:table-cell>
          <table:table-cell table:formula="of:=AVERAGE([.D3:.D107])" office:value-type="float" office:value="1953.79876190476" calcext:value-type="float">
            <text:p>1953,80</text:p>
          </table:table-cell>
          <table:table-cell table:formula="of:=AVERAGE([.E3:.E107])" office:value-type="float" office:value="3216.65638095238" calcext:value-type="float">
            <text:p>3216,66</text:p>
          </table:table-cell>
          <table:table-cell table:formula="of:=AVERAGE([.F3:.F107])" office:value-type="float" office:value="81.2695238095238" calcext:value-type="float">
            <text:p>81,27</text:p>
          </table:table-cell>
          <table:table-cell table:formula="of:=AVERAGE([.G3:.G107])" office:value-type="float" office:value="64.242380952381" calcext:value-type="float">
            <text:p>64,24</text:p>
          </table:table-cell>
          <table:table-cell table:formula="of:=AVERAGE([.H3:.H107])" office:value-type="float" office:value="386.334285714286" calcext:value-type="float">
            <text:p>386,33</text:p>
          </table:table-cell>
          <table:table-cell table:formula="of:=AVERAGE([.I3:.I107])" office:value-type="float" office:value="524.815428571429" calcext:value-type="float">
            <text:p>524,82</text:p>
          </table:table-cell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column table:style-name="co6" table:number-columns-repeated="2" table:default-cell-style-name="ce5"/>
        <table:table-row table:style-name="ro1">
          <table:table-cell table:style-name="ce13" office:value-type="string" calcext:value-type="string" table:number-columns-spanned="3" table:number-rows-spanned="1">
            <text:p>Zunahme der Programmgöße in %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kill</text:p>
          </table:table-cell>
          <table:table-cell office:value-type="float" office:value="193.53" calcext:value-type="float">
            <text:p>193,53</text:p>
          </table:table-cell>
          <table:table-cell office:value-type="float" office:value="307.83" calcext:value-type="float">
            <text:p>307,83</text:p>
          </table:table-cell>
        </table:table-row>
        <table:table-row table:style-name="ro1">
          <table:table-cell office:value-type="string" calcext:value-type="string">
            <text:p>whoami</text:p>
          </table:table-cell>
          <table:table-cell office:value-type="float" office:value="195.18" calcext:value-type="float">
            <text:p>195,18</text:p>
          </table:table-cell>
          <table:table-cell office:value-type="float" office:value="344.48" calcext:value-type="float">
            <text:p>344,48</text:p>
          </table:table-cell>
        </table:table-row>
        <table:table-row table:style-name="ro1">
          <table:table-cell office:value-type="string" calcext:value-type="string">
            <text:p>tty</text:p>
          </table:table-cell>
          <table:table-cell office:value-type="float" office:value="195.18" calcext:value-type="float">
            <text:p>195,18</text:p>
          </table:table-cell>
          <table:table-cell office:value-type="float" office:value="344.48" calcext:value-type="float">
            <text:p>344,48</text:p>
          </table:table-cell>
        </table:table-row>
        <table:table-row table:style-name="ro1">
          <table:table-cell office:value-type="string" calcext:value-type="string">
            <text:p>logname</text:p>
          </table:table-cell>
          <table:table-cell office:value-type="float" office:value="195.24" calcext:value-type="float">
            <text:p>195,24</text:p>
          </table:table-cell>
          <table:table-cell office:value-type="float" office:value="344.48" calcext:value-type="float">
            <text:p>344,48</text:p>
          </table:table-cell>
        </table:table-row>
        <table:table-row table:style-name="ro1">
          <table:table-cell office:value-type="string" calcext:value-type="string">
            <text:p>hostid</text:p>
          </table:table-cell>
          <table:table-cell office:value-type="float" office:value="195.3" calcext:value-type="float">
            <text:p>195,30</text:p>
          </table:table-cell>
          <table:table-cell office:value-type="float" office:value="344.64" calcext:value-type="float">
            <text:p>344,64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195.3" calcext:value-type="float">
            <text:p>195,30</text:p>
          </table:table-cell>
          <table:table-cell office:value-type="float" office:value="369.25" calcext:value-type="float">
            <text:p>369,25</text:p>
          </table:table-cell>
        </table:table-row>
        <table:table-row table:style-name="ro1">
          <table:table-cell office:value-type="string" calcext:value-type="string">
            <text:p>unlink</text:p>
          </table:table-cell>
          <table:table-cell office:value-type="float" office:value="195.33" calcext:value-type="float">
            <text:p>195,33</text:p>
          </table:table-cell>
          <table:table-cell office:value-type="float" office:value="369.29" calcext:value-type="float">
            <text:p>369,29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95.96" calcext:value-type="float">
            <text:p>195,96</text:p>
          </table:table-cell>
          <table:table-cell office:value-type="float" office:value="319.54" calcext:value-type="float">
            <text:p>319,54</text:p>
          </table:table-cell>
        </table:table-row>
        <table:table-row table:style-name="ro1">
          <table:table-cell office:value-type="string" calcext:value-type="string">
            <text:p>timeout</text:p>
          </table:table-cell>
          <table:table-cell office:value-type="float" office:value="204.94" calcext:value-type="float">
            <text:p>204,94</text:p>
          </table:table-cell>
          <table:table-cell office:value-type="float" office:value="323.1" calcext:value-type="float">
            <text:p>323,10</text:p>
          </table:table-cell>
        </table:table-row>
        <table:table-row table:style-name="ro1">
          <table:table-cell office:value-type="string" calcext:value-type="string">
            <text:p>sha512sum</text:p>
          </table:table-cell>
          <table:table-cell office:value-type="float" office:value="205.52" calcext:value-type="float">
            <text:p>205,52</text:p>
          </table:table-cell>
          <table:table-cell office:value-type="float" office:value="175.73" calcext:value-type="float">
            <text:p>175,73</text:p>
          </table:table-cell>
        </table:table-row>
        <table:table-row table:style-name="ro1">
          <table:table-cell office:value-type="string" calcext:value-type="string">
            <text:p>sha384sum</text:p>
          </table:table-cell>
          <table:table-cell office:value-type="float" office:value="205.52" calcext:value-type="float">
            <text:p>205,52</text:p>
          </table:table-cell>
          <table:table-cell office:value-type="float" office:value="175.73" calcext:value-type="float">
            <text:p>175,73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 office:value-type="float" office:value="208.93" calcext:value-type="float">
            <text:p>208,93</text:p>
          </table:table-cell>
          <table:table-cell office:value-type="float" office:value="261.21" calcext:value-type="float">
            <text:p>261,21</text:p>
          </table:table-cell>
        </table:table-row>
        <table:table-row table:style-name="ro1">
          <table:table-cell office:value-type="string" calcext:value-type="string">
            <text:p>nproc</text:p>
          </table:table-cell>
          <table:table-cell office:value-type="float" office:value="209.6" calcext:value-type="float">
            <text:p>209,60</text:p>
          </table:table-cell>
          <table:table-cell office:value-type="float" office:value="296.65" calcext:value-type="float">
            <text:p>296,65</text:p>
          </table:table-cell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211.29" calcext:value-type="float">
            <text:p>211,29</text:p>
          </table:table-cell>
          <table:table-cell office:value-type="float" office:value="296.11" calcext:value-type="float">
            <text:p>296,11</text:p>
          </table:table-cell>
        </table:table-row>
        <table:table-row table:style-name="ro1">
          <table:table-cell office:value-type="string" calcext:value-type="string">
            <text:p>dirname</text:p>
          </table:table-cell>
          <table:table-cell office:value-type="float" office:value="211.49" calcext:value-type="float">
            <text:p>211,49</text:p>
          </table:table-cell>
          <table:table-cell office:value-type="float" office:value="393.66" calcext:value-type="float">
            <text:p>393,66</text:p>
          </table:table-cell>
        </table:table-row>
        <table:table-row table:style-name="ro1">
          <table:table-cell office:value-type="string" calcext:value-type="string">
            <text:p>printenv</text:p>
          </table:table-cell>
          <table:table-cell office:value-type="float" office:value="211.56" calcext:value-type="float">
            <text:p>211,56</text:p>
          </table:table-cell>
          <table:table-cell office:value-type="float" office:value="369.25" calcext:value-type="float">
            <text:p>369,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11.56" calcext:value-type="float">
            <text:p>211,56</text:p>
          </table:table-cell>
          <table:table-cell office:value-type="float" office:value="393.85" calcext:value-type="float">
            <text:p>393,85</text:p>
          </table:table-cell>
        </table:table-row>
        <table:table-row table:style-name="ro1">
          <table:table-cell office:value-type="string" calcext:value-type="string">
            <text:p>runcon</text:p>
          </table:table-cell>
          <table:table-cell office:value-type="float" office:value="211.62" calcext:value-type="float">
            <text:p>211,62</text:p>
          </table:table-cell>
          <table:table-cell office:value-type="float" office:value="296.34" calcext:value-type="float">
            <text:p>296,34</text:p>
          </table:table-cell>
        </table:table-row>
        <table:table-row table:style-name="ro1">
          <table:table-cell office:value-type="string" calcext:value-type="string">
            <text:p>sha256sum</text:p>
          </table:table-cell>
          <table:table-cell office:value-type="float" office:value="214.97" calcext:value-type="float">
            <text:p>214,97</text:p>
          </table:table-cell>
          <table:table-cell office:value-type="float" office:value="330.62" calcext:value-type="float">
            <text:p>330,62</text:p>
          </table:table-cell>
        </table:table-row>
        <table:table-row table:style-name="ro1">
          <table:table-cell office:value-type="string" calcext:value-type="string">
            <text:p>sha224sum</text:p>
          </table:table-cell>
          <table:table-cell office:value-type="float" office:value="214.97" calcext:value-type="float">
            <text:p>214,97</text:p>
          </table:table-cell>
          <table:table-cell office:value-type="float" office:value="330.62" calcext:value-type="float">
            <text:p>330,62</text:p>
          </table:table-cell>
        </table:table-row>
        <table:table-row table:style-name="ro1">
          <table:table-cell office:value-type="string" calcext:value-type="string">
            <text:p>uptime</text:p>
          </table:table-cell>
          <table:table-cell office:value-type="float" office:value="217.55" calcext:value-type="float">
            <text:p>217,55</text:p>
          </table:table-cell>
          <table:table-cell office:value-type="float" office:value="324.52" calcext:value-type="float">
            <text:p>324,52</text:p>
          </table:table-cell>
        </table:table-row>
        <table:table-row table:style-name="ro1">
          <table:table-cell office:value-type="string" calcext:value-type="string">
            <text:p>dircolors</text:p>
          </table:table-cell>
          <table:table-cell office:value-type="float" office:value="218.39" calcext:value-type="float">
            <text:p>218,39</text:p>
          </table:table-cell>
          <table:table-cell office:value-type="float" office:value="339.54" calcext:value-type="float">
            <text:p>339,54</text:p>
          </table:table-cell>
        </table:table-row>
        <table:table-row table:style-name="ro1">
          <table:table-cell office:value-type="string" calcext:value-type="string">
            <text:p>tee</text:p>
          </table:table-cell>
          <table:table-cell office:value-type="float" office:value="223.37" calcext:value-type="float">
            <text:p>223,37</text:p>
          </table:table-cell>
          <table:table-cell office:value-type="float" office:value="374.6" calcext:value-type="float">
            <text:p>374,60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office:value-type="float" office:value="227.3" calcext:value-type="float">
            <text:p>227,30</text:p>
          </table:table-cell>
          <table:table-cell office:value-type="float" office:value="315.59" calcext:value-type="float">
            <text:p>315,59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office:value-type="float" office:value="227.52" calcext:value-type="float">
            <text:p>227,52</text:p>
          </table:table-cell>
          <table:table-cell office:value-type="float" office:value="315.84" calcext:value-type="float">
            <text:p>315,84</text:p>
          </table:table-cell>
        </table:table-row>
        <table:table-row table:style-name="ro1">
          <table:table-cell office:value-type="string" calcext:value-type="string">
            <text:p>cksum</text:p>
          </table:table-cell>
          <table:table-cell office:value-type="float" office:value="227.59" calcext:value-type="float">
            <text:p>227,59</text:p>
          </table:table-cell>
          <table:table-cell office:value-type="float" office:value="315.84" calcext:value-type="float">
            <text:p>315,84</text:p>
          </table:table-cell>
        </table:table-row>
        <table:table-row table:style-name="ro1">
          <table:table-cell office:value-type="string" calcext:value-type="string">
            <text:p>pathchk</text:p>
          </table:table-cell>
          <table:table-cell office:value-type="float" office:value="227.59" calcext:value-type="float">
            <text:p>227,59</text:p>
          </table:table-cell>
          <table:table-cell office:value-type="float" office:value="335.57" calcext:value-type="float">
            <text:p>335,57</text:p>
          </table:table-cell>
        </table:table-row>
        <table:table-row table:style-name="ro1">
          <table:table-cell office:value-type="string" calcext:value-type="string">
            <text:p>sleep</text:p>
          </table:table-cell>
          <table:table-cell office:value-type="float" office:value="227.66" calcext:value-type="float">
            <text:p>227,66</text:p>
          </table:table-cell>
          <table:table-cell office:value-type="float" office:value="296.22" calcext:value-type="float">
            <text:p>296,22</text:p>
          </table:table-cell>
        </table:table-row>
        <table:table-row table:style-name="ro1">
          <table:table-cell office:value-type="string" calcext:value-type="string">
            <text:p>basename</text:p>
          </table:table-cell>
          <table:table-cell office:value-type="float" office:value="227.74" calcext:value-type="float">
            <text:p>227,74</text:p>
          </table:table-cell>
          <table:table-cell office:value-type="float" office:value="315.96" calcext:value-type="float">
            <text:p>315,96</text:p>
          </table:table-cell>
        </table:table-row>
        <table:table-row table:style-name="ro1">
          <table:table-cell table:style-name="ce2" office:value-type="string" calcext:value-type="string">
            <text:p>true</text:p>
          </table:table-cell>
          <table:table-cell office:value-type="float" office:value="233.38" calcext:value-type="float">
            <text:p>233,38</text:p>
          </table:table-cell>
          <table:table-cell office:value-type="float" office:value="344.81" calcext:value-type="float">
            <text:p>344,81</text:p>
          </table:table-cell>
        </table:table-row>
        <table:table-row table:style-name="ro1">
          <table:table-cell table:style-name="ce2" office:value-type="string" calcext:value-type="string">
            <text:p>false</text:p>
          </table:table-cell>
          <table:table-cell office:value-type="float" office:value="233.38" calcext:value-type="float">
            <text:p>233,38</text:p>
          </table:table-cell>
          <table:table-cell office:value-type="float" office:value="344.81" calcext:value-type="float">
            <text:p>344,81</text:p>
          </table:table-cell>
        </table:table-row>
        <table:table-row table:style-name="ro1">
          <table:table-cell office:value-type="string" calcext:value-type="string">
            <text:p>fold</text:p>
          </table:table-cell>
          <table:table-cell office:value-type="float" office:value="237.45" calcext:value-type="float">
            <text:p>237,45</text:p>
          </table:table-cell>
          <table:table-cell office:value-type="float" office:value="329.5" calcext:value-type="float">
            <text:p>329,50</text:p>
          </table:table-cell>
        </table:table-row>
        <table:table-row table:style-name="ro1">
          <table:table-cell office:value-type="string" calcext:value-type="string">
            <text:p>nohup</text:p>
          </table:table-cell>
          <table:table-cell office:value-type="float" office:value="243.6" calcext:value-type="float">
            <text:p>243,60</text:p>
          </table:table-cell>
          <table:table-cell office:value-type="float" office:value="335.44" calcext:value-type="float">
            <text:p>335,44</text:p>
          </table:table-cell>
        </table:table-row>
        <table:table-row table:style-name="ro1">
          <table:table-cell office:value-type="string" calcext:value-type="string">
            <text:p>uname</text:p>
          </table:table-cell>
          <table:table-cell office:value-type="float" office:value="243.91" calcext:value-type="float">
            <text:p>243,91</text:p>
          </table:table-cell>
          <table:table-cell office:value-type="float" office:value="335.57" calcext:value-type="float">
            <text:p>335,57</text:p>
          </table:table-cell>
        </table:table-row>
        <table:table-row table:style-name="ro1">
          <table:table-cell office:value-type="string" calcext:value-type="string">
            <text:p>b2sum</text:p>
          </table:table-cell>
          <table:table-cell office:value-type="float" office:value="246.32" calcext:value-type="float">
            <text:p>246,32</text:p>
          </table:table-cell>
          <table:table-cell office:value-type="float" office:value="245.38" calcext:value-type="float">
            <text:p>245,38</text:p>
          </table:table-cell>
        </table:table-row>
        <table:table-row table:style-name="ro1">
          <table:table-cell office:value-type="string" calcext:value-type="string">
            <text:p>md5sum</text:p>
          </table:table-cell>
          <table:table-cell office:value-type="float" office:value="250.94" calcext:value-type="float">
            <text:p>250,94</text:p>
          </table:table-cell>
          <table:table-cell office:value-type="float" office:value="409.94" calcext:value-type="float">
            <text:p>409,94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251.06" calcext:value-type="float">
            <text:p>251,06</text:p>
          </table:table-cell>
          <table:table-cell office:value-type="float" office:value="433.22" calcext:value-type="float">
            <text:p>433,22</text:p>
          </table:table-cell>
        </table:table-row>
        <table:table-row table:style-name="ro1">
          <table:table-cell office:value-type="string" calcext:value-type="string">
            <text:p>expand</text:p>
          </table:table-cell>
          <table:table-cell office:value-type="float" office:value="251.27" calcext:value-type="float">
            <text:p>251,27</text:p>
          </table:table-cell>
          <table:table-cell office:value-type="float" office:value="345.96" calcext:value-type="float">
            <text:p>345,96</text:p>
          </table:table-cell>
        </table:table-row>
        <table:table-row table:style-name="ro1">
          <table:table-cell office:value-type="string" calcext:value-type="string">
            <text:p>mknod</text:p>
          </table:table-cell>
          <table:table-cell office:value-type="float" office:value="251.4" calcext:value-type="float">
            <text:p>251,40</text:p>
          </table:table-cell>
          <table:table-cell office:value-type="float" office:value="297.05" calcext:value-type="float">
            <text:p>297,05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251.54" calcext:value-type="float">
            <text:p>251,54</text:p>
          </table:table-cell>
          <table:table-cell office:value-type="float" office:value="414.33" calcext:value-type="float">
            <text:p>414,33</text:p>
          </table:table-cell>
        </table:table-row>
        <table:table-row table:style-name="ro1">
          <table:table-cell office:value-type="string" calcext:value-type="string">
            <text:p>paste</text:p>
          </table:table-cell>
          <table:table-cell office:value-type="float" office:value="251.61" calcext:value-type="float">
            <text:p>251,61</text:p>
          </table:table-cell>
          <table:table-cell office:value-type="float" office:value="434.22" calcext:value-type="float">
            <text:p>434,22</text:p>
          </table:table-cell>
        </table:table-row>
        <table:table-row table:style-name="ro1">
          <table:table-cell office:value-type="string" calcext:value-type="string">
            <text:p>chroot</text:p>
          </table:table-cell>
          <table:table-cell office:value-type="float" office:value="256.68" calcext:value-type="float">
            <text:p>256,68</text:p>
          </table:table-cell>
          <table:table-cell office:value-type="float" office:value="394.73" calcext:value-type="float">
            <text:p>394,73</text:p>
          </table:table-cell>
        </table:table-row>
        <table:table-row table:style-name="ro1">
          <table:table-cell office:value-type="string" calcext:value-type="string">
            <text:p>mktemp</text:p>
          </table:table-cell>
          <table:table-cell office:value-type="float" office:value="256.76" calcext:value-type="float">
            <text:p>256,76</text:p>
          </table:table-cell>
          <table:table-cell office:value-type="float" office:value="339" calcext:value-type="float">
            <text:p>339,00</text:p>
          </table:table-cell>
        </table:table-row>
        <table:table-row table:style-name="ro1">
          <table:table-cell office:value-type="string" calcext:value-type="string">
            <text:p>base32</text:p>
          </table:table-cell>
          <table:table-cell office:value-type="float" office:value="257.23" calcext:value-type="float">
            <text:p>257,23</text:p>
          </table:table-cell>
          <table:table-cell office:value-type="float" office:value="367.64" calcext:value-type="float">
            <text:p>367,64</text:p>
          </table:table-cell>
        </table:table-row>
        <table:table-row table:style-name="ro1">
          <table:table-cell office:value-type="string" calcext:value-type="string">
            <text:p>base64</text:p>
          </table:table-cell>
          <table:table-cell office:value-type="float" office:value="257.23" calcext:value-type="float">
            <text:p>257,23</text:p>
          </table:table-cell>
          <table:table-cell office:value-type="float" office:value="353.51" calcext:value-type="float">
            <text:p>353,51</text:p>
          </table:table-cell>
        </table:table-row>
        <table:table-row table:style-name="ro1">
          <table:table-cell office:value-type="string" calcext:value-type="string">
            <text:p>mkfifo</text:p>
          </table:table-cell>
          <table:table-cell office:value-type="float" office:value="260.07" calcext:value-type="float">
            <text:p>260,07</text:p>
          </table:table-cell>
          <table:table-cell office:value-type="float" office:value="355.3" calcext:value-type="float">
            <text:p>355,30</text:p>
          </table:table-cell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260.4" calcext:value-type="float">
            <text:p>260,40</text:p>
          </table:table-cell>
          <table:table-cell office:value-type="float" office:value="355.57" calcext:value-type="float">
            <text:p>355,57</text:p>
          </table:table-cell>
        </table:table-row>
        <table:table-row table:style-name="ro1">
          <table:table-cell office:value-type="string" calcext:value-type="string">
            <text:p>sha1sum</text:p>
          </table:table-cell>
          <table:table-cell office:value-type="float" office:value="261.84" calcext:value-type="float">
            <text:p>261,84</text:p>
          </table:table-cell>
          <table:table-cell office:value-type="float" office:value="346.8" calcext:value-type="float">
            <text:p>346,80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261.95" calcext:value-type="float">
            <text:p>261,95</text:p>
          </table:table-cell>
          <table:table-cell office:value-type="float" office:value="371.74" calcext:value-type="float">
            <text:p>371,74</text:p>
          </table:table-cell>
        </table:table-row>
        <table:table-row table:style-name="ro1">
          <table:table-cell office:value-type="string" calcext:value-type="string">
            <text:p>tac</text:p>
          </table:table-cell>
          <table:table-cell office:value-type="float" office:value="264.88" calcext:value-type="float">
            <text:p>264,88</text:p>
          </table:table-cell>
          <table:table-cell office:value-type="float" office:value="362.11" calcext:value-type="float">
            <text:p>362,11</text:p>
          </table:table-cell>
        </table:table-row>
        <table:table-row table:style-name="ro1">
          <table:table-cell office:value-type="string" calcext:value-type="string">
            <text:p>unexpand</text:p>
          </table:table-cell>
          <table:table-cell office:value-type="float" office:value="265.21" calcext:value-type="float">
            <text:p>265,21</text:p>
          </table:table-cell>
          <table:table-cell office:value-type="float" office:value="362.32" calcext:value-type="float">
            <text:p>362,32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268.72" calcext:value-type="float">
            <text:p>268,72</text:p>
          </table:table-cell>
          <table:table-cell office:value-type="float" office:value="347.5" calcext:value-type="float">
            <text:p>347,5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269.28" calcext:value-type="float">
            <text:p>269,28</text:p>
          </table:table-cell>
          <table:table-cell office:value-type="float" office:value="367.49" calcext:value-type="float">
            <text:p>367,49</text:p>
          </table:table-cell>
        </table:table-row>
        <table:table-row table:style-name="ro1">
          <table:table-cell office:value-type="string" calcext:value-type="string">
            <text:p>groups</text:p>
          </table:table-cell>
          <table:table-cell office:value-type="float" office:value="275.87" calcext:value-type="float">
            <text:p>275,87</text:p>
          </table:table-cell>
          <table:table-cell office:value-type="float" office:value="374.74" calcext:value-type="float">
            <text:p>374,74</text:p>
          </table:table-cell>
        </table:table-row>
        <table:table-row table:style-name="ro1">
          <table:table-cell office:value-type="string" calcext:value-type="string">
            <text:p>pinky</text:p>
          </table:table-cell>
          <table:table-cell office:value-type="float" office:value="278.18" calcext:value-type="float">
            <text:p>278,18</text:p>
          </table:table-cell>
          <table:table-cell office:value-type="float" office:value="378.05" calcext:value-type="float">
            <text:p>378,05</text:p>
          </table:table-cell>
        </table:table-row>
        <table:table-row table:style-name="ro1">
          <table:table-cell office:value-type="string" calcext:value-type="string">
            <text:p>comm</text:p>
          </table:table-cell>
          <table:table-cell office:value-type="float" office:value="279.39" calcext:value-type="float">
            <text:p>279,39</text:p>
          </table:table-cell>
          <table:table-cell office:value-type="float" office:value="378.9" calcext:value-type="float">
            <text:p>378,90</text:p>
          </table:table-cell>
        </table:table-row>
        <table:table-row table:style-name="ro1">
          <table:table-cell office:value-type="string" calcext:value-type="string">
            <text:p>tsort</text:p>
          </table:table-cell>
          <table:table-cell office:value-type="float" office:value="279.57" calcext:value-type="float">
            <text:p>279,57</text:p>
          </table:table-cell>
          <table:table-cell office:value-type="float" office:value="473.72" calcext:value-type="float">
            <text:p>473,72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281.31" calcext:value-type="float">
            <text:p>281,31</text:p>
          </table:table-cell>
          <table:table-cell office:value-type="float" office:value="353.21" calcext:value-type="float">
            <text:p>353,21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 office:value-type="float" office:value="282.98" calcext:value-type="float">
            <text:p>282,98</text:p>
          </table:table-cell>
          <table:table-cell office:value-type="float" office:value="437.66" calcext:value-type="float">
            <text:p>437,66</text:p>
          </table:table-cell>
        </table:table-row>
        <table:table-row table:style-name="ro1">
          <table:table-cell office:value-type="string" calcext:value-type="string">
            <text:p>uniq</text:p>
          </table:table-cell>
          <table:table-cell office:value-type="float" office:value="283.61" calcext:value-type="float">
            <text:p>283,61</text:p>
          </table:table-cell>
          <table:table-cell office:value-type="float" office:value="424.1" calcext:value-type="float">
            <text:p>424,10</text:p>
          </table:table-cell>
        </table:table-row>
        <table:table-row table:style-name="ro1">
          <table:table-cell office:value-type="string" calcext:value-type="string">
            <text:p>pwd</text:p>
          </table:table-cell>
          <table:table-cell office:value-type="float" office:value="291.93" calcext:value-type="float">
            <text:p>291,93</text:p>
          </table:table-cell>
          <table:table-cell office:value-type="float" office:value="413.93" calcext:value-type="float">
            <text:p>413,93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293.18" calcext:value-type="float">
            <text:p>293,18</text:p>
          </table:table-cell>
          <table:table-cell office:value-type="float" office:value="409.26" calcext:value-type="float">
            <text:p>409,26</text:p>
          </table:table-cell>
        </table:table-row>
        <table:table-row table:style-name="ro1">
          <table:table-cell office:value-type="string" calcext:value-type="string">
            <text:p>shred</text:p>
          </table:table-cell>
          <table:table-cell office:value-type="float" office:value="294.68" calcext:value-type="float">
            <text:p>294,68</text:p>
          </table:table-cell>
          <table:table-cell office:value-type="float" office:value="387.4" calcext:value-type="float">
            <text:p>387,40</text:p>
          </table:table-cell>
        </table:table-row>
        <table:table-row table:style-name="ro1">
          <table:table-cell office:value-type="string" calcext:value-type="string">
            <text:p>csplit</text:p>
          </table:table-cell>
          <table:table-cell office:value-type="float" office:value="303.86" calcext:value-type="float">
            <text:p>303,86</text:p>
          </table:table-cell>
          <table:table-cell office:value-type="float" office:value="416.42" calcext:value-type="float">
            <text:p>416,42</text:p>
          </table:table-cell>
        </table:table-row>
        <table:table-row table:style-name="ro1">
          <table:table-cell office:value-type="string" calcext:value-type="string">
            <text:p>join</text:p>
          </table:table-cell>
          <table:table-cell office:value-type="float" office:value="304.51" calcext:value-type="float">
            <text:p>304,51</text:p>
          </table:table-cell>
          <table:table-cell office:value-type="float" office:value="457.9" calcext:value-type="float">
            <text:p>457,90</text:p>
          </table:table-cell>
        </table:table-row>
        <table:table-row table:style-name="ro1">
          <table:table-cell office:value-type="string" calcext:value-type="string">
            <text:p>truncate</text:p>
          </table:table-cell>
          <table:table-cell office:value-type="float" office:value="307.39" calcext:value-type="float">
            <text:p>307,39</text:p>
          </table:table-cell>
          <table:table-cell office:value-type="float" office:value="367.85" calcext:value-type="float">
            <text:p>367,85</text:p>
          </table:table-cell>
        </table:table-row>
        <table:table-row table:style-name="ro1">
          <table:table-cell office:value-type="string" calcext:value-type="string">
            <text:p>split</text:p>
          </table:table-cell>
          <table:table-cell office:value-type="float" office:value="309.37" calcext:value-type="float">
            <text:p>309,37</text:p>
          </table:table-cell>
          <table:table-cell office:value-type="float" office:value="421.72" calcext:value-type="float">
            <text:p>421,72</text:p>
          </table:table-cell>
        </table:table-row>
        <table:table-row table:style-name="ro1">
          <table:table-cell office:value-type="string" calcext:value-type="string">
            <text:p>numfmt</text:p>
          </table:table-cell>
          <table:table-cell office:value-type="float" office:value="310.83" calcext:value-type="float">
            <text:p>310,83</text:p>
          </table:table-cell>
          <table:table-cell office:value-type="float" office:value="432.9" calcext:value-type="float">
            <text:p>432,90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318.13" calcext:value-type="float">
            <text:p>318,13</text:p>
          </table:table-cell>
          <table:table-cell office:value-type="float" office:value="423.95" calcext:value-type="float">
            <text:p>423,95</text:p>
          </table:table-cell>
        </table:table-row>
        <table:table-row table:style-name="ro1">
          <table:table-cell office:value-type="string" calcext:value-type="string">
            <text:p>fmt</text:p>
          </table:table-cell>
          <table:table-cell office:value-type="float" office:value="330.75" calcext:value-type="float">
            <text:p>330,75</text:p>
          </table:table-cell>
          <table:table-cell office:value-type="float" office:value="466.72" calcext:value-type="float">
            <text:p>466,72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336.74" calcext:value-type="float">
            <text:p>336,74</text:p>
          </table:table-cell>
          <table:table-cell office:value-type="float" office:value="460.12" calcext:value-type="float">
            <text:p>460,12</text:p>
          </table:table-cell>
        </table:table-row>
        <table:table-row table:style-name="ro1">
          <table:table-cell office:value-type="string" calcext:value-type="string">
            <text:p>shuf</text:p>
          </table:table-cell>
          <table:table-cell office:value-type="float" office:value="344.41" calcext:value-type="float">
            <text:p>344,41</text:p>
          </table:table-cell>
          <table:table-cell office:value-type="float" office:value="475.9" calcext:value-type="float">
            <text:p>475,90</text:p>
          </table:table-cell>
        </table:table-row>
        <table:table-row table:style-name="ro1">
          <table:table-cell office:value-type="string" calcext:value-type="string">
            <text:p>vdir</text:p>
          </table:table-cell>
          <table:table-cell office:value-type="float" office:value="366.59" calcext:value-type="float">
            <text:p>366,59</text:p>
          </table:table-cell>
          <table:table-cell office:value-type="float" office:value="511.9" calcext:value-type="float">
            <text:p>511,90</text:p>
          </table:table-cell>
        </table:table-row>
        <table:table-row table:style-name="ro1">
          <table:table-cell office:value-type="string" calcext:value-type="string">
            <text:p>dir</text:p>
          </table:table-cell>
          <table:table-cell office:value-type="float" office:value="366.59" calcext:value-type="float">
            <text:p>366,59</text:p>
          </table:table-cell>
          <table:table-cell office:value-type="float" office:value="511.9" calcext:value-type="float">
            <text:p>511,90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366.59" calcext:value-type="float">
            <text:p>366,59</text:p>
          </table:table-cell>
          <table:table-cell office:value-type="float" office:value="511.9" calcext:value-type="float">
            <text:p>511,90</text:p>
          </table:table-cell>
        </table:table-row>
        <table:table-row table:style-name="ro1">
          <table:table-cell office:value-type="string" calcext:value-type="string">
            <text:p>tail</text:p>
          </table:table-cell>
          <table:table-cell office:value-type="float" office:value="368.32" calcext:value-type="float">
            <text:p>368,32</text:p>
          </table:table-cell>
          <table:table-cell office:value-type="float" office:value="511.69" calcext:value-type="float">
            <text:p>511,69</text:p>
          </table:table-cell>
        </table:table-row>
        <table:table-row table:style-name="ro1">
          <table:table-cell office:value-type="string" calcext:value-type="string">
            <text:p>readlink</text:p>
          </table:table-cell>
          <table:table-cell office:value-type="float" office:value="371.31" calcext:value-type="float">
            <text:p>371,31</text:p>
          </table:table-cell>
          <table:table-cell office:value-type="float" office:value="551.8" calcext:value-type="float">
            <text:p>551,80</text:p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office:value-type="float" office:value="379.7" calcext:value-type="float">
            <text:p>379,70</text:p>
          </table:table-cell>
          <table:table-cell office:value-type="float" office:value="567.51" calcext:value-type="float">
            <text:p>567,51</text:p>
          </table:table-cell>
        </table:table-row>
        <table:table-row table:style-name="ro1">
          <table:table-cell office:value-type="string" calcext:value-type="string">
            <text:p>chmod</text:p>
          </table:table-cell>
          <table:table-cell office:value-type="float" office:value="386.91" calcext:value-type="float">
            <text:p>386,91</text:p>
          </table:table-cell>
          <table:table-cell office:value-type="float" office:value="585.28" calcext:value-type="float">
            <text:p>585,2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386.94" calcext:value-type="float">
            <text:p>386,94</text:p>
          </table:table-cell>
          <table:table-cell office:value-type="float" office:value="497.17" calcext:value-type="float">
            <text:p>497,17</text:p>
          </table:table-cell>
        </table:table-row>
        <table:table-row table:style-name="ro1">
          <table:table-cell office:value-type="string" calcext:value-type="string">
            <text:p>chown</text:p>
          </table:table-cell>
          <table:table-cell office:value-type="float" office:value="387.4" calcext:value-type="float">
            <text:p>387,40</text:p>
          </table:table-cell>
          <table:table-cell office:value-type="float" office:value="577.18" calcext:value-type="float">
            <text:p>577,18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office:value-type="float" office:value="387.51" calcext:value-type="float">
            <text:p>387,51</text:p>
          </table:table-cell>
          <table:table-cell office:value-type="float" office:value="577.28" calcext:value-type="float">
            <text:p>577,28</text:p>
          </table:table-cell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391.22" calcext:value-type="float">
            <text:p>391,22</text:p>
          </table:table-cell>
          <table:table-cell office:value-type="float" office:value="551.35" calcext:value-type="float">
            <text:p>551,35</text:p>
          </table:table-cell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391.23" calcext:value-type="float">
            <text:p>391,23</text:p>
          </table:table-cell>
          <table:table-cell office:value-type="float" office:value="563.88" calcext:value-type="float">
            <text:p>563,88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400.86" calcext:value-type="float">
            <text:p>400,86</text:p>
          </table:table-cell>
          <table:table-cell office:value-type="float" office:value="496.62" calcext:value-type="float">
            <text:p>496,62</text:p>
          </table:table-cell>
        </table:table-row>
        <table:table-row table:style-name="ro1">
          <table:table-cell office:value-type="string" calcext:value-type="string">
            <text:p>chgrp</text:p>
          </table:table-cell>
          <table:table-cell office:value-type="float" office:value="409.29" calcext:value-type="float">
            <text:p>409,29</text:p>
          </table:table-cell>
          <table:table-cell office:value-type="float" office:value="550.22" calcext:value-type="float">
            <text:p>550,22</text:p>
          </table:table-cell>
        </table:table-row>
        <table:table-row table:style-name="ro1">
          <table:table-cell office:value-type="string" calcext:value-type="string">
            <text:p>realpath</text:p>
          </table:table-cell>
          <table:table-cell office:value-type="float" office:value="414.96" calcext:value-type="float">
            <text:p>414,96</text:p>
          </table:table-cell>
          <table:table-cell office:value-type="float" office:value="608.37" calcext:value-type="float">
            <text:p>608,37</text:p>
          </table:table-cell>
        </table:table-row>
        <table:table-row table:style-name="ro1">
          <table:table-cell office:value-type="string" calcext:value-type="string">
            <text:p>chcon</text:p>
          </table:table-cell>
          <table:table-cell office:value-type="float" office:value="424.57" calcext:value-type="float">
            <text:p>424,57</text:p>
          </table:table-cell>
          <table:table-cell office:value-type="float" office:value="644.54" calcext:value-type="float">
            <text:p>644,54</text:p>
          </table:table-cell>
        </table:table-row>
        <table:table-row table:style-name="ro1">
          <table:table-cell office:value-type="string" calcext:value-type="string">
            <text:p>ptx</text:p>
          </table:table-cell>
          <table:table-cell office:value-type="float" office:value="427.22" calcext:value-type="float">
            <text:p>427,22</text:p>
          </table:table-cell>
          <table:table-cell office:value-type="float" office:value="595.5" calcext:value-type="float">
            <text:p>595,5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613.12" calcext:value-type="float">
            <text:p>613,12</text:p>
          </table:table-cell>
          <table:table-cell office:value-type="float" office:value="779.34" calcext:value-type="float">
            <text:p>779,34</text:p>
          </table:table-cell>
        </table:table-row>
        <table:table-row table:style-name="ro1">
          <table:table-cell office:value-type="string" calcext:value-type="string">
            <text:p>install</text:p>
          </table:table-cell>
          <table:table-cell office:value-type="float" office:value="654.19" calcext:value-type="float">
            <text:p>654,19</text:p>
          </table:table-cell>
          <table:table-cell office:value-type="float" office:value="848.89" calcext:value-type="float">
            <text:p>848,89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office:value-type="float" office:value="719.58" calcext:value-type="float">
            <text:p>719,58</text:p>
          </table:table-cell>
          <table:table-cell office:value-type="float" office:value="876.2" calcext:value-type="float">
            <text:p>876,20</text:p>
          </table:table-cell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790.43" calcext:value-type="float">
            <text:p>790,43</text:p>
          </table:table-cell>
          <table:table-cell office:value-type="float" office:value="1019.61" calcext:value-type="float">
            <text:p>1019,61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843.9" calcext:value-type="float">
            <text:p>843,90</text:p>
          </table:table-cell>
          <table:table-cell office:value-type="float" office:value="961.75" calcext:value-type="float">
            <text:p>961,75</text:p>
          </table:table-cell>
        </table:table-row>
        <table:table-row table:style-name="ro1">
          <table:table-cell office:value-type="string" calcext:value-type="string">
            <text:p>od</text:p>
          </table:table-cell>
          <table:table-cell office:value-type="float" office:value="857.19" calcext:value-type="float">
            <text:p>857,19</text:p>
          </table:table-cell>
          <table:table-cell office:value-type="float" office:value="1073.93" calcext:value-type="float">
            <text:p>1073,93</text:p>
          </table:table-cell>
        </table:table-row>
        <table:table-row table:style-name="ro1">
          <table:table-cell office:value-type="string" calcext:value-type="string">
            <text:p>stty</text:p>
          </table:table-cell>
          <table:table-cell office:value-type="float" office:value="857.32" calcext:value-type="float">
            <text:p>857,32</text:p>
          </table:table-cell>
          <table:table-cell office:value-type="float" office:value="968.48" calcext:value-type="float">
            <text:p>968,48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857.66" calcext:value-type="float">
            <text:p>857,66</text:p>
          </table:table-cell>
          <table:table-cell office:value-type="float" office:value="1046.88" calcext:value-type="float">
            <text:p>1046,88</text:p>
          </table:table-cell>
        </table:table-row>
        <table:table-row table:style-name="ro1">
          <table:table-cell office:value-type="string" calcext:value-type="string">
            <text:p>stdbuf</text:p>
          </table:table-cell>
          <table:table-cell office:value-type="float" office:value="1150.32" calcext:value-type="float">
            <text:p>1150,32</text:p>
          </table:table-cell>
          <table:table-cell office:value-type="float" office:value="1342.7" calcext:value-type="float">
            <text:p>1342,7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1151.7" calcext:value-type="float">
            <text:p>1151,70</text:p>
          </table:table-cell>
          <table:table-cell office:value-type="float" office:value="1564.68" calcext:value-type="float">
            <text:p>1564,68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1171.71" calcext:value-type="float">
            <text:p>1171,71</text:p>
          </table:table-cell>
          <table:table-cell office:value-type="float" office:value="1369.1" calcext:value-type="float">
            <text:p>1369,1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float" office:value="1188.16" calcext:value-type="float">
            <text:p>1188,16</text:p>
          </table:table-cell>
          <table:table-cell office:value-type="float" office:value="1357.58" calcext:value-type="float">
            <text:p>1357,58</text:p>
          </table:table-cell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1197.54" calcext:value-type="float">
            <text:p>1197,54</text:p>
          </table:table-cell>
          <table:table-cell office:value-type="float" office:value="1627.94" calcext:value-type="float">
            <text:p>1627,94</text:p>
          </table:table-cell>
        </table:table-row>
        <table:table-row table:style-name="ro1">
          <table:table-cell office:value-type="string" calcext:value-type="string">
            <text:p>printf</text:p>
          </table:table-cell>
          <table:table-cell office:value-type="float" office:value="1199.83" calcext:value-type="float">
            <text:p>1199,83</text:p>
          </table:table-cell>
          <table:table-cell office:value-type="float" office:value="1646.5" calcext:value-type="float">
            <text:p>1646,50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324.25" calcext:value-type="float">
            <text:p>1324,25</text:p>
          </table:table-cell>
          <table:table-cell office:value-type="float" office:value="1563.71" calcext:value-type="float">
            <text:p>1563,71</text:p>
          </table:table-cell>
        </table:table-row>
        <table:table-row table:style-name="ro1">
          <table:table-cell office:value-type="string" calcext:value-type="string">
            <text:p>rmdir</text:p>
          </table:table-cell>
          <table:table-cell office:value-type="float" office:value="1460.49" calcext:value-type="float">
            <text:p>1460,49</text:p>
          </table:table-cell>
          <table:table-cell office:value-type="float" office:value="1775.31" calcext:value-type="float">
            <text:p>1775,31</text:p>
          </table:table-cell>
        </table:table-row>
      </table:table>
      <table:named-expressions/>
      <table:database-ranges>
        <table:database-range table:name="__Anonymous_Sheet_DB__0" table:target-range-address="Sheet1.A112:Sheet1.C21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 style:data-style-name="N2" text:time-value="20:26:27.352938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2T13:21:26.819978262</meta:creation-date>
    <dc:date>2021-07-23T20:39:34.042487636</dc:date>
    <meta:editing-duration>PT3H32M32S</meta:editing-duration>
    <meta:editing-cycles>13</meta:editing-cycles>
    <meta:generator>LibreOffice/6.0.7.3$Linux_X86_64 LibreOffice_project/00m0$Build-3</meta:generator>
    <meta:document-statistic meta:table-count="2" meta:cell-count="128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1000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2">
      <style:chart-properties chart:symbol-type="named-symbol" chart:symbol-name="diamond" chart:symbol-width="0.05cm" chart:symbol-height="0.0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0002">
      <style:chart-properties chart:symbol-type="named-symbol" chart:symbol-name="square" chart:symbol-width="0.05cm" chart:symbol-height="0.0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05cm" chart:symbol-height="0.0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973cm" svg:height="12.197cm" xlink:href=".." xlink:type="simple" chart:class="chart:line" chart:style-name="ch1">
        <chart:subtitle svg:x="10.648cm" svg:y="0.243cm" chart:style-name="ch2">
          <text:p>Coreutils</text:p>
        </chart:subtitle>
        <chart:legend svg:x="0.495cm" svg:y="10.827cm" style:legend-expansion="custom" chartooo:width="7.008cm" chartooo:height="1.096cm" style:legend-expansion-aspect-ratio="6.39416058394161" chart:style-name="ch3"/>
        <chart:plot-area chart:style-name="ch4" table:cell-range-address="Sheet1.A3:Sheet1.A107 Sheet1.K33:Sheet1.K34 Sheet1.H3:Sheet1.H107 Sheet1.F3:Sheet1.F107" chart:data-source-has-labels="both" svg:x="1.47cm" svg:y="1.169cm" svg:width="21.044cm" svg:height="9.804cm">
          <chartooo:coordinate-region svg:x="2.938cm" svg:y="1.169cm" svg:width="19.576cm" svg:height="7.821cm"/>
          <chart:axis chart:dimension="x" chart:name="primary-x" chart:style-name="ch5" chartooo:axis-type="auto">
            <chartooo:date-scale/>
            <chart:title svg:x="11.154cm" svg:y="10.878cm" chart:style-name="ch6">
              <text:p>Programm</text:p>
            </chart:title>
            <chart:categories table:cell-range-address="Sheet1.A3:Sheet1.A107"/>
          </chart:axis>
          <chart:axis chart:dimension="y" chart:name="primary-y" chart:style-name="ch7">
            <chart:title svg:x="0.451cm" svg:y="7.173cm" chart:style-name="ch8">
              <text:p>Zunahme in %</text:p>
            </chart:title>
            <chart:grid chart:style-name="ch9" chart:class="major"/>
          </chart:axis>
          <chart:series chart:style-name="ch10" chart:values-cell-range-address="Sheet1.H3:Sheet1.H107" chart:label-cell-address="Sheet1.K34:Sheet1.K34" chart:class="chart:line">
            <chart:data-point chart:repeated="105"/>
          </chart:series>
          <chart:series chart:style-name="ch11" chart:values-cell-range-address="Sheet1.F3:Sheet1.F107" chart:label-cell-address="Sheet1.K33:Sheet1.K33" chart:class="chart:line">
            <chart:data-point chart:repeated="60"/>
            <chart:data-point chart:style-name="ch12"/>
            <chart:data-point chart:repeated="7"/>
            <chart:data-point chart:style-name="ch12"/>
            <chart:data-point chart:repeated="3"/>
            <chart:data-point chart:style-name="ch12"/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unahme des statischen Speichers</text:p>
                <draw:g>
                  <svg:desc>Sheet1.K34:Sheet1.K34</svg:desc>
                </draw:g>
              </table:table-cell>
              <table:table-cell office:value-type="string">
                <text:p>Zunahme des dynamischen Speichers</text:p>
                <draw:g>
                  <svg:desc>Sheet1.K33:Sheet1.K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hoami</text:p>
                <draw:g>
                  <svg:desc>Sheet1.A3:Sheet1.A107</svg:desc>
                </draw:g>
              </table:table-cell>
              <table:table-cell office:value-type="float" office:value="195.18">
                <text:p>195.18</text:p>
                <draw:g>
                  <svg:desc>Sheet1.H3:Sheet1.H107</svg:desc>
                </draw:g>
              </table:table-cell>
              <table:table-cell office:value-type="float" office:value="20.55">
                <text:p>20.55</text:p>
                <draw:g>
                  <svg:desc>Sheet1.F3:Sheet1.F107</svg:desc>
                </draw:g>
              </table:table-cell>
            </table:table-row>
            <table:table-row>
              <table:table-cell office:value-type="string">
                <text:p>logname</text:p>
              </table:table-cell>
              <table:table-cell office:value-type="float" office:value="195.24">
                <text:p>195.24</text:p>
              </table:table-cell>
              <table:table-cell office:value-type="float" office:value="20.78">
                <text:p>20.78</text:p>
              </table:table-cell>
            </table:table-row>
            <table:table-row>
              <table:table-cell office:value-type="string">
                <text:p>hostid</text:p>
              </table:table-cell>
              <table:table-cell office:value-type="float" office:value="195.3">
                <text:p>195.3</text:p>
              </table:table-cell>
              <table:table-cell office:value-type="float" office:value="21.95">
                <text:p>21.95</text:p>
              </table:table-cell>
            </table:table-row>
            <table:table-row>
              <table:table-cell office:value-type="string">
                <text:p>printenv</text:p>
              </table:table-cell>
              <table:table-cell office:value-type="float" office:value="211.56">
                <text:p>211.56</text:p>
              </table:table-cell>
              <table:table-cell office:value-type="float" office:value="23.34">
                <text:p>23.34</text:p>
              </table:table-cell>
            </table:table-row>
            <table:table-row>
              <table:table-cell office:value-type="string">
                <text:p>sync</text:p>
              </table:table-cell>
              <table:table-cell office:value-type="float" office:value="211.29">
                <text:p>211.29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nice</text:p>
              </table:table-cell>
              <table:table-cell office:value-type="float" office:value="251.54">
                <text:p>251.54</text:p>
              </table:table-cell>
              <table:table-cell office:value-type="float" office:value="30.87">
                <text:p>30.87</text:p>
              </table:table-cell>
            </table:table-row>
            <table:table-row>
              <table:table-cell office:value-type="string">
                <text:p>tty</text:p>
              </table:table-cell>
              <table:table-cell office:value-type="float" office:value="195.18">
                <text:p>195.18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uptime</text:p>
              </table:table-cell>
              <table:table-cell office:value-type="float" office:value="217.55">
                <text:p>217.55</text:p>
              </table:table-cell>
              <table:table-cell office:value-type="float" office:value="32.71">
                <text:p>32.71</text:p>
              </table:table-cell>
            </table:table-row>
            <table:table-row>
              <table:table-cell office:value-type="string">
                <text:p>unlink</text:p>
              </table:table-cell>
              <table:table-cell office:value-type="float" office:value="195.33">
                <text:p>195.33</text:p>
              </table:table-cell>
              <table:table-cell office:value-type="float" office:value="32.94">
                <text:p>32.94</text:p>
              </table:table-cell>
            </table:table-row>
            <table:table-row>
              <table:table-cell office:value-type="string">
                <text:p>env</text:p>
              </table:table-cell>
              <table:table-cell office:value-type="float" office:value="227.52">
                <text:p>227.52</text:p>
              </table:table-cell>
              <table:table-cell office:value-type="float" office:value="33.51">
                <text:p>33.51</text:p>
              </table:table-cell>
            </table:table-row>
            <table:table-row>
              <table:table-cell office:value-type="string">
                <text:p>link</text:p>
              </table:table-cell>
              <table:table-cell office:value-type="float" office:value="195.3">
                <text:p>195.3</text:p>
              </table:table-cell>
              <table:table-cell office:value-type="float" office:value="34.48">
                <text:p>34.48</text:p>
              </table:table-cell>
            </table:table-row>
            <table:table-row>
              <table:table-cell office:value-type="string">
                <text:p>cksum</text:p>
              </table:table-cell>
              <table:table-cell office:value-type="float" office:value="227.59">
                <text:p>227.59</text:p>
              </table:table-cell>
              <table:table-cell office:value-type="float" office:value="35.33">
                <text:p>35.33</text:p>
              </table:table-cell>
            </table:table-row>
            <table:table-row>
              <table:table-cell office:value-type="string">
                <text:p>test</text:p>
              </table:table-cell>
              <table:table-cell office:value-type="float" office:value="1151.7">
                <text:p>1151.7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nproc</text:p>
              </table:table-cell>
              <table:table-cell office:value-type="float" office:value="209.6">
                <text:p>209.6</text:p>
              </table:table-cell>
              <table:table-cell office:value-type="float" office:value="35.77">
                <text:p>35.77</text:p>
              </table:table-cell>
            </table:table-row>
            <table:table-row>
              <table:table-cell office:value-type="string">
                <text:p>factor</text:p>
              </table:table-cell>
              <table:table-cell office:value-type="float" office:value="208.93">
                <text:p>208.93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string">
                <text:p>yes</text:p>
              </table:table-cell>
              <table:table-cell office:value-type="float" office:value="211.56">
                <text:p>211.56</text:p>
              </table:table-cell>
              <table:table-cell office:value-type="float" office:value="36.37">
                <text:p>36.37</text:p>
              </table:table-cell>
            </table:table-row>
            <table:table-row>
              <table:table-cell office:value-type="string">
                <text:p>basename</text:p>
              </table:table-cell>
              <table:table-cell office:value-type="float" office:value="227.74">
                <text:p>227.74</text:p>
              </table:table-cell>
              <table:table-cell office:value-type="float" office:value="36.57">
                <text:p>36.57</text:p>
              </table:table-cell>
            </table:table-row>
            <table:table-row>
              <table:table-cell office:value-type="string">
                <text:p>expr</text:p>
              </table:table-cell>
              <table:table-cell office:value-type="float" office:value="195.96">
                <text:p>195.96</text:p>
              </table:table-cell>
              <table:table-cell office:value-type="float" office:value="37.26">
                <text:p>37.26</text:p>
              </table:table-cell>
            </table:table-row>
            <table:table-row>
              <table:table-cell office:value-type="string">
                <text:p>sleep</text:p>
              </table:table-cell>
              <table:table-cell office:value-type="float" office:value="227.66">
                <text:p>227.66</text:p>
              </table:table-cell>
              <table:table-cell office:value-type="float" office:value="38.08">
                <text:p>38.08</text:p>
              </table:table-cell>
            </table:table-row>
            <table:table-row>
              <table:table-cell office:value-type="string">
                <text:p>users</text:p>
              </table:table-cell>
              <table:table-cell office:value-type="float" office:value="227.3">
                <text:p>227.3</text:p>
              </table:table-cell>
              <table:table-cell office:value-type="float" office:value="38.22">
                <text:p>38.22</text:p>
              </table:table-cell>
            </table:table-row>
            <table:table-row>
              <table:table-cell office:value-type="string">
                <text:p>dirname</text:p>
              </table:table-cell>
              <table:table-cell office:value-type="float" office:value="211.49">
                <text:p>211.49</text:p>
              </table:table-cell>
              <table:table-cell office:value-type="float" office:value="38.25">
                <text:p>38.25</text:p>
              </table:table-cell>
            </table:table-row>
            <table:table-row>
              <table:table-cell office:value-type="string">
                <text:p>timeout</text:p>
              </table:table-cell>
              <table:table-cell office:value-type="float" office:value="204.94">
                <text:p>204.94</text:p>
              </table:table-cell>
              <table:table-cell office:value-type="float" office:value="38.41">
                <text:p>38.41</text:p>
              </table:table-cell>
            </table:table-row>
            <table:table-row>
              <table:table-cell office:value-type="string">
                <text:p>sum</text:p>
              </table:table-cell>
              <table:table-cell office:value-type="float" office:value="269.28">
                <text:p>269.28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runcon</text:p>
              </table:table-cell>
              <table:table-cell office:value-type="float" office:value="211.62">
                <text:p>211.62</text:p>
              </table:table-cell>
              <table:table-cell office:value-type="float" office:value="38.64">
                <text:p>38.64</text:p>
              </table:table-cell>
            </table:table-row>
            <table:table-row>
              <table:table-cell office:value-type="string">
                <text:p>groups</text:p>
              </table:table-cell>
              <table:table-cell office:value-type="float" office:value="275.87">
                <text:p>275.87</text:p>
              </table:table-cell>
              <table:table-cell office:value-type="float" office:value="39.98">
                <text:p>39.98</text:p>
              </table:table-cell>
            </table:table-row>
            <table:table-row>
              <table:table-cell office:value-type="string">
                <text:p>tee</text:p>
              </table:table-cell>
              <table:table-cell office:value-type="float" office:value="223.37">
                <text:p>223.37</text:p>
              </table:table-cell>
              <table:table-cell office:value-type="float" office:value="42.78">
                <text:p>42.78</text:p>
              </table:table-cell>
            </table:table-row>
            <table:table-row>
              <table:table-cell office:value-type="string">
                <text:p>mkfifo</text:p>
              </table:table-cell>
              <table:table-cell office:value-type="float" office:value="260.07">
                <text:p>260.07</text:p>
              </table:table-cell>
              <table:table-cell office:value-type="float" office:value="43.15">
                <text:p>43.15</text:p>
              </table:table-cell>
            </table:table-row>
            <table:table-row>
              <table:table-cell office:value-type="string">
                <text:p>tac</text:p>
              </table:table-cell>
              <table:table-cell office:value-type="float" office:value="264.88">
                <text:p>264.88</text:p>
              </table:table-cell>
              <table:table-cell office:value-type="float" office:value="43.55">
                <text:p>43.55</text:p>
              </table:table-cell>
            </table:table-row>
            <table:table-row>
              <table:table-cell office:value-type="string">
                <text:p>expand</text:p>
              </table:table-cell>
              <table:table-cell office:value-type="float" office:value="251.27">
                <text:p>251.27</text:p>
              </table:table-cell>
              <table:table-cell office:value-type="float" office:value="43.77">
                <text:p>43.77</text:p>
              </table:table-cell>
            </table:table-row>
            <table:table-row>
              <table:table-cell office:value-type="string">
                <text:p>pinky</text:p>
              </table:table-cell>
              <table:table-cell office:value-type="float" office:value="278.18">
                <text:p>278.18</text:p>
              </table:table-cell>
              <table:table-cell office:value-type="float" office:value="45.13">
                <text:p>45.13</text:p>
              </table:table-cell>
            </table:table-row>
            <table:table-row>
              <table:table-cell office:value-type="string">
                <text:p>nohup</text:p>
              </table:table-cell>
              <table:table-cell office:value-type="float" office:value="243.6">
                <text:p>243.6</text:p>
              </table:table-cell>
              <table:table-cell office:value-type="float" office:value="45.31">
                <text:p>45.31</text:p>
              </table:table-cell>
            </table:table-row>
            <table:table-row>
              <table:table-cell office:value-type="string">
                <text:p>mkdir</text:p>
              </table:table-cell>
              <table:table-cell office:value-type="float" office:value="1197.54">
                <text:p>1197.54</text:p>
              </table:table-cell>
              <table:table-cell office:value-type="float" office:value="45.57">
                <text:p>45.57</text:p>
              </table:table-cell>
            </table:table-row>
            <table:table-row>
              <table:table-cell office:value-type="string">
                <text:p>base32</text:p>
              </table:table-cell>
              <table:table-cell office:value-type="float" office:value="257.23">
                <text:p>257.23</text:p>
              </table:table-cell>
              <table:table-cell office:value-type="float" office:value="47.21">
                <text:p>47.21</text:p>
              </table:table-cell>
            </table:table-row>
            <table:table-row>
              <table:table-cell office:value-type="string">
                <text:p>chown</text:p>
              </table:table-cell>
              <table:table-cell office:value-type="float" office:value="387.4">
                <text:p>387.4</text:p>
              </table:table-cell>
              <table:table-cell office:value-type="float" office:value="47.95">
                <text:p>47.95</text:p>
              </table:table-cell>
            </table:table-row>
            <table:table-row>
              <table:table-cell office:value-type="string">
                <text:p>readlink</text:p>
              </table:table-cell>
              <table:table-cell office:value-type="float" office:value="371.31">
                <text:p>371.31</text:p>
              </table:table-cell>
              <table:table-cell office:value-type="float" office:value="48.77">
                <text:p>48.77</text:p>
              </table:table-cell>
            </table:table-row>
            <table:table-row>
              <table:table-cell office:value-type="string">
                <text:p>id</text:p>
              </table:table-cell>
              <table:table-cell office:value-type="float" office:value="281.31">
                <text:p>281.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cut</text:p>
              </table:table-cell>
              <table:table-cell office:value-type="float" office:value="318.13">
                <text:p>318.13</text:p>
              </table:table-cell>
              <table:table-cell office:value-type="float" office:value="49.07">
                <text:p>49.07</text:p>
              </table:table-cell>
            </table:table-row>
            <table:table-row>
              <table:table-cell office:value-type="string">
                <text:p>base64</text:p>
              </table:table-cell>
              <table:table-cell office:value-type="float" office:value="257.23">
                <text:p>257.23</text:p>
              </table:table-cell>
              <table:table-cell office:value-type="float" office:value="49.48">
                <text:p>49.48</text:p>
              </table:table-cell>
            </table:table-row>
            <table:table-row>
              <table:table-cell office:value-type="string">
                <text:p>fold</text:p>
              </table:table-cell>
              <table:table-cell office:value-type="float" office:value="237.45">
                <text:p>237.45</text:p>
              </table:table-cell>
              <table:table-cell office:value-type="float" office:value="49.95">
                <text:p>49.95</text:p>
              </table:table-cell>
            </table:table-row>
            <table:table-row>
              <table:table-cell office:value-type="string">
                <text:p>rm</text:p>
              </table:table-cell>
              <table:table-cell office:value-type="float" office:value="387.51">
                <text:p>387.51</text:p>
              </table:table-cell>
              <table:table-cell office:value-type="float" office:value="50.29">
                <text:p>50.29</text:p>
              </table:table-cell>
            </table:table-row>
            <table:table-row>
              <table:table-cell office:value-type="string">
                <text:p>rmdir</text:p>
              </table:table-cell>
              <table:table-cell office:value-type="float" office:value="1460.49">
                <text:p>1460.49</text:p>
              </table:table-cell>
              <table:table-cell office:value-type="float" office:value="50.52">
                <text:p>50.52</text:p>
              </table:table-cell>
            </table:table-row>
            <table:table-row>
              <table:table-cell office:value-type="string">
                <text:p>mknod</text:p>
              </table:table-cell>
              <table:table-cell office:value-type="float" office:value="251.4">
                <text:p>251.4</text:p>
              </table:table-cell>
              <table:table-cell office:value-type="float" office:value="50.66">
                <text:p>50.66</text:p>
              </table:table-cell>
            </table:table-row>
            <table:table-row>
              <table:table-cell office:value-type="string">
                <text:p>pathchk</text:p>
              </table:table-cell>
              <table:table-cell office:value-type="float" office:value="227.59">
                <text:p>227.59</text:p>
              </table:table-cell>
              <table:table-cell office:value-type="float" office:value="50.91">
                <text:p>50.91</text:p>
              </table:table-cell>
            </table:table-row>
            <table:table-row>
              <table:table-cell office:value-type="string">
                <text:p>true</text:p>
              </table:table-cell>
              <table:table-cell office:value-type="float" office:value="233.38">
                <text:p>233.38</text:p>
              </table:table-cell>
              <table:table-cell office:value-type="float" office:value="50.99">
                <text:p>50.99</text:p>
              </table:table-cell>
            </table:table-row>
            <table:table-row>
              <table:table-cell office:value-type="string">
                <text:p>unexpand</text:p>
              </table:table-cell>
              <table:table-cell office:value-type="float" office:value="265.21">
                <text:p>265.21</text:p>
              </table:table-cell>
              <table:table-cell office:value-type="float" office:value="51.32">
                <text:p>51.32</text:p>
              </table:table-cell>
            </table:table-row>
            <table:table-row>
              <table:table-cell office:value-type="string">
                <text:p>uname</text:p>
              </table:table-cell>
              <table:table-cell office:value-type="float" office:value="243.91">
                <text:p>243.91</text:p>
              </table:table-cell>
              <table:table-cell office:value-type="float" office:value="52.57">
                <text:p>52.57</text:p>
              </table:table-cell>
            </table:table-row>
            <table:table-row>
              <table:table-cell office:value-type="string">
                <text:p>echo</text:p>
              </table:table-cell>
              <table:table-cell office:value-type="float" office:value="260.4">
                <text:p>260.4</text:p>
              </table:table-cell>
              <table:table-cell office:value-type="float" office:value="53.11">
                <text:p>53.11</text:p>
              </table:table-cell>
            </table:table-row>
            <table:table-row>
              <table:table-cell office:value-type="string">
                <text:p>chgrp</text:p>
              </table:table-cell>
              <table:table-cell office:value-type="float" office:value="409.29">
                <text:p>409.29</text:p>
              </table:table-cell>
              <table:table-cell office:value-type="float" office:value="55.59">
                <text:p>55.59</text:p>
              </table:table-cell>
            </table:table-row>
            <table:table-row>
              <table:table-cell office:value-type="string">
                <text:p>false</text:p>
              </table:table-cell>
              <table:table-cell office:value-type="float" office:value="233.38">
                <text:p>233.38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kill</text:p>
              </table:table-cell>
              <table:table-cell office:value-type="float" office:value="193.53">
                <text:p>193.53</text:p>
              </table:table-cell>
              <table:table-cell office:value-type="float" office:value="56.01">
                <text:p>56.01</text:p>
              </table:table-cell>
            </table:table-row>
            <table:table-row>
              <table:table-cell office:value-type="string">
                <text:p>date</text:p>
              </table:table-cell>
              <table:table-cell office:value-type="float" office:value="613.12">
                <text:p>613.12</text:p>
              </table:table-cell>
              <table:table-cell office:value-type="float" office:value="57.58">
                <text:p>57.58</text:p>
              </table:table-cell>
            </table:table-row>
            <table:table-row>
              <table:table-cell office:value-type="string">
                <text:p>chroot</text:p>
              </table:table-cell>
              <table:table-cell office:value-type="float" office:value="256.68">
                <text:p>256.68</text:p>
              </table:table-cell>
              <table:table-cell office:value-type="float" office:value="59.52">
                <text:p>59.52</text:p>
              </table:table-cell>
            </table:table-row>
            <table:table-row>
              <table:table-cell office:value-type="string">
                <text:p>stat</text:p>
              </table:table-cell>
              <table:table-cell office:value-type="float" office:value="790.43">
                <text:p>790.43</text:p>
              </table:table-cell>
              <table:table-cell office:value-type="float" office:value="59.55">
                <text:p>59.55</text:p>
              </table:table-cell>
            </table:table-row>
            <table:table-row>
              <table:table-cell office:value-type="string">
                <text:p>mktemp</text:p>
              </table:table-cell>
              <table:table-cell office:value-type="float" office:value="256.76">
                <text:p>256.76</text:p>
              </table:table-cell>
              <table:table-cell office:value-type="float" office:value="60.74">
                <text:p>60.74</text:p>
              </table:table-cell>
            </table:table-row>
            <table:table-row>
              <table:table-cell office:value-type="string">
                <text:p>comm</text:p>
              </table:table-cell>
              <table:table-cell office:value-type="float" office:value="279.39">
                <text:p>279.39</text:p>
              </table:table-cell>
              <table:table-cell office:value-type="float" office:value="61.13">
                <text:p>61.13</text:p>
              </table:table-cell>
            </table:table-row>
            <table:table-row>
              <table:table-cell office:value-type="string">
                <text:p>paste</text:p>
              </table:table-cell>
              <table:table-cell office:value-type="float" office:value="251.61">
                <text:p>251.61</text:p>
              </table:table-cell>
              <table:table-cell office:value-type="float" office:value="61.15">
                <text:p>61.15</text:p>
              </table:table-cell>
            </table:table-row>
            <table:table-row>
              <table:table-cell office:value-type="string">
                <text:p>dircolors</text:p>
              </table:table-cell>
              <table:table-cell office:value-type="float" office:value="218.39">
                <text:p>218.39</text:p>
              </table:table-cell>
              <table:table-cell office:value-type="float" office:value="61.29">
                <text:p>61.29</text:p>
              </table:table-cell>
            </table:table-row>
            <table:table-row>
              <table:table-cell office:value-type="string">
                <text:p>shred</text:p>
              </table:table-cell>
              <table:table-cell office:value-type="float" office:value="294.68">
                <text:p>294.68</text:p>
              </table:table-cell>
              <table:table-cell office:value-type="float" office:value="63.61">
                <text:p>63.61</text:p>
              </table:table-cell>
            </table:table-row>
            <table:table-row>
              <table:table-cell office:value-type="string">
                <text:p>mv</text:p>
              </table:table-cell>
              <table:table-cell office:value-type="float" office:value="391.22">
                <text:p>391.22</text:p>
              </table:table-cell>
              <table:table-cell office:value-type="float" office:value="63.87">
                <text:p>63.87</text:p>
              </table:table-cell>
            </table:table-row>
            <table:table-row>
              <table:table-cell office:value-type="string">
                <text:p>truncate</text:p>
              </table:table-cell>
              <table:table-cell office:value-type="float" office:value="307.39">
                <text:p>307.39</text:p>
              </table:table-cell>
              <table:table-cell office:value-type="float" office:value="65.14">
                <text:p>65.14</text:p>
              </table:table-cell>
            </table:table-row>
            <table:table-row>
              <table:table-cell office:value-type="string">
                <text:p>chmod</text:p>
              </table:table-cell>
              <table:table-cell office:value-type="float" office:value="386.91">
                <text:p>386.91</text:p>
              </table:table-cell>
              <table:table-cell office:value-type="float" office:value="65.54">
                <text:p>65.54</text:p>
              </table:table-cell>
            </table:table-row>
            <table:table-row>
              <table:table-cell office:value-type="string">
                <text:p>pwd</text:p>
              </table:table-cell>
              <table:table-cell office:value-type="float" office:value="291.93">
                <text:p>291.93</text:p>
              </table:table-cell>
              <table:table-cell office:value-type="float" office:value="65.66">
                <text:p>65.66</text:p>
              </table:table-cell>
            </table:table-row>
            <table:table-row>
              <table:table-cell office:value-type="string">
                <text:p>touch</text:p>
              </table:table-cell>
              <table:table-cell office:value-type="float" office:value="719.58">
                <text:p>719.58</text:p>
              </table:table-cell>
              <table:table-cell office:value-type="float" office:value="66.12">
                <text:p>66.12</text:p>
              </table:table-cell>
            </table:table-row>
            <table:table-row>
              <table:table-cell office:value-type="string">
                <text:p>tsort</text:p>
              </table:table-cell>
              <table:table-cell office:value-type="float" office:value="279.57">
                <text:p>279.57</text:p>
              </table:table-cell>
              <table:table-cell office:value-type="float" office:value="66.12">
                <text:p>66.12</text:p>
              </table:table-cell>
            </table:table-row>
            <table:table-row>
              <table:table-cell office:value-type="string">
                <text:p>nl</text:p>
              </table:table-cell>
              <table:table-cell office:value-type="float" office:value="293.18">
                <text:p>293.18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string">
                <text:p>stdbuf</text:p>
              </table:table-cell>
              <table:table-cell office:value-type="float" office:value="1150.32">
                <text:p>1150.32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realpath</text:p>
              </table:table-cell>
              <table:table-cell office:value-type="float" office:value="414.96">
                <text:p>414.96</text:p>
              </table:table-cell>
              <table:table-cell office:value-type="float" office:value="66.59">
                <text:p>66.59</text:p>
              </table:table-cell>
            </table:table-row>
            <table:table-row>
              <table:table-cell office:value-type="string">
                <text:p>numfmt</text:p>
              </table:table-cell>
              <table:table-cell office:value-type="float" office:value="310.83">
                <text:p>310.83</text:p>
              </table:table-cell>
              <table:table-cell office:value-type="float" office:value="66.83">
                <text:p>66.83</text:p>
              </table:table-cell>
            </table:table-row>
            <table:table-row>
              <table:table-cell office:value-type="string">
                <text:p>ln</text:p>
              </table:table-cell>
              <table:table-cell office:value-type="float" office:value="379.7">
                <text:p>379.7</text:p>
              </table:table-cell>
              <table:table-cell office:value-type="float" office:value="67.21">
                <text:p>67.21</text:p>
              </table:table-cell>
            </table:table-row>
            <table:table-row>
              <table:table-cell office:value-type="string">
                <text:p>chcon</text:p>
              </table:table-cell>
              <table:table-cell office:value-type="float" office:value="424.57">
                <text:p>424.57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251.06">
                <text:p>251.06</text:p>
              </table:table-cell>
              <table:table-cell office:value-type="float" office:value="70.46">
                <text:p>70.46</text:p>
              </table:table-cell>
            </table:table-row>
            <table:table-row>
              <table:table-cell office:value-type="string">
                <text:p>uniq</text:p>
              </table:table-cell>
              <table:table-cell office:value-type="float" office:value="283.61">
                <text:p>283.61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324.25">
                <text:p>1324.25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shuf</text:p>
              </table:table-cell>
              <table:table-cell office:value-type="float" office:value="344.41">
                <text:p>344.41</text:p>
              </table:table-cell>
              <table:table-cell office:value-type="float" office:value="74.78">
                <text:p>74.78</text:p>
              </table:table-cell>
            </table:table-row>
            <table:table-row>
              <table:table-cell office:value-type="string">
                <text:p>printf</text:p>
              </table:table-cell>
              <table:table-cell office:value-type="float" office:value="1199.83">
                <text:p>1199.83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install</text:p>
              </table:table-cell>
              <table:table-cell office:value-type="float" office:value="654.19">
                <text:p>654.19</text:p>
              </table:table-cell>
              <table:table-cell office:value-type="float" office:value="83.09">
                <text:p>83.09</text:p>
              </table:table-cell>
            </table:table-row>
            <table:table-row>
              <table:table-cell office:value-type="string">
                <text:p>cp</text:p>
              </table:table-cell>
              <table:table-cell office:value-type="float" office:value="336.74">
                <text:p>336.74</text:p>
              </table:table-cell>
              <table:table-cell office:value-type="float" office:value="83.79">
                <text:p>83.79</text:p>
              </table:table-cell>
            </table:table-row>
            <table:table-row>
              <table:table-cell office:value-type="string">
                <text:p>fmt</text:p>
              </table:table-cell>
              <table:table-cell office:value-type="float" office:value="330.75">
                <text:p>330.75</text:p>
              </table:table-cell>
              <table:table-cell office:value-type="float" office:value="88.21">
                <text:p>88.21</text:p>
              </table:table-cell>
            </table:table-row>
            <table:table-row>
              <table:table-cell office:value-type="string">
                <text:p>wc</text:p>
              </table:table-cell>
              <table:table-cell office:value-type="float" office:value="282.98">
                <text:p>282.98</text:p>
              </table:table-cell>
              <table:table-cell office:value-type="float" office:value="88.97">
                <text:p>88.97</text:p>
              </table:table-cell>
            </table:table-row>
            <table:table-row>
              <table:table-cell office:value-type="string">
                <text:p>tr</text:p>
              </table:table-cell>
              <table:table-cell office:value-type="float" office:value="268.72">
                <text:p>268.72</text:p>
              </table:table-cell>
              <table:table-cell office:value-type="float" office:value="90.05">
                <text:p>90.05</text:p>
              </table:table-cell>
            </table:table-row>
            <table:table-row>
              <table:table-cell office:value-type="string">
                <text:p>join</text:p>
              </table:table-cell>
              <table:table-cell office:value-type="float" office:value="304.51">
                <text:p>304.51</text:p>
              </table:table-cell>
              <table:table-cell office:value-type="float" office:value="96.92">
                <text:p>96.92</text:p>
              </table:table-cell>
            </table:table-row>
            <table:table-row>
              <table:table-cell office:value-type="string">
                <text:p>stty</text:p>
              </table:table-cell>
              <table:table-cell office:value-type="float" office:value="857.32">
                <text:p>857.32</text:p>
              </table:table-cell>
              <table:table-cell office:value-type="float" office:value="97.26">
                <text:p>97.26</text:p>
              </table:table-cell>
            </table:table-row>
            <table:table-row>
              <table:table-cell office:value-type="string">
                <text:p>head</text:p>
              </table:table-cell>
              <table:table-cell office:value-type="float" office:value="261.95">
                <text:p>261.95</text:p>
              </table:table-cell>
              <table:table-cell office:value-type="float" office:value="98.91">
                <text:p>98.91</text:p>
              </table:table-cell>
            </table:table-row>
            <table:table-row>
              <table:table-cell office:value-type="string">
                <text:p>md5sum</text:p>
              </table:table-cell>
              <table:table-cell office:value-type="float" office:value="250.94">
                <text:p>250.94</text:p>
              </table:table-cell>
              <table:table-cell office:value-type="float" office:value="102.72">
                <text:p>102.72</text:p>
              </table:table-cell>
            </table:table-row>
            <table:table-row>
              <table:table-cell office:value-type="string">
                <text:p>sha256sum</text:p>
              </table:table-cell>
              <table:table-cell office:value-type="float" office:value="214.97">
                <text:p>214.97</text:p>
              </table:table-cell>
              <table:table-cell office:value-type="float" office:value="102.97">
                <text:p>102.97</text:p>
              </table:table-cell>
            </table:table-row>
            <table:table-row>
              <table:table-cell office:value-type="string">
                <text:p>sha1sum</text:p>
              </table:table-cell>
              <table:table-cell office:value-type="float" office:value="261.84">
                <text:p>261.84</text:p>
              </table:table-cell>
              <table:table-cell office:value-type="float" office:value="103.32">
                <text:p>103.32</text:p>
              </table:table-cell>
            </table:table-row>
            <table:table-row>
              <table:table-cell office:value-type="string">
                <text:p>sha512sum</text:p>
              </table:table-cell>
              <table:table-cell office:value-type="float" office:value="205.52">
                <text:p>205.52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sha224sum</text:p>
              </table:table-cell>
              <table:table-cell office:value-type="float" office:value="214.97">
                <text:p>214.97</text:p>
              </table:table-cell>
              <table:table-cell office:value-type="float" office:value="105.66">
                <text:p>105.66</text:p>
              </table:table-cell>
            </table:table-row>
            <table:table-row>
              <table:table-cell office:value-type="string">
                <text:p>sha384sum</text:p>
              </table:table-cell>
              <table:table-cell office:value-type="float" office:value="205.52">
                <text:p>205.52</text:p>
              </table:table-cell>
              <table:table-cell office:value-type="float" office:value="106.22">
                <text:p>106.22</text:p>
              </table:table-cell>
            </table:table-row>
            <table:table-row>
              <table:table-cell office:value-type="string">
                <text:p>csplit</text:p>
              </table:table-cell>
              <table:table-cell office:value-type="float" office:value="303.86">
                <text:p>303.86</text:p>
              </table:table-cell>
              <table:table-cell office:value-type="float" office:value="108.23">
                <text:p>108.23</text:p>
              </table:table-cell>
            </table:table-row>
            <table:table-row>
              <table:table-cell office:value-type="string">
                <text:p>b2sum</text:p>
              </table:table-cell>
              <table:table-cell office:value-type="float" office:value="246.32">
                <text:p>246.32</text:p>
              </table:table-cell>
              <table:table-cell office:value-type="float" office:value="115.93">
                <text:p>115.93</text:p>
              </table:table-cell>
            </table:table-row>
            <table:table-row>
              <table:table-cell office:value-type="string">
                <text:p>split</text:p>
              </table:table-cell>
              <table:table-cell office:value-type="float" office:value="309.37">
                <text:p>309.37</text:p>
              </table:table-cell>
              <table:table-cell office:value-type="float" office:value="120.54">
                <text:p>120.54</text:p>
              </table:table-cell>
            </table:table-row>
            <table:table-row>
              <table:table-cell office:value-type="string">
                <text:p>od</text:p>
              </table:table-cell>
              <table:table-cell office:value-type="float" office:value="857.19">
                <text:p>857.19</text:p>
              </table:table-cell>
              <table:table-cell office:value-type="float" office:value="121.05">
                <text:p>121.05</text:p>
              </table:table-cell>
            </table:table-row>
            <table:table-row>
              <table:table-cell office:value-type="string">
                <text:p>dd</text:p>
              </table:table-cell>
              <table:table-cell office:value-type="float" office:value="843.9">
                <text:p>843.9</text:p>
              </table:table-cell>
              <table:table-cell office:value-type="float" office:value="157.01">
                <text:p>157.01</text:p>
              </table:table-cell>
            </table:table-row>
            <table:table-row>
              <table:table-cell office:value-type="string">
                <text:p>du</text:p>
              </table:table-cell>
              <table:table-cell office:value-type="float" office:value="386.94">
                <text:p>386.94</text:p>
              </table:table-cell>
              <table:table-cell office:value-type="float" office:value="163.56">
                <text:p>163.56</text:p>
              </table:table-cell>
            </table:table-row>
            <table:table-row>
              <table:table-cell office:value-type="string">
                <text:p>tail</text:p>
              </table:table-cell>
              <table:table-cell office:value-type="float" office:value="368.32">
                <text:p>368.32</text:p>
              </table:table-cell>
              <table:table-cell office:value-type="float" office:value="193.31">
                <text:p>193.31</text:p>
              </table:table-cell>
            </table:table-row>
            <table:table-row>
              <table:table-cell office:value-type="string">
                <text:p>ptx</text:p>
              </table:table-cell>
              <table:table-cell office:value-type="float" office:value="427.22">
                <text:p>427.22</text:p>
              </table:table-cell>
              <table:table-cell office:value-type="float" office:value="210.17">
                <text:p>210.17</text:p>
              </table:table-cell>
            </table:table-row>
            <table:table-row>
              <table:table-cell office:value-type="string">
                <text:p>sort</text:p>
              </table:table-cell>
              <table:table-cell office:value-type="float" office:value="391.23">
                <text:p>391.23</text:p>
              </table:table-cell>
              <table:table-cell office:value-type="float" office:value="213.93">
                <text:p>213.93</text:p>
              </table:table-cell>
            </table:table-row>
            <table:table-row>
              <table:table-cell office:value-type="string">
                <text:p>vdir</text:p>
              </table:table-cell>
              <table:table-cell office:value-type="float" office:value="366.59">
                <text:p>366.59</text:p>
              </table:table-cell>
              <table:table-cell office:value-type="float" office:value="215.83">
                <text:p>215.83</text:p>
              </table:table-cell>
            </table:table-row>
            <table:table-row>
              <table:table-cell office:value-type="string">
                <text:p>pr</text:p>
              </table:table-cell>
              <table:table-cell office:value-type="float" office:value="400.86">
                <text:p>400.86</text:p>
              </table:table-cell>
              <table:table-cell office:value-type="float" office:value="246.04">
                <text:p>246.04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857.66">
                <text:p>857.66</text:p>
              </table:table-cell>
              <table:table-cell office:value-type="float" office:value="271.77">
                <text:p>271.77</text:p>
              </table:table-cell>
            </table:table-row>
            <table:table-row>
              <table:table-cell office:value-type="string">
                <text:p>dir</text:p>
              </table:table-cell>
              <table:table-cell office:value-type="float" office:value="366.59">
                <text:p>366.59</text:p>
              </table:table-cell>
              <table:table-cell office:value-type="float" office:value="285.77">
                <text:p>285.77</text:p>
              </table:table-cell>
            </table:table-row>
            <table:table-row>
              <table:table-cell office:value-type="string">
                <text:p>ls</text:p>
              </table:table-cell>
              <table:table-cell office:value-type="float" office:value="366.59">
                <text:p>366.59</text:p>
              </table:table-cell>
              <table:table-cell office:value-type="float" office:value="286.26">
                <text:p>286.26</text:p>
              </table:table-cell>
            </table:table-row>
            <table:table-row>
              <table:table-cell office:value-type="string">
                <text:p>[</text:p>
              </table:table-cell>
              <table:table-cell office:value-type="float" office:value="1188.16">
                <text:p>1188.16</text:p>
              </table:table-cell>
              <table:table-cell office:value-type="float" office:value="348.34">
                <text:p>348.34</text:p>
              </table:table-cell>
            </table:table-row>
            <table:table-row>
              <table:table-cell office:value-type="string">
                <text:p>who</text:p>
              </table:table-cell>
              <table:table-cell office:value-type="float" office:value="1171.71">
                <text:p>1171.71</text:p>
              </table:table-cell>
              <table:table-cell office:value-type="float" office:value="410.88">
                <text:p>410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6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mean-value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5" style:family="chart">
      <style:chart-properties chart:auto-position="true" style:rotation-angle="0"/>
      <style:text-properties fo:font-size="22pt" style:font-size-asian="9pt" style:font-size-complex="9pt"/>
    </style:style>
    <style:style style:name="ch6" style:family="chart" style:data-style-name="N10002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7" style:family="chart">
      <style:chart-properties chart:auto-position="true" style:rotation-angle="90"/>
      <style:text-properties fo:font-size="2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2">
      <style:chart-properties chart:symbol-type="named-symbol" chart:symbol-name="square" chart:symbol-width="0.05cm" chart:symbol-height="0.05cm" chart:link-data-style-to-source="true" chart:mean-valu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chart-properties chart:solid-type="cuboid" chart:symbol-type="named-symbol" chart:symbol-name="square" chart:symbol-width="0.05cm" chart:symbol-height="0.0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61cm" svg:height="12.142cm" xlink:href=".." xlink:type="simple" chart:class="chart:line" chart:style-name="ch1">
        <chart:title svg:x="3.446cm" svg:y="0.377cm" chart:style-name="ch2">
          <text:p>Zunahme des dynamischen Speichers</text:p>
        </chart:title>
        <chart:plot-area chart:style-name="ch3" table:cell-range-address="Sheet1.A3:Sheet1.A107 Sheet1.F3:Sheet1.F107" chart:data-source-has-labels="column" svg:x="2.221cm" svg:y="2.202cm" svg:width="20.183cm" svg:height="7.964cm">
          <chartooo:coordinate-region svg:x="4.668cm" svg:y="2.202cm" svg:width="17.736cm" svg:height="4.135cm"/>
          <chart:axis chart:dimension="x" chart:name="primary-x" chart:style-name="ch4" chartooo:axis-type="auto">
            <chartooo:date-scale/>
            <chart:title svg:x="10.386cm" svg:y="10.409cm" chart:style-name="ch5">
              <text:p>Programm</text:p>
            </chart:title>
            <chart:categories table:cell-range-address="Sheet1.A3:Sheet1.A107"/>
          </chart:axis>
          <chart:axis chart:dimension="y" chart:name="primary-y" chart:style-name="ch6">
            <chart:title svg:x="0.451cm" svg:y="8.785cm" chart:style-name="ch7">
              <text:p>Zunahme in %</text:p>
            </chart:title>
            <chart:grid chart:style-name="ch8" chart:class="major"/>
          </chart:axis>
          <chart:series chart:style-name="ch9" chart:values-cell-range-address="Sheet1.F3:Sheet1.F107" chart:class="chart:line">
            <chart:mean-value chart:style-name="ch10"/>
            <chart:regression-curve chart:style-name="ch11"/>
            <chart:data-point chart:repeated="60"/>
            <chart:data-point chart:style-name="ch12"/>
            <chart:data-point chart:repeated="7"/>
            <chart:data-point chart:style-name="ch12"/>
            <chart:data-point chart:repeated="3"/>
            <chart:data-point chart:style-name="ch12"/>
            <chart:data-point chart:repeated="19"/>
            <chart:data-point chart:style-name="ch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whoami</text:p>
                <draw:g>
                  <svg:desc>Sheet1.A3:Sheet1.A107</svg:desc>
                </draw:g>
              </table:table-cell>
              <table:table-cell office:value-type="float" office:value="20.55">
                <text:p>20.55</text:p>
                <draw:g>
                  <svg:desc>Sheet1.F3:Sheet1.F107</svg:desc>
                </draw:g>
              </table:table-cell>
            </table:table-row>
            <table:table-row>
              <table:table-cell office:value-type="string">
                <text:p>logname</text:p>
              </table:table-cell>
              <table:table-cell office:value-type="float" office:value="20.78">
                <text:p>20.78</text:p>
              </table:table-cell>
            </table:table-row>
            <table:table-row>
              <table:table-cell office:value-type="string">
                <text:p>hostid</text:p>
              </table:table-cell>
              <table:table-cell office:value-type="float" office:value="21.95">
                <text:p>21.95</text:p>
              </table:table-cell>
            </table:table-row>
            <table:table-row>
              <table:table-cell office:value-type="string">
                <text:p>printenv</text:p>
              </table:table-cell>
              <table:table-cell office:value-type="float" office:value="23.34">
                <text:p>23.34</text:p>
              </table:table-cell>
            </table:table-row>
            <table:table-row>
              <table:table-cell office:value-type="string">
                <text:p>sync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nice</text:p>
              </table:table-cell>
              <table:table-cell office:value-type="float" office:value="30.87">
                <text:p>30.87</text:p>
              </table:table-cell>
            </table:table-row>
            <table:table-row>
              <table:table-cell office:value-type="string">
                <text:p>tty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uptime</text:p>
              </table:table-cell>
              <table:table-cell office:value-type="float" office:value="32.71">
                <text:p>32.71</text:p>
              </table:table-cell>
            </table:table-row>
            <table:table-row>
              <table:table-cell office:value-type="string">
                <text:p>unlink</text:p>
              </table:table-cell>
              <table:table-cell office:value-type="float" office:value="32.94">
                <text:p>32.94</text:p>
              </table:table-cell>
            </table:table-row>
            <table:table-row>
              <table:table-cell office:value-type="string">
                <text:p>env</text:p>
              </table:table-cell>
              <table:table-cell office:value-type="float" office:value="33.51">
                <text:p>33.51</text:p>
              </table:table-cell>
            </table:table-row>
            <table:table-row>
              <table:table-cell office:value-type="string">
                <text:p>link</text:p>
              </table:table-cell>
              <table:table-cell office:value-type="float" office:value="34.48">
                <text:p>34.48</text:p>
              </table:table-cell>
            </table:table-row>
            <table:table-row>
              <table:table-cell office:value-type="string">
                <text:p>cksum</text:p>
              </table:table-cell>
              <table:table-cell office:value-type="float" office:value="35.33">
                <text:p>35.33</text:p>
              </table:table-cell>
            </table:table-row>
            <table:table-row>
              <table:table-cell office:value-type="string">
                <text:p>test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nproc</text:p>
              </table:table-cell>
              <table:table-cell office:value-type="float" office:value="35.77">
                <text:p>35.77</text:p>
              </table:table-cell>
            </table:table-row>
            <table:table-row>
              <table:table-cell office:value-type="string">
                <text:p>factor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string">
                <text:p>yes</text:p>
              </table:table-cell>
              <table:table-cell office:value-type="float" office:value="36.37">
                <text:p>36.37</text:p>
              </table:table-cell>
            </table:table-row>
            <table:table-row>
              <table:table-cell office:value-type="string">
                <text:p>basename</text:p>
              </table:table-cell>
              <table:table-cell office:value-type="float" office:value="36.57">
                <text:p>36.57</text:p>
              </table:table-cell>
            </table:table-row>
            <table:table-row>
              <table:table-cell office:value-type="string">
                <text:p>expr</text:p>
              </table:table-cell>
              <table:table-cell office:value-type="float" office:value="37.26">
                <text:p>37.26</text:p>
              </table:table-cell>
            </table:table-row>
            <table:table-row>
              <table:table-cell office:value-type="string">
                <text:p>sleep</text:p>
              </table:table-cell>
              <table:table-cell office:value-type="float" office:value="38.08">
                <text:p>38.08</text:p>
              </table:table-cell>
            </table:table-row>
            <table:table-row>
              <table:table-cell office:value-type="string">
                <text:p>users</text:p>
              </table:table-cell>
              <table:table-cell office:value-type="float" office:value="38.22">
                <text:p>38.22</text:p>
              </table:table-cell>
            </table:table-row>
            <table:table-row>
              <table:table-cell office:value-type="string">
                <text:p>dirname</text:p>
              </table:table-cell>
              <table:table-cell office:value-type="float" office:value="38.25">
                <text:p>38.25</text:p>
              </table:table-cell>
            </table:table-row>
            <table:table-row>
              <table:table-cell office:value-type="string">
                <text:p>timeout</text:p>
              </table:table-cell>
              <table:table-cell office:value-type="float" office:value="38.41">
                <text:p>38.41</text:p>
              </table:table-cell>
            </table:table-row>
            <table:table-row>
              <table:table-cell office:value-type="string">
                <text:p>sum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runcon</text:p>
              </table:table-cell>
              <table:table-cell office:value-type="float" office:value="38.64">
                <text:p>38.64</text:p>
              </table:table-cell>
            </table:table-row>
            <table:table-row>
              <table:table-cell office:value-type="string">
                <text:p>groups</text:p>
              </table:table-cell>
              <table:table-cell office:value-type="float" office:value="39.98">
                <text:p>39.98</text:p>
              </table:table-cell>
            </table:table-row>
            <table:table-row>
              <table:table-cell office:value-type="string">
                <text:p>tee</text:p>
              </table:table-cell>
              <table:table-cell office:value-type="float" office:value="42.78">
                <text:p>42.78</text:p>
              </table:table-cell>
            </table:table-row>
            <table:table-row>
              <table:table-cell office:value-type="string">
                <text:p>mkfifo</text:p>
              </table:table-cell>
              <table:table-cell office:value-type="float" office:value="43.15">
                <text:p>43.15</text:p>
              </table:table-cell>
            </table:table-row>
            <table:table-row>
              <table:table-cell office:value-type="string">
                <text:p>tac</text:p>
              </table:table-cell>
              <table:table-cell office:value-type="float" office:value="43.55">
                <text:p>43.55</text:p>
              </table:table-cell>
            </table:table-row>
            <table:table-row>
              <table:table-cell office:value-type="string">
                <text:p>expand</text:p>
              </table:table-cell>
              <table:table-cell office:value-type="float" office:value="43.77">
                <text:p>43.77</text:p>
              </table:table-cell>
            </table:table-row>
            <table:table-row>
              <table:table-cell office:value-type="string">
                <text:p>pinky</text:p>
              </table:table-cell>
              <table:table-cell office:value-type="float" office:value="45.13">
                <text:p>45.13</text:p>
              </table:table-cell>
            </table:table-row>
            <table:table-row>
              <table:table-cell office:value-type="string">
                <text:p>nohup</text:p>
              </table:table-cell>
              <table:table-cell office:value-type="float" office:value="45.31">
                <text:p>45.31</text:p>
              </table:table-cell>
            </table:table-row>
            <table:table-row>
              <table:table-cell office:value-type="string">
                <text:p>mkdir</text:p>
              </table:table-cell>
              <table:table-cell office:value-type="float" office:value="45.57">
                <text:p>45.57</text:p>
              </table:table-cell>
            </table:table-row>
            <table:table-row>
              <table:table-cell office:value-type="string">
                <text:p>base32</text:p>
              </table:table-cell>
              <table:table-cell office:value-type="float" office:value="47.21">
                <text:p>47.21</text:p>
              </table:table-cell>
            </table:table-row>
            <table:table-row>
              <table:table-cell office:value-type="string">
                <text:p>chown</text:p>
              </table:table-cell>
              <table:table-cell office:value-type="float" office:value="47.95">
                <text:p>47.95</text:p>
              </table:table-cell>
            </table:table-row>
            <table:table-row>
              <table:table-cell office:value-type="string">
                <text:p>readlink</text:p>
              </table:table-cell>
              <table:table-cell office:value-type="float" office:value="48.77">
                <text:p>48.77</text:p>
              </table:table-cell>
            </table:table-row>
            <table:table-row>
              <table:table-cell office:value-type="string">
                <text:p>id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cut</text:p>
              </table:table-cell>
              <table:table-cell office:value-type="float" office:value="49.07">
                <text:p>49.07</text:p>
              </table:table-cell>
            </table:table-row>
            <table:table-row>
              <table:table-cell office:value-type="string">
                <text:p>base64</text:p>
              </table:table-cell>
              <table:table-cell office:value-type="float" office:value="49.48">
                <text:p>49.48</text:p>
              </table:table-cell>
            </table:table-row>
            <table:table-row>
              <table:table-cell office:value-type="string">
                <text:p>fold</text:p>
              </table:table-cell>
              <table:table-cell office:value-type="float" office:value="49.95">
                <text:p>49.95</text:p>
              </table:table-cell>
            </table:table-row>
            <table:table-row>
              <table:table-cell office:value-type="string">
                <text:p>rm</text:p>
              </table:table-cell>
              <table:table-cell office:value-type="float" office:value="50.29">
                <text:p>50.29</text:p>
              </table:table-cell>
            </table:table-row>
            <table:table-row>
              <table:table-cell office:value-type="string">
                <text:p>rmdir</text:p>
              </table:table-cell>
              <table:table-cell office:value-type="float" office:value="50.52">
                <text:p>50.52</text:p>
              </table:table-cell>
            </table:table-row>
            <table:table-row>
              <table:table-cell office:value-type="string">
                <text:p>mknod</text:p>
              </table:table-cell>
              <table:table-cell office:value-type="float" office:value="50.66">
                <text:p>50.66</text:p>
              </table:table-cell>
            </table:table-row>
            <table:table-row>
              <table:table-cell office:value-type="string">
                <text:p>pathchk</text:p>
              </table:table-cell>
              <table:table-cell office:value-type="float" office:value="50.91">
                <text:p>50.91</text:p>
              </table:table-cell>
            </table:table-row>
            <table:table-row>
              <table:table-cell office:value-type="string">
                <text:p>true</text:p>
              </table:table-cell>
              <table:table-cell office:value-type="float" office:value="50.99">
                <text:p>50.99</text:p>
              </table:table-cell>
            </table:table-row>
            <table:table-row>
              <table:table-cell office:value-type="string">
                <text:p>unexpand</text:p>
              </table:table-cell>
              <table:table-cell office:value-type="float" office:value="51.32">
                <text:p>51.32</text:p>
              </table:table-cell>
            </table:table-row>
            <table:table-row>
              <table:table-cell office:value-type="string">
                <text:p>uname</text:p>
              </table:table-cell>
              <table:table-cell office:value-type="float" office:value="52.57">
                <text:p>52.57</text:p>
              </table:table-cell>
            </table:table-row>
            <table:table-row>
              <table:table-cell office:value-type="string">
                <text:p>echo</text:p>
              </table:table-cell>
              <table:table-cell office:value-type="float" office:value="53.11">
                <text:p>53.11</text:p>
              </table:table-cell>
            </table:table-row>
            <table:table-row>
              <table:table-cell office:value-type="string">
                <text:p>chgrp</text:p>
              </table:table-cell>
              <table:table-cell office:value-type="float" office:value="55.59">
                <text:p>55.59</text:p>
              </table:table-cell>
            </table:table-row>
            <table:table-row>
              <table:table-cell office:value-type="string">
                <text:p>false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kill</text:p>
              </table:table-cell>
              <table:table-cell office:value-type="float" office:value="56.01">
                <text:p>56.01</text:p>
              </table:table-cell>
            </table:table-row>
            <table:table-row>
              <table:table-cell office:value-type="string">
                <text:p>date</text:p>
              </table:table-cell>
              <table:table-cell office:value-type="float" office:value="57.58">
                <text:p>57.58</text:p>
              </table:table-cell>
            </table:table-row>
            <table:table-row>
              <table:table-cell office:value-type="string">
                <text:p>chroot</text:p>
              </table:table-cell>
              <table:table-cell office:value-type="float" office:value="59.52">
                <text:p>59.52</text:p>
              </table:table-cell>
            </table:table-row>
            <table:table-row>
              <table:table-cell office:value-type="string">
                <text:p>stat</text:p>
              </table:table-cell>
              <table:table-cell office:value-type="float" office:value="59.55">
                <text:p>59.55</text:p>
              </table:table-cell>
            </table:table-row>
            <table:table-row>
              <table:table-cell office:value-type="string">
                <text:p>mktemp</text:p>
              </table:table-cell>
              <table:table-cell office:value-type="float" office:value="60.74">
                <text:p>60.74</text:p>
              </table:table-cell>
            </table:table-row>
            <table:table-row>
              <table:table-cell office:value-type="string">
                <text:p>comm</text:p>
              </table:table-cell>
              <table:table-cell office:value-type="float" office:value="61.13">
                <text:p>61.13</text:p>
              </table:table-cell>
            </table:table-row>
            <table:table-row>
              <table:table-cell office:value-type="string">
                <text:p>paste</text:p>
              </table:table-cell>
              <table:table-cell office:value-type="float" office:value="61.15">
                <text:p>61.15</text:p>
              </table:table-cell>
            </table:table-row>
            <table:table-row>
              <table:table-cell office:value-type="string">
                <text:p>dircolors</text:p>
              </table:table-cell>
              <table:table-cell office:value-type="float" office:value="61.29">
                <text:p>61.29</text:p>
              </table:table-cell>
            </table:table-row>
            <table:table-row>
              <table:table-cell office:value-type="string">
                <text:p>shred</text:p>
              </table:table-cell>
              <table:table-cell office:value-type="float" office:value="63.61">
                <text:p>63.61</text:p>
              </table:table-cell>
            </table:table-row>
            <table:table-row>
              <table:table-cell office:value-type="string">
                <text:p>mv</text:p>
              </table:table-cell>
              <table:table-cell office:value-type="float" office:value="63.87">
                <text:p>63.87</text:p>
              </table:table-cell>
            </table:table-row>
            <table:table-row>
              <table:table-cell office:value-type="string">
                <text:p>truncate</text:p>
              </table:table-cell>
              <table:table-cell office:value-type="float" office:value="65.14">
                <text:p>65.14</text:p>
              </table:table-cell>
            </table:table-row>
            <table:table-row>
              <table:table-cell office:value-type="string">
                <text:p>chmod</text:p>
              </table:table-cell>
              <table:table-cell office:value-type="float" office:value="65.54">
                <text:p>65.54</text:p>
              </table:table-cell>
            </table:table-row>
            <table:table-row>
              <table:table-cell office:value-type="string">
                <text:p>pwd</text:p>
              </table:table-cell>
              <table:table-cell office:value-type="float" office:value="65.66">
                <text:p>65.66</text:p>
              </table:table-cell>
            </table:table-row>
            <table:table-row>
              <table:table-cell office:value-type="string">
                <text:p>touch</text:p>
              </table:table-cell>
              <table:table-cell office:value-type="float" office:value="66.12">
                <text:p>66.12</text:p>
              </table:table-cell>
            </table:table-row>
            <table:table-row>
              <table:table-cell office:value-type="string">
                <text:p>tsort</text:p>
              </table:table-cell>
              <table:table-cell office:value-type="float" office:value="66.12">
                <text:p>66.12</text:p>
              </table:table-cell>
            </table:table-row>
            <table:table-row>
              <table:table-cell office:value-type="string">
                <text:p>nl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string">
                <text:p>stdbuf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realpath</text:p>
              </table:table-cell>
              <table:table-cell office:value-type="float" office:value="66.59">
                <text:p>66.59</text:p>
              </table:table-cell>
            </table:table-row>
            <table:table-row>
              <table:table-cell office:value-type="string">
                <text:p>numfmt</text:p>
              </table:table-cell>
              <table:table-cell office:value-type="float" office:value="66.83">
                <text:p>66.83</text:p>
              </table:table-cell>
            </table:table-row>
            <table:table-row>
              <table:table-cell office:value-type="string">
                <text:p>ln</text:p>
              </table:table-cell>
              <table:table-cell office:value-type="float" office:value="67.21">
                <text:p>67.21</text:p>
              </table:table-cell>
            </table:table-row>
            <table:table-row>
              <table:table-cell office:value-type="string">
                <text:p>chcon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70.46">
                <text:p>70.46</text:p>
              </table:table-cell>
            </table:table-row>
            <table:table-row>
              <table:table-cell office:value-type="string">
                <text:p>uniq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shuf</text:p>
              </table:table-cell>
              <table:table-cell office:value-type="float" office:value="74.78">
                <text:p>74.78</text:p>
              </table:table-cell>
            </table:table-row>
            <table:table-row>
              <table:table-cell office:value-type="string">
                <text:p>printf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install</text:p>
              </table:table-cell>
              <table:table-cell office:value-type="float" office:value="83.09">
                <text:p>83.09</text:p>
              </table:table-cell>
            </table:table-row>
            <table:table-row>
              <table:table-cell office:value-type="string">
                <text:p>cp</text:p>
              </table:table-cell>
              <table:table-cell office:value-type="float" office:value="83.79">
                <text:p>83.79</text:p>
              </table:table-cell>
            </table:table-row>
            <table:table-row>
              <table:table-cell office:value-type="string">
                <text:p>fmt</text:p>
              </table:table-cell>
              <table:table-cell office:value-type="float" office:value="88.21">
                <text:p>88.21</text:p>
              </table:table-cell>
            </table:table-row>
            <table:table-row>
              <table:table-cell office:value-type="string">
                <text:p>wc</text:p>
              </table:table-cell>
              <table:table-cell office:value-type="float" office:value="88.97">
                <text:p>88.97</text:p>
              </table:table-cell>
            </table:table-row>
            <table:table-row>
              <table:table-cell office:value-type="string">
                <text:p>tr</text:p>
              </table:table-cell>
              <table:table-cell office:value-type="float" office:value="90.05">
                <text:p>90.05</text:p>
              </table:table-cell>
            </table:table-row>
            <table:table-row>
              <table:table-cell office:value-type="string">
                <text:p>join</text:p>
              </table:table-cell>
              <table:table-cell office:value-type="float" office:value="96.92">
                <text:p>96.92</text:p>
              </table:table-cell>
            </table:table-row>
            <table:table-row>
              <table:table-cell office:value-type="string">
                <text:p>stty</text:p>
              </table:table-cell>
              <table:table-cell office:value-type="float" office:value="97.26">
                <text:p>97.26</text:p>
              </table:table-cell>
            </table:table-row>
            <table:table-row>
              <table:table-cell office:value-type="string">
                <text:p>head</text:p>
              </table:table-cell>
              <table:table-cell office:value-type="float" office:value="98.91">
                <text:p>98.91</text:p>
              </table:table-cell>
            </table:table-row>
            <table:table-row>
              <table:table-cell office:value-type="string">
                <text:p>md5sum</text:p>
              </table:table-cell>
              <table:table-cell office:value-type="float" office:value="102.72">
                <text:p>102.72</text:p>
              </table:table-cell>
            </table:table-row>
            <table:table-row>
              <table:table-cell office:value-type="string">
                <text:p>sha256sum</text:p>
              </table:table-cell>
              <table:table-cell office:value-type="float" office:value="102.97">
                <text:p>102.97</text:p>
              </table:table-cell>
            </table:table-row>
            <table:table-row>
              <table:table-cell office:value-type="string">
                <text:p>sha1sum</text:p>
              </table:table-cell>
              <table:table-cell office:value-type="float" office:value="103.32">
                <text:p>103.32</text:p>
              </table:table-cell>
            </table:table-row>
            <table:table-row>
              <table:table-cell office:value-type="string">
                <text:p>sha512sum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sha224sum</text:p>
              </table:table-cell>
              <table:table-cell office:value-type="float" office:value="105.66">
                <text:p>105.66</text:p>
              </table:table-cell>
            </table:table-row>
            <table:table-row>
              <table:table-cell office:value-type="string">
                <text:p>sha384sum</text:p>
              </table:table-cell>
              <table:table-cell office:value-type="float" office:value="106.22">
                <text:p>106.22</text:p>
              </table:table-cell>
            </table:table-row>
            <table:table-row>
              <table:table-cell office:value-type="string">
                <text:p>csplit</text:p>
              </table:table-cell>
              <table:table-cell office:value-type="float" office:value="108.23">
                <text:p>108.23</text:p>
              </table:table-cell>
            </table:table-row>
            <table:table-row>
              <table:table-cell office:value-type="string">
                <text:p>b2sum</text:p>
              </table:table-cell>
              <table:table-cell office:value-type="float" office:value="115.93">
                <text:p>115.93</text:p>
              </table:table-cell>
            </table:table-row>
            <table:table-row>
              <table:table-cell office:value-type="string">
                <text:p>split</text:p>
              </table:table-cell>
              <table:table-cell office:value-type="float" office:value="120.54">
                <text:p>120.54</text:p>
              </table:table-cell>
            </table:table-row>
            <table:table-row>
              <table:table-cell office:value-type="string">
                <text:p>od</text:p>
              </table:table-cell>
              <table:table-cell office:value-type="float" office:value="121.05">
                <text:p>121.05</text:p>
              </table:table-cell>
            </table:table-row>
            <table:table-row>
              <table:table-cell office:value-type="string">
                <text:p>dd</text:p>
              </table:table-cell>
              <table:table-cell office:value-type="float" office:value="157.01">
                <text:p>157.01</text:p>
              </table:table-cell>
            </table:table-row>
            <table:table-row>
              <table:table-cell office:value-type="string">
                <text:p>du</text:p>
              </table:table-cell>
              <table:table-cell office:value-type="float" office:value="163.56">
                <text:p>163.56</text:p>
              </table:table-cell>
            </table:table-row>
            <table:table-row>
              <table:table-cell office:value-type="string">
                <text:p>tail</text:p>
              </table:table-cell>
              <table:table-cell office:value-type="float" office:value="193.31">
                <text:p>193.31</text:p>
              </table:table-cell>
            </table:table-row>
            <table:table-row>
              <table:table-cell office:value-type="string">
                <text:p>ptx</text:p>
              </table:table-cell>
              <table:table-cell office:value-type="float" office:value="210.17">
                <text:p>210.17</text:p>
              </table:table-cell>
            </table:table-row>
            <table:table-row>
              <table:table-cell office:value-type="string">
                <text:p>sort</text:p>
              </table:table-cell>
              <table:table-cell office:value-type="float" office:value="213.93">
                <text:p>213.93</text:p>
              </table:table-cell>
            </table:table-row>
            <table:table-row>
              <table:table-cell office:value-type="string">
                <text:p>vdir</text:p>
              </table:table-cell>
              <table:table-cell office:value-type="float" office:value="215.83">
                <text:p>215.83</text:p>
              </table:table-cell>
            </table:table-row>
            <table:table-row>
              <table:table-cell office:value-type="string">
                <text:p>pr</text:p>
              </table:table-cell>
              <table:table-cell office:value-type="float" office:value="246.04">
                <text:p>246.04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271.77">
                <text:p>271.77</text:p>
              </table:table-cell>
            </table:table-row>
            <table:table-row>
              <table:table-cell office:value-type="string">
                <text:p>dir</text:p>
              </table:table-cell>
              <table:table-cell office:value-type="float" office:value="285.77">
                <text:p>285.77</text:p>
              </table:table-cell>
            </table:table-row>
            <table:table-row>
              <table:table-cell office:value-type="string">
                <text:p>ls</text:p>
              </table:table-cell>
              <table:table-cell office:value-type="float" office:value="286.26">
                <text:p>286.26</text:p>
              </table:table-cell>
            </table:table-row>
            <table:table-row>
              <table:table-cell office:value-type="string">
                <text:p>[</text:p>
              </table:table-cell>
              <table:table-cell office:value-type="float" office:value="348.34">
                <text:p>348.34</text:p>
              </table:table-cell>
            </table:table-row>
            <table:table-row>
              <table:table-cell office:value-type="string">
                <text:p>who</text:p>
              </table:table-cell>
              <table:table-cell office:value-type="float" office:value="410.88">
                <text:p>410.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6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mean-value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5" style:family="chart">
      <style:chart-properties chart:auto-position="true" style:rotation-angle="0"/>
      <style:text-properties fo:font-size="22pt" style:font-size-asian="9pt" style:font-size-complex="9pt"/>
    </style:style>
    <style:style style:name="ch6" style:family="chart" style:data-style-name="N10002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7" style:family="chart">
      <style:chart-properties chart:auto-position="true" style:rotation-angle="90"/>
      <style:text-properties fo:font-size="2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2">
      <style:chart-properties chart:symbol-type="named-symbol" chart:symbol-name="square" chart:symbol-width="0.05cm" chart:symbol-height="0.05cm" chart:link-data-style-to-source="true" chart:mean-valu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chart-properties chart:solid-type="cuboid" chart:symbol-type="named-symbol" chart:symbol-name="square" chart:symbol-width="0.05cm" chart:symbol-height="0.0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61cm" svg:height="12.142cm" xlink:href=".." xlink:type="simple" chart:class="chart:line" chart:style-name="ch1">
        <chart:title svg:x="4.068cm" svg:y="0.377cm" chart:style-name="ch2">
          <text:p>Zunahme des statischen Speichers</text:p>
        </chart:title>
        <chart:plot-area chart:style-name="ch3" table:cell-range-address="Sheet2.A2:Sheet2.B106" chart:data-source-has-labels="column" svg:x="2.221cm" svg:y="2.202cm" svg:width="20.183cm" svg:height="7.964cm">
          <chartooo:coordinate-region svg:x="5.065cm" svg:y="2.202cm" svg:width="17.339cm" svg:height="4.397cm"/>
          <chart:axis chart:dimension="x" chart:name="primary-x" chart:style-name="ch4" chartooo:axis-type="auto">
            <chartooo:date-scale/>
            <chart:title svg:x="10.386cm" svg:y="10.409cm" chart:style-name="ch5">
              <text:p>Programm</text:p>
            </chart:title>
            <chart:categories table:cell-range-address="Sheet2.A2:Sheet2.A106"/>
          </chart:axis>
          <chart:axis chart:dimension="y" chart:name="primary-y" chart:style-name="ch6">
            <chart:title svg:x="0.451cm" svg:y="8.785cm" chart:style-name="ch7">
              <text:p>Zunahme in %</text:p>
            </chart:title>
            <chart:grid chart:style-name="ch8" chart:class="major"/>
          </chart:axis>
          <chart:series chart:style-name="ch9" chart:values-cell-range-address="Sheet2.B2:Sheet2.B106" chart:class="chart:line">
            <chart:mean-value chart:style-name="ch10"/>
            <chart:regression-curve chart:style-name="ch11"/>
            <chart:data-point chart:repeated="60"/>
            <chart:data-point chart:style-name="ch12"/>
            <chart:data-point chart:repeated="7"/>
            <chart:data-point chart:style-name="ch12"/>
            <chart:data-point chart:repeated="3"/>
            <chart:data-point chart:style-name="ch12"/>
            <chart:data-point chart:repeated="15"/>
            <chart:data-point chart:style-name="ch12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kill</text:p>
                <draw:g>
                  <svg:desc>Sheet2.A2:Sheet2.A106</svg:desc>
                </draw:g>
              </table:table-cell>
              <table:table-cell office:value-type="float" office:value="193.53">
                <text:p>193.53</text:p>
                <draw:g>
                  <svg:desc>Sheet2.B2:Sheet2.B106</svg:desc>
                </draw:g>
              </table:table-cell>
            </table:table-row>
            <table:table-row>
              <table:table-cell office:value-type="string">
                <text:p>whoami</text:p>
              </table:table-cell>
              <table:table-cell office:value-type="float" office:value="195.18">
                <text:p>195.18</text:p>
              </table:table-cell>
            </table:table-row>
            <table:table-row>
              <table:table-cell office:value-type="string">
                <text:p>tty</text:p>
              </table:table-cell>
              <table:table-cell office:value-type="float" office:value="195.18">
                <text:p>195.18</text:p>
              </table:table-cell>
            </table:table-row>
            <table:table-row>
              <table:table-cell office:value-type="string">
                <text:p>logname</text:p>
              </table:table-cell>
              <table:table-cell office:value-type="float" office:value="195.24">
                <text:p>195.24</text:p>
              </table:table-cell>
            </table:table-row>
            <table:table-row>
              <table:table-cell office:value-type="string">
                <text:p>hostid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string">
                <text:p>link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string">
                <text:p>unlink</text:p>
              </table:table-cell>
              <table:table-cell office:value-type="float" office:value="195.33">
                <text:p>195.33</text:p>
              </table:table-cell>
            </table:table-row>
            <table:table-row>
              <table:table-cell office:value-type="string">
                <text:p>expr</text:p>
              </table:table-cell>
              <table:table-cell office:value-type="float" office:value="195.96">
                <text:p>195.96</text:p>
              </table:table-cell>
            </table:table-row>
            <table:table-row>
              <table:table-cell office:value-type="string">
                <text:p>timeout</text:p>
              </table:table-cell>
              <table:table-cell office:value-type="float" office:value="204.94">
                <text:p>204.94</text:p>
              </table:table-cell>
            </table:table-row>
            <table:table-row>
              <table:table-cell office:value-type="string">
                <text:p>sha512sum</text:p>
              </table:table-cell>
              <table:table-cell office:value-type="float" office:value="205.52">
                <text:p>205.52</text:p>
              </table:table-cell>
            </table:table-row>
            <table:table-row>
              <table:table-cell office:value-type="string">
                <text:p>sha384sum</text:p>
              </table:table-cell>
              <table:table-cell office:value-type="float" office:value="205.52">
                <text:p>205.52</text:p>
              </table:table-cell>
            </table:table-row>
            <table:table-row>
              <table:table-cell office:value-type="string">
                <text:p>factor</text:p>
              </table:table-cell>
              <table:table-cell office:value-type="float" office:value="208.93">
                <text:p>208.93</text:p>
              </table:table-cell>
            </table:table-row>
            <table:table-row>
              <table:table-cell office:value-type="string">
                <text:p>nproc</text:p>
              </table:table-cell>
              <table:table-cell office:value-type="float" office:value="209.6">
                <text:p>209.6</text:p>
              </table:table-cell>
            </table:table-row>
            <table:table-row>
              <table:table-cell office:value-type="string">
                <text:p>sync</text:p>
              </table:table-cell>
              <table:table-cell office:value-type="float" office:value="211.29">
                <text:p>211.29</text:p>
              </table:table-cell>
            </table:table-row>
            <table:table-row>
              <table:table-cell office:value-type="string">
                <text:p>dirname</text:p>
              </table:table-cell>
              <table:table-cell office:value-type="float" office:value="211.49">
                <text:p>211.49</text:p>
              </table:table-cell>
            </table:table-row>
            <table:table-row>
              <table:table-cell office:value-type="string">
                <text:p>printenv</text:p>
              </table:table-cell>
              <table:table-cell office:value-type="float" office:value="211.56">
                <text:p>211.56</text:p>
              </table:table-cell>
            </table:table-row>
            <table:table-row>
              <table:table-cell office:value-type="string">
                <text:p>yes</text:p>
              </table:table-cell>
              <table:table-cell office:value-type="float" office:value="211.56">
                <text:p>211.56</text:p>
              </table:table-cell>
            </table:table-row>
            <table:table-row>
              <table:table-cell office:value-type="string">
                <text:p>runcon</text:p>
              </table:table-cell>
              <table:table-cell office:value-type="float" office:value="211.62">
                <text:p>211.62</text:p>
              </table:table-cell>
            </table:table-row>
            <table:table-row>
              <table:table-cell office:value-type="string">
                <text:p>sha256sum</text:p>
              </table:table-cell>
              <table:table-cell office:value-type="float" office:value="214.97">
                <text:p>214.97</text:p>
              </table:table-cell>
            </table:table-row>
            <table:table-row>
              <table:table-cell office:value-type="string">
                <text:p>sha224sum</text:p>
              </table:table-cell>
              <table:table-cell office:value-type="float" office:value="214.97">
                <text:p>214.97</text:p>
              </table:table-cell>
            </table:table-row>
            <table:table-row>
              <table:table-cell office:value-type="string">
                <text:p>uptime</text:p>
              </table:table-cell>
              <table:table-cell office:value-type="float" office:value="217.55">
                <text:p>217.55</text:p>
              </table:table-cell>
            </table:table-row>
            <table:table-row>
              <table:table-cell office:value-type="string">
                <text:p>dircolors</text:p>
              </table:table-cell>
              <table:table-cell office:value-type="float" office:value="218.39">
                <text:p>218.39</text:p>
              </table:table-cell>
            </table:table-row>
            <table:table-row>
              <table:table-cell office:value-type="string">
                <text:p>tee</text:p>
              </table:table-cell>
              <table:table-cell office:value-type="float" office:value="223.37">
                <text:p>223.37</text:p>
              </table:table-cell>
            </table:table-row>
            <table:table-row>
              <table:table-cell office:value-type="string">
                <text:p>users</text:p>
              </table:table-cell>
              <table:table-cell office:value-type="float" office:value="227.3">
                <text:p>227.3</text:p>
              </table:table-cell>
            </table:table-row>
            <table:table-row>
              <table:table-cell office:value-type="string">
                <text:p>env</text:p>
              </table:table-cell>
              <table:table-cell office:value-type="float" office:value="227.52">
                <text:p>227.52</text:p>
              </table:table-cell>
            </table:table-row>
            <table:table-row>
              <table:table-cell office:value-type="string">
                <text:p>cksum</text:p>
              </table:table-cell>
              <table:table-cell office:value-type="float" office:value="227.59">
                <text:p>227.59</text:p>
              </table:table-cell>
            </table:table-row>
            <table:table-row>
              <table:table-cell office:value-type="string">
                <text:p>pathchk</text:p>
              </table:table-cell>
              <table:table-cell office:value-type="float" office:value="227.59">
                <text:p>227.59</text:p>
              </table:table-cell>
            </table:table-row>
            <table:table-row>
              <table:table-cell office:value-type="string">
                <text:p>sleep</text:p>
              </table:table-cell>
              <table:table-cell office:value-type="float" office:value="227.66">
                <text:p>227.66</text:p>
              </table:table-cell>
            </table:table-row>
            <table:table-row>
              <table:table-cell office:value-type="string">
                <text:p>basename</text:p>
              </table:table-cell>
              <table:table-cell office:value-type="float" office:value="227.74">
                <text:p>227.74</text:p>
              </table:table-cell>
            </table:table-row>
            <table:table-row>
              <table:table-cell office:value-type="string">
                <text:p>true</text:p>
              </table:table-cell>
              <table:table-cell office:value-type="float" office:value="233.38">
                <text:p>233.38</text:p>
              </table:table-cell>
            </table:table-row>
            <table:table-row>
              <table:table-cell office:value-type="string">
                <text:p>false</text:p>
              </table:table-cell>
              <table:table-cell office:value-type="float" office:value="233.38">
                <text:p>233.38</text:p>
              </table:table-cell>
            </table:table-row>
            <table:table-row>
              <table:table-cell office:value-type="string">
                <text:p>fold</text:p>
              </table:table-cell>
              <table:table-cell office:value-type="float" office:value="237.45">
                <text:p>237.45</text:p>
              </table:table-cell>
            </table:table-row>
            <table:table-row>
              <table:table-cell office:value-type="string">
                <text:p>nohup</text:p>
              </table:table-cell>
              <table:table-cell office:value-type="float" office:value="243.6">
                <text:p>243.6</text:p>
              </table:table-cell>
            </table:table-row>
            <table:table-row>
              <table:table-cell office:value-type="string">
                <text:p>uname</text:p>
              </table:table-cell>
              <table:table-cell office:value-type="float" office:value="243.91">
                <text:p>243.91</text:p>
              </table:table-cell>
            </table:table-row>
            <table:table-row>
              <table:table-cell office:value-type="string">
                <text:p>b2sum</text:p>
              </table:table-cell>
              <table:table-cell office:value-type="float" office:value="246.32">
                <text:p>246.32</text:p>
              </table:table-cell>
            </table:table-row>
            <table:table-row>
              <table:table-cell office:value-type="string">
                <text:p>md5sum</text:p>
              </table:table-cell>
              <table:table-cell office:value-type="float" office:value="250.94">
                <text:p>250.94</text:p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251.06">
                <text:p>251.06</text:p>
              </table:table-cell>
            </table:table-row>
            <table:table-row>
              <table:table-cell office:value-type="string">
                <text:p>expand</text:p>
              </table:table-cell>
              <table:table-cell office:value-type="float" office:value="251.27">
                <text:p>251.27</text:p>
              </table:table-cell>
            </table:table-row>
            <table:table-row>
              <table:table-cell office:value-type="string">
                <text:p>mknod</text:p>
              </table:table-cell>
              <table:table-cell office:value-type="float" office:value="251.4">
                <text:p>251.4</text:p>
              </table:table-cell>
            </table:table-row>
            <table:table-row>
              <table:table-cell office:value-type="string">
                <text:p>nice</text:p>
              </table:table-cell>
              <table:table-cell office:value-type="float" office:value="251.54">
                <text:p>251.54</text:p>
              </table:table-cell>
            </table:table-row>
            <table:table-row>
              <table:table-cell office:value-type="string">
                <text:p>paste</text:p>
              </table:table-cell>
              <table:table-cell office:value-type="float" office:value="251.61">
                <text:p>251.61</text:p>
              </table:table-cell>
            </table:table-row>
            <table:table-row>
              <table:table-cell office:value-type="string">
                <text:p>chroot</text:p>
              </table:table-cell>
              <table:table-cell office:value-type="float" office:value="256.68">
                <text:p>256.68</text:p>
              </table:table-cell>
            </table:table-row>
            <table:table-row>
              <table:table-cell office:value-type="string">
                <text:p>mktemp</text:p>
              </table:table-cell>
              <table:table-cell office:value-type="float" office:value="256.76">
                <text:p>256.76</text:p>
              </table:table-cell>
            </table:table-row>
            <table:table-row>
              <table:table-cell office:value-type="string">
                <text:p>base32</text:p>
              </table:table-cell>
              <table:table-cell office:value-type="float" office:value="257.23">
                <text:p>257.23</text:p>
              </table:table-cell>
            </table:table-row>
            <table:table-row>
              <table:table-cell office:value-type="string">
                <text:p>base64</text:p>
              </table:table-cell>
              <table:table-cell office:value-type="float" office:value="257.23">
                <text:p>257.23</text:p>
              </table:table-cell>
            </table:table-row>
            <table:table-row>
              <table:table-cell office:value-type="string">
                <text:p>mkfifo</text:p>
              </table:table-cell>
              <table:table-cell office:value-type="float" office:value="260.07">
                <text:p>260.07</text:p>
              </table:table-cell>
            </table:table-row>
            <table:table-row>
              <table:table-cell office:value-type="string">
                <text:p>echo</text:p>
              </table:table-cell>
              <table:table-cell office:value-type="float" office:value="260.4">
                <text:p>260.4</text:p>
              </table:table-cell>
            </table:table-row>
            <table:table-row>
              <table:table-cell office:value-type="string">
                <text:p>sha1sum</text:p>
              </table:table-cell>
              <table:table-cell office:value-type="float" office:value="261.84">
                <text:p>261.84</text:p>
              </table:table-cell>
            </table:table-row>
            <table:table-row>
              <table:table-cell office:value-type="string">
                <text:p>head</text:p>
              </table:table-cell>
              <table:table-cell office:value-type="float" office:value="261.95">
                <text:p>261.95</text:p>
              </table:table-cell>
            </table:table-row>
            <table:table-row>
              <table:table-cell office:value-type="string">
                <text:p>tac</text:p>
              </table:table-cell>
              <table:table-cell office:value-type="float" office:value="264.88">
                <text:p>264.88</text:p>
              </table:table-cell>
            </table:table-row>
            <table:table-row>
              <table:table-cell office:value-type="string">
                <text:p>unexpand</text:p>
              </table:table-cell>
              <table:table-cell office:value-type="float" office:value="265.21">
                <text:p>265.21</text:p>
              </table:table-cell>
            </table:table-row>
            <table:table-row>
              <table:table-cell office:value-type="string">
                <text:p>tr</text:p>
              </table:table-cell>
              <table:table-cell office:value-type="float" office:value="268.72">
                <text:p>268.72</text:p>
              </table:table-cell>
            </table:table-row>
            <table:table-row>
              <table:table-cell office:value-type="string">
                <text:p>sum</text:p>
              </table:table-cell>
              <table:table-cell office:value-type="float" office:value="269.28">
                <text:p>269.28</text:p>
              </table:table-cell>
            </table:table-row>
            <table:table-row>
              <table:table-cell office:value-type="string">
                <text:p>groups</text:p>
              </table:table-cell>
              <table:table-cell office:value-type="float" office:value="275.87">
                <text:p>275.87</text:p>
              </table:table-cell>
            </table:table-row>
            <table:table-row>
              <table:table-cell office:value-type="string">
                <text:p>pinky</text:p>
              </table:table-cell>
              <table:table-cell office:value-type="float" office:value="278.18">
                <text:p>278.18</text:p>
              </table:table-cell>
            </table:table-row>
            <table:table-row>
              <table:table-cell office:value-type="string">
                <text:p>comm</text:p>
              </table:table-cell>
              <table:table-cell office:value-type="float" office:value="279.39">
                <text:p>279.39</text:p>
              </table:table-cell>
            </table:table-row>
            <table:table-row>
              <table:table-cell office:value-type="string">
                <text:p>tsort</text:p>
              </table:table-cell>
              <table:table-cell office:value-type="float" office:value="279.57">
                <text:p>279.57</text:p>
              </table:table-cell>
            </table:table-row>
            <table:table-row>
              <table:table-cell office:value-type="string">
                <text:p>id</text:p>
              </table:table-cell>
              <table:table-cell office:value-type="float" office:value="281.31">
                <text:p>281.31</text:p>
              </table:table-cell>
            </table:table-row>
            <table:table-row>
              <table:table-cell office:value-type="string">
                <text:p>wc</text:p>
              </table:table-cell>
              <table:table-cell office:value-type="float" office:value="282.98">
                <text:p>282.98</text:p>
              </table:table-cell>
            </table:table-row>
            <table:table-row>
              <table:table-cell office:value-type="string">
                <text:p>uniq</text:p>
              </table:table-cell>
              <table:table-cell office:value-type="float" office:value="283.61">
                <text:p>283.61</text:p>
              </table:table-cell>
            </table:table-row>
            <table:table-row>
              <table:table-cell office:value-type="string">
                <text:p>pwd</text:p>
              </table:table-cell>
              <table:table-cell office:value-type="float" office:value="291.93">
                <text:p>291.93</text:p>
              </table:table-cell>
            </table:table-row>
            <table:table-row>
              <table:table-cell office:value-type="string">
                <text:p>nl</text:p>
              </table:table-cell>
              <table:table-cell office:value-type="float" office:value="293.18">
                <text:p>293.18</text:p>
              </table:table-cell>
            </table:table-row>
            <table:table-row>
              <table:table-cell office:value-type="string">
                <text:p>shred</text:p>
              </table:table-cell>
              <table:table-cell office:value-type="float" office:value="294.68">
                <text:p>294.68</text:p>
              </table:table-cell>
            </table:table-row>
            <table:table-row>
              <table:table-cell office:value-type="string">
                <text:p>csplit</text:p>
              </table:table-cell>
              <table:table-cell office:value-type="float" office:value="303.86">
                <text:p>303.86</text:p>
              </table:table-cell>
            </table:table-row>
            <table:table-row>
              <table:table-cell office:value-type="string">
                <text:p>join</text:p>
              </table:table-cell>
              <table:table-cell office:value-type="float" office:value="304.51">
                <text:p>304.51</text:p>
              </table:table-cell>
            </table:table-row>
            <table:table-row>
              <table:table-cell office:value-type="string">
                <text:p>truncate</text:p>
              </table:table-cell>
              <table:table-cell office:value-type="float" office:value="307.39">
                <text:p>307.39</text:p>
              </table:table-cell>
            </table:table-row>
            <table:table-row>
              <table:table-cell office:value-type="string">
                <text:p>split</text:p>
              </table:table-cell>
              <table:table-cell office:value-type="float" office:value="309.37">
                <text:p>309.37</text:p>
              </table:table-cell>
            </table:table-row>
            <table:table-row>
              <table:table-cell office:value-type="string">
                <text:p>numfmt</text:p>
              </table:table-cell>
              <table:table-cell office:value-type="float" office:value="310.83">
                <text:p>310.83</text:p>
              </table:table-cell>
            </table:table-row>
            <table:table-row>
              <table:table-cell office:value-type="string">
                <text:p>cut</text:p>
              </table:table-cell>
              <table:table-cell office:value-type="float" office:value="318.13">
                <text:p>318.13</text:p>
              </table:table-cell>
            </table:table-row>
            <table:table-row>
              <table:table-cell office:value-type="string">
                <text:p>fmt</text:p>
              </table:table-cell>
              <table:table-cell office:value-type="float" office:value="330.75">
                <text:p>330.75</text:p>
              </table:table-cell>
            </table:table-row>
            <table:table-row>
              <table:table-cell office:value-type="string">
                <text:p>cp</text:p>
              </table:table-cell>
              <table:table-cell office:value-type="float" office:value="336.74">
                <text:p>336.74</text:p>
              </table:table-cell>
            </table:table-row>
            <table:table-row>
              <table:table-cell office:value-type="string">
                <text:p>shuf</text:p>
              </table:table-cell>
              <table:table-cell office:value-type="float" office:value="344.41">
                <text:p>344.41</text:p>
              </table:table-cell>
            </table:table-row>
            <table:table-row>
              <table:table-cell office:value-type="string">
                <text:p>vdir</text:p>
              </table:table-cell>
              <table:table-cell office:value-type="float" office:value="366.59">
                <text:p>366.59</text:p>
              </table:table-cell>
            </table:table-row>
            <table:table-row>
              <table:table-cell office:value-type="string">
                <text:p>dir</text:p>
              </table:table-cell>
              <table:table-cell office:value-type="float" office:value="366.59">
                <text:p>366.59</text:p>
              </table:table-cell>
            </table:table-row>
            <table:table-row>
              <table:table-cell office:value-type="string">
                <text:p>ls</text:p>
              </table:table-cell>
              <table:table-cell office:value-type="float" office:value="366.59">
                <text:p>366.59</text:p>
              </table:table-cell>
            </table:table-row>
            <table:table-row>
              <table:table-cell office:value-type="string">
                <text:p>tail</text:p>
              </table:table-cell>
              <table:table-cell office:value-type="float" office:value="368.32">
                <text:p>368.32</text:p>
              </table:table-cell>
            </table:table-row>
            <table:table-row>
              <table:table-cell office:value-type="string">
                <text:p>readlink</text:p>
              </table:table-cell>
              <table:table-cell office:value-type="float" office:value="371.31">
                <text:p>371.31</text:p>
              </table:table-cell>
            </table:table-row>
            <table:table-row>
              <table:table-cell office:value-type="string">
                <text:p>ln</text:p>
              </table:table-cell>
              <table:table-cell office:value-type="float" office:value="379.7">
                <text:p>379.7</text:p>
              </table:table-cell>
            </table:table-row>
            <table:table-row>
              <table:table-cell office:value-type="string">
                <text:p>chmod</text:p>
              </table:table-cell>
              <table:table-cell office:value-type="float" office:value="386.91">
                <text:p>386.91</text:p>
              </table:table-cell>
            </table:table-row>
            <table:table-row>
              <table:table-cell office:value-type="string">
                <text:p>du</text:p>
              </table:table-cell>
              <table:table-cell office:value-type="float" office:value="386.94">
                <text:p>386.94</text:p>
              </table:table-cell>
            </table:table-row>
            <table:table-row>
              <table:table-cell office:value-type="string">
                <text:p>chown</text:p>
              </table:table-cell>
              <table:table-cell office:value-type="float" office:value="387.4">
                <text:p>387.4</text:p>
              </table:table-cell>
            </table:table-row>
            <table:table-row>
              <table:table-cell office:value-type="string">
                <text:p>rm</text:p>
              </table:table-cell>
              <table:table-cell office:value-type="float" office:value="387.51">
                <text:p>387.51</text:p>
              </table:table-cell>
            </table:table-row>
            <table:table-row>
              <table:table-cell office:value-type="string">
                <text:p>mv</text:p>
              </table:table-cell>
              <table:table-cell office:value-type="float" office:value="391.22">
                <text:p>391.22</text:p>
              </table:table-cell>
            </table:table-row>
            <table:table-row>
              <table:table-cell office:value-type="string">
                <text:p>sort</text:p>
              </table:table-cell>
              <table:table-cell office:value-type="float" office:value="391.23">
                <text:p>391.23</text:p>
              </table:table-cell>
            </table:table-row>
            <table:table-row>
              <table:table-cell office:value-type="string">
                <text:p>pr</text:p>
              </table:table-cell>
              <table:table-cell office:value-type="float" office:value="400.86">
                <text:p>400.86</text:p>
              </table:table-cell>
            </table:table-row>
            <table:table-row>
              <table:table-cell office:value-type="string">
                <text:p>chgrp</text:p>
              </table:table-cell>
              <table:table-cell office:value-type="float" office:value="409.29">
                <text:p>409.29</text:p>
              </table:table-cell>
            </table:table-row>
            <table:table-row>
              <table:table-cell office:value-type="string">
                <text:p>realpath</text:p>
              </table:table-cell>
              <table:table-cell office:value-type="float" office:value="414.96">
                <text:p>414.96</text:p>
              </table:table-cell>
            </table:table-row>
            <table:table-row>
              <table:table-cell office:value-type="string">
                <text:p>chcon</text:p>
              </table:table-cell>
              <table:table-cell office:value-type="float" office:value="424.57">
                <text:p>424.57</text:p>
              </table:table-cell>
            </table:table-row>
            <table:table-row>
              <table:table-cell office:value-type="string">
                <text:p>ptx</text:p>
              </table:table-cell>
              <table:table-cell office:value-type="float" office:value="427.22">
                <text:p>427.22</text:p>
              </table:table-cell>
            </table:table-row>
            <table:table-row>
              <table:table-cell office:value-type="string">
                <text:p>date</text:p>
              </table:table-cell>
              <table:table-cell office:value-type="float" office:value="613.12">
                <text:p>613.12</text:p>
              </table:table-cell>
            </table:table-row>
            <table:table-row>
              <table:table-cell office:value-type="string">
                <text:p>install</text:p>
              </table:table-cell>
              <table:table-cell office:value-type="float" office:value="654.19">
                <text:p>654.19</text:p>
              </table:table-cell>
            </table:table-row>
            <table:table-row>
              <table:table-cell office:value-type="string">
                <text:p>touch</text:p>
              </table:table-cell>
              <table:table-cell office:value-type="float" office:value="719.58">
                <text:p>719.58</text:p>
              </table:table-cell>
            </table:table-row>
            <table:table-row>
              <table:table-cell office:value-type="string">
                <text:p>stat</text:p>
              </table:table-cell>
              <table:table-cell office:value-type="float" office:value="790.43">
                <text:p>790.43</text:p>
              </table:table-cell>
            </table:table-row>
            <table:table-row>
              <table:table-cell office:value-type="string">
                <text:p>dd</text:p>
              </table:table-cell>
              <table:table-cell office:value-type="float" office:value="843.9">
                <text:p>843.9</text:p>
              </table:table-cell>
            </table:table-row>
            <table:table-row>
              <table:table-cell office:value-type="string">
                <text:p>od</text:p>
              </table:table-cell>
              <table:table-cell office:value-type="float" office:value="857.19">
                <text:p>857.19</text:p>
              </table:table-cell>
            </table:table-row>
            <table:table-row>
              <table:table-cell office:value-type="string">
                <text:p>stty</text:p>
              </table:table-cell>
              <table:table-cell office:value-type="float" office:value="857.32">
                <text:p>857.32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857.66">
                <text:p>857.66</text:p>
              </table:table-cell>
            </table:table-row>
            <table:table-row>
              <table:table-cell office:value-type="string">
                <text:p>stdbuf</text:p>
              </table:table-cell>
              <table:table-cell office:value-type="float" office:value="1150.32">
                <text:p>1150.32</text:p>
              </table:table-cell>
            </table:table-row>
            <table:table-row>
              <table:table-cell office:value-type="string">
                <text:p>test</text:p>
              </table:table-cell>
              <table:table-cell office:value-type="float" office:value="1151.7">
                <text:p>1151.7</text:p>
              </table:table-cell>
            </table:table-row>
            <table:table-row>
              <table:table-cell office:value-type="string">
                <text:p>who</text:p>
              </table:table-cell>
              <table:table-cell office:value-type="float" office:value="1171.71">
                <text:p>1171.71</text:p>
              </table:table-cell>
            </table:table-row>
            <table:table-row>
              <table:table-cell office:value-type="string">
                <text:p>[</text:p>
              </table:table-cell>
              <table:table-cell office:value-type="float" office:value="1188.16">
                <text:p>1188.16</text:p>
              </table:table-cell>
            </table:table-row>
            <table:table-row>
              <table:table-cell office:value-type="string">
                <text:p>mkdir</text:p>
              </table:table-cell>
              <table:table-cell office:value-type="float" office:value="1197.54">
                <text:p>1197.54</text:p>
              </table:table-cell>
            </table:table-row>
            <table:table-row>
              <table:table-cell office:value-type="string">
                <text:p>printf</text:p>
              </table:table-cell>
              <table:table-cell office:value-type="float" office:value="1199.83">
                <text:p>1199.83</text:p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324.25">
                <text:p>1324.25</text:p>
              </table:table-cell>
            </table:table-row>
            <table:table-row>
              <table:table-cell office:value-type="string">
                <text:p>rmdir</text:p>
              </table:table-cell>
              <table:table-cell office:value-type="float" office:value="1460.49">
                <text:p>1460.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